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5.2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28.49pt"/>
    </style:style>
    <style:style style:name="co4" style:family="table-column">
      <style:table-column-properties fo:break-before="auto" style:column-width="129.46pt"/>
    </style:style>
    <style:style style:name="co5" style:family="table-column">
      <style:table-column-properties fo:break-before="auto" style:column-width="131.41pt"/>
    </style:style>
    <style:style style:name="co6" style:family="table-column">
      <style:table-column-properties fo:break-before="auto" style:column-width="145.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ereal_box" table:style-name="ta1">
        <table:shapes>
          <draw:frame draw:z-index="0" draw:style-name="gr1" draw:text-style-name="P1" svg:width="864pt" svg:height="576pt" svg:x="397.19pt" svg:y="0pt">
            <loext:p draw:notify-on-update-of-ranges="cereal_box.B1:cereal_box.B1 cereal_box.B2:cereal_box.B18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/>
          <table:table-cell office:value-type="string" calcext:value-type="string">
            <text:p>Valor calculado de ángulo</text:p>
          </table:table-cell>
          <table:table-cell/>
        </table:table-row>
        <table:table-row table:style-name="ro1">
          <table:table-cell office:value-type="float" office:value="-80.8185" calcext:value-type="float">
            <text:p>-80.8185</text:p>
          </table:table-cell>
          <table:table-cell table:formula="of:=[.A2]+90" office:value-type="float" office:value="9.1815" calcext:value-type="float">
            <text:p>9.181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-82.6356" calcext:value-type="float">
            <text:p>-82.6356</text:p>
          </table:table-cell>
          <table:table-cell table:formula="of:=[.A3]+90" office:value-type="float" office:value="7.3644" calcext:value-type="float">
            <text:p>7.364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-79.4579" calcext:value-type="float">
            <text:p>-79.4579</text:p>
          </table:table-cell>
          <table:table-cell table:formula="of:=[.A4]+90" office:value-type="float" office:value="10.5421" calcext:value-type="float">
            <text:p>10.542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-80.0844" calcext:value-type="float">
            <text:p>-80.0844</text:p>
          </table:table-cell>
          <table:table-cell table:formula="of:=[.A5]+90" office:value-type="float" office:value="9.9156" calcext:value-type="float">
            <text:p>9.915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-69.4837" calcext:value-type="float">
            <text:p>-69.4837</text:p>
          </table:table-cell>
          <table:table-cell table:formula="of:=[.A6]+90" office:value-type="float" office:value="20.5163" calcext:value-type="float">
            <text:p>20.516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-69.2872" calcext:value-type="float">
            <text:p>-69.2872</text:p>
          </table:table-cell>
          <table:table-cell table:formula="of:=[.A7]+90" office:value-type="float" office:value="20.7128" calcext:value-type="float">
            <text:p>20.712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.5309" calcext:value-type="float">
            <text:p>2.5309</text:p>
          </table:table-cell>
          <table:table-cell table:formula="of:=[.A8]+90" office:value-type="float" office:value="92.5309" calcext:value-type="float">
            <text:p>92.530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-87.6635" calcext:value-type="float">
            <text:p>-87.6635</text:p>
          </table:table-cell>
          <table:table-cell table:formula="of:=[.A9]+90" office:value-type="float" office:value="2.3365" calcext:value-type="float">
            <text:p>2.336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.0225" calcext:value-type="float">
            <text:p>2.0225</text:p>
          </table:table-cell>
          <table:table-cell table:formula="of:=[.A10]+90" office:value-type="float" office:value="92.0225" calcext:value-type="float">
            <text:p>92.022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.30716" calcext:value-type="float">
            <text:p>2.30716</text:p>
          </table:table-cell>
          <table:table-cell table:formula="of:=[.A11]+90" office:value-type="float" office:value="92.30716" calcext:value-type="float">
            <text:p>92.3071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.06388" calcext:value-type="float">
            <text:p>2.06388</text:p>
          </table:table-cell>
          <table:table-cell table:formula="of:=[.A12]+90" office:value-type="float" office:value="92.06388" calcext:value-type="float">
            <text:p>92.0638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.9464" calcext:value-type="float">
            <text:p>1.9464</text:p>
          </table:table-cell>
          <table:table-cell table:formula="of:=[.A13]+90" office:value-type="float" office:value="91.9464" calcext:value-type="float">
            <text:p>91.946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.98199" calcext:value-type="float">
            <text:p>1.98199</text:p>
          </table:table-cell>
          <table:table-cell table:formula="of:=[.A14]+90" office:value-type="float" office:value="91.98199" calcext:value-type="float">
            <text:p>91.9819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.88406" calcext:value-type="float">
            <text:p>1.88406</text:p>
          </table:table-cell>
          <table:table-cell table:formula="of:=[.A15]+90" office:value-type="float" office:value="91.88406" calcext:value-type="float">
            <text:p>91.8840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.91842" calcext:value-type="float">
            <text:p>1.91842</text:p>
          </table:table-cell>
          <table:table-cell table:formula="of:=[.A16]+90" office:value-type="float" office:value="91.91842" calcext:value-type="float">
            <text:p>91.9184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-64.0756" calcext:value-type="float">
            <text:p>-64.0756</text:p>
          </table:table-cell>
          <table:table-cell table:formula="of:=[.A17]+90" office:value-type="float" office:value="25.9244" calcext:value-type="float">
            <text:p>25.924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-1.56923" calcext:value-type="float">
            <text:p>-1.56923</text:p>
          </table:table-cell>
          <table:table-cell table:formula="of:=[.A18]+90" office:value-type="float" office:value="88.43077" calcext:value-type="float">
            <text:p>88.4307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-1.55074" calcext:value-type="float">
            <text:p>-1.55074</text:p>
          </table:table-cell>
          <table:table-cell table:formula="of:=[.A19]+90" office:value-type="float" office:value="88.44926" calcext:value-type="float">
            <text:p>88.4492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-1.41212" calcext:value-type="float">
            <text:p>-1.41212</text:p>
          </table:table-cell>
          <table:table-cell table:formula="of:=[.A20]+90" office:value-type="float" office:value="88.58788" calcext:value-type="float">
            <text:p>88.5878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-1.3189" calcext:value-type="float">
            <text:p>-1.3189</text:p>
          </table:table-cell>
          <table:table-cell table:formula="of:=[.A21]+90" office:value-type="float" office:value="88.6811" calcext:value-type="float">
            <text:p>88.681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-1.30858" calcext:value-type="float">
            <text:p>-1.30858</text:p>
          </table:table-cell>
          <table:table-cell table:formula="of:=[.A22]+90" office:value-type="float" office:value="88.69142" calcext:value-type="float">
            <text:p>88.6914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-71.6539" calcext:value-type="float">
            <text:p>-71.6539</text:p>
          </table:table-cell>
          <table:table-cell table:formula="of:=[.A23]+90" office:value-type="float" office:value="18.3461" calcext:value-type="float">
            <text:p>18.346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4.22566" calcext:value-type="float">
            <text:p>4.22566</text:p>
          </table:table-cell>
          <table:table-cell table:formula="of:=[.A24]+90" office:value-type="float" office:value="94.22566" calcext:value-type="float">
            <text:p>94.2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.82769" calcext:value-type="float">
            <text:p>3.82769</text:p>
          </table:table-cell>
          <table:table-cell table:formula="of:=[.A25]+90" office:value-type="float" office:value="93.82769" calcext:value-type="float">
            <text:p>93.8276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.82156" calcext:value-type="float">
            <text:p>3.82156</text:p>
          </table:table-cell>
          <table:table-cell table:formula="of:=[.A26]+90" office:value-type="float" office:value="93.82156" calcext:value-type="float">
            <text:p>93.8215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.63663" calcext:value-type="float">
            <text:p>3.63663</text:p>
          </table:table-cell>
          <table:table-cell table:formula="of:=[.A27]+90" office:value-type="float" office:value="93.63663" calcext:value-type="float">
            <text:p>93.6366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.673" calcext:value-type="float">
            <text:p>3.673</text:p>
          </table:table-cell>
          <table:table-cell table:formula="of:=[.A28]+90" office:value-type="float" office:value="93.673" calcext:value-type="float">
            <text:p>93.67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-85.8547" calcext:value-type="float">
            <text:p>-85.8547</text:p>
          </table:table-cell>
          <table:table-cell table:formula="of:=[.A29]+90" office:value-type="float" office:value="4.14530000000001" calcext:value-type="float">
            <text:p>4.145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-67.7411" calcext:value-type="float">
            <text:p>-67.7411</text:p>
          </table:table-cell>
          <table:table-cell table:formula="of:=[.A30]+90" office:value-type="float" office:value="22.2589" calcext:value-type="float">
            <text:p>22.258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.36452" calcext:value-type="float">
            <text:p>3.36452</text:p>
          </table:table-cell>
          <table:table-cell table:formula="of:=[.A31]+90" office:value-type="float" office:value="93.36452" calcext:value-type="float">
            <text:p>93.3645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.69598" calcext:value-type="float">
            <text:p>3.69598</text:p>
          </table:table-cell>
          <table:table-cell table:formula="of:=[.A32]+90" office:value-type="float" office:value="93.69598" calcext:value-type="float">
            <text:p>93.6959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4.16355" calcext:value-type="float">
            <text:p>4.16355</text:p>
          </table:table-cell>
          <table:table-cell table:formula="of:=[.A33]+90" office:value-type="float" office:value="94.16355" calcext:value-type="float">
            <text:p>94.1635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4.68636" calcext:value-type="float">
            <text:p>4.68636</text:p>
          </table:table-cell>
          <table:table-cell table:formula="of:=[.A34]+90" office:value-type="float" office:value="94.68636" calcext:value-type="float">
            <text:p>94.6863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.8738" calcext:value-type="float">
            <text:p>3.8738</text:p>
          </table:table-cell>
          <table:table-cell table:formula="of:=[.A35]+90" office:value-type="float" office:value="93.8738" calcext:value-type="float">
            <text:p>93.873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4.1769" calcext:value-type="float">
            <text:p>4.1769</text:p>
          </table:table-cell>
          <table:table-cell table:formula="of:=[.A36]+90" office:value-type="float" office:value="94.1769" calcext:value-type="float">
            <text:p>94.176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-85.3785" calcext:value-type="float">
            <text:p>-85.3785</text:p>
          </table:table-cell>
          <table:table-cell table:formula="of:=[.A37]+90" office:value-type="float" office:value="4.6215" calcext:value-type="float">
            <text:p>4.621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-62.5" calcext:value-type="float">
            <text:p>-62.5</text:p>
          </table:table-cell>
          <table:table-cell table:formula="of:=[.A38]+90" office:value-type="float" office:value="27.5" calcext:value-type="float">
            <text:p>27.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-60.6058" calcext:value-type="float">
            <text:p>-60.6058</text:p>
          </table:table-cell>
          <table:table-cell table:formula="of:=[.A39]+90" office:value-type="float" office:value="29.3942" calcext:value-type="float">
            <text:p>29.394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7.4618" calcext:value-type="float">
            <text:p>87.4618</text:p>
          </table:table-cell>
          <table:table-cell table:formula="of:=[.A40]+90" office:value-type="float" office:value="177.4618" calcext:value-type="float">
            <text:p>177.461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7.789" calcext:value-type="float">
            <text:p>87.789</text:p>
          </table:table-cell>
          <table:table-cell table:formula="of:=[.A41]+90" office:value-type="float" office:value="177.789" calcext:value-type="float">
            <text:p>177.78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7.8721" calcext:value-type="float">
            <text:p>87.8721</text:p>
          </table:table-cell>
          <table:table-cell table:formula="of:=[.A42]+90" office:value-type="float" office:value="177.8721" calcext:value-type="float">
            <text:p>177.872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-1.8781" calcext:value-type="float">
            <text:p>-1.8781</text:p>
          </table:table-cell>
          <table:table-cell table:formula="of:=[.A43]+90" office:value-type="float" office:value="88.1219" calcext:value-type="float">
            <text:p>88.121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8.2398" calcext:value-type="float">
            <text:p>88.2398</text:p>
          </table:table-cell>
          <table:table-cell table:formula="of:=[.A44]+90" office:value-type="float" office:value="178.2398" calcext:value-type="float">
            <text:p>178.239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-1.2373" calcext:value-type="float">
            <text:p>-1.2373</text:p>
          </table:table-cell>
          <table:table-cell table:formula="of:=[.A45]+90" office:value-type="float" office:value="88.7627" calcext:value-type="float">
            <text:p>88.762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-1.29836" calcext:value-type="float">
            <text:p>-1.29836</text:p>
          </table:table-cell>
          <table:table-cell table:formula="of:=[.A46]+90" office:value-type="float" office:value="88.70164" calcext:value-type="float">
            <text:p>88.7016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8.2185" calcext:value-type="float">
            <text:p>88.2185</text:p>
          </table:table-cell>
          <table:table-cell table:formula="of:=[.A47]+90" office:value-type="float" office:value="178.2185" calcext:value-type="float">
            <text:p>178.218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-0.762268" calcext:value-type="float">
            <text:p>-0.762268</text:p>
          </table:table-cell>
          <table:table-cell table:formula="of:=[.A48]+90" office:value-type="float" office:value="89.237732" calcext:value-type="float">
            <text:p>89.23773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-2.16678" calcext:value-type="float">
            <text:p>-2.16678</text:p>
          </table:table-cell>
          <table:table-cell table:formula="of:=[.A49]+90" office:value-type="float" office:value="87.83322" calcext:value-type="float">
            <text:p>87.8332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-2.16965" calcext:value-type="float">
            <text:p>-2.16965</text:p>
          </table:table-cell>
          <table:table-cell table:formula="of:=[.A50]+90" office:value-type="float" office:value="87.83035" calcext:value-type="float">
            <text:p>87.8303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-1.63517" calcext:value-type="float">
            <text:p>-1.63517</text:p>
          </table:table-cell>
          <table:table-cell table:formula="of:=[.A51]+90" office:value-type="float" office:value="88.36483" calcext:value-type="float">
            <text:p>88.3648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-1.30266" calcext:value-type="float">
            <text:p>-1.30266</text:p>
          </table:table-cell>
          <table:table-cell table:formula="of:=[.A52]+90" office:value-type="float" office:value="88.69734" calcext:value-type="float">
            <text:p>88.6973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-2.11784" calcext:value-type="float">
            <text:p>-2.11784</text:p>
          </table:table-cell>
          <table:table-cell table:formula="of:=[.A53]+90" office:value-type="float" office:value="87.88216" calcext:value-type="float">
            <text:p>87.8821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-0.579826" calcext:value-type="float">
            <text:p>-0.579826</text:p>
          </table:table-cell>
          <table:table-cell table:formula="of:=[.A54]+90" office:value-type="float" office:value="89.420174" calcext:value-type="float">
            <text:p>89.42017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-1.32304" calcext:value-type="float">
            <text:p>-1.32304</text:p>
          </table:table-cell>
          <table:table-cell table:formula="of:=[.A55]+90" office:value-type="float" office:value="88.67696" calcext:value-type="float">
            <text:p>88.6769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-2.45612" calcext:value-type="float">
            <text:p>-2.45612</text:p>
          </table:table-cell>
          <table:table-cell table:formula="of:=[.A56]+90" office:value-type="float" office:value="87.54388" calcext:value-type="float">
            <text:p>87.5438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-1.97075" calcext:value-type="float">
            <text:p>-1.97075</text:p>
          </table:table-cell>
          <table:table-cell table:formula="of:=[.A57]+90" office:value-type="float" office:value="88.02925" calcext:value-type="float">
            <text:p>88.0292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-2.25091" calcext:value-type="float">
            <text:p>-2.25091</text:p>
          </table:table-cell>
          <table:table-cell table:formula="of:=[.A58]+90" office:value-type="float" office:value="87.74909" calcext:value-type="float">
            <text:p>87.7490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7.9546" calcext:value-type="float">
            <text:p>87.9546</text:p>
          </table:table-cell>
          <table:table-cell table:formula="of:=[.A59]+90" office:value-type="float" office:value="177.9546" calcext:value-type="float">
            <text:p>177.954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-2.3942" calcext:value-type="float">
            <text:p>-2.3942</text:p>
          </table:table-cell>
          <table:table-cell table:formula="of:=[.A60]+90" office:value-type="float" office:value="87.6058" calcext:value-type="float">
            <text:p>87.605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-2.16103" calcext:value-type="float">
            <text:p>-2.16103</text:p>
          </table:table-cell>
          <table:table-cell table:formula="of:=[.A61]+90" office:value-type="float" office:value="87.83897" calcext:value-type="float">
            <text:p>87.8389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-1.2148" calcext:value-type="float">
            <text:p>-1.2148</text:p>
          </table:table-cell>
          <table:table-cell table:formula="of:=[.A62]+90" office:value-type="float" office:value="88.7852" calcext:value-type="float">
            <text:p>88.785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-2.24628" calcext:value-type="float">
            <text:p>-2.24628</text:p>
          </table:table-cell>
          <table:table-cell table:formula="of:=[.A63]+90" office:value-type="float" office:value="87.75372" calcext:value-type="float">
            <text:p>87.7537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8.1346" calcext:value-type="float">
            <text:p>88.1346</text:p>
          </table:table-cell>
          <table:table-cell table:formula="of:=[.A64]+90" office:value-type="float" office:value="178.1346" calcext:value-type="float">
            <text:p>178.134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-2.15735" calcext:value-type="float">
            <text:p>-2.15735</text:p>
          </table:table-cell>
          <table:table-cell table:formula="of:=[.A65]+90" office:value-type="float" office:value="87.84265" calcext:value-type="float">
            <text:p>87.8426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8.0964" calcext:value-type="float">
            <text:p>88.0964</text:p>
          </table:table-cell>
          <table:table-cell table:formula="of:=[.A66]+90" office:value-type="float" office:value="178.0964" calcext:value-type="float">
            <text:p>178.096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8.4952" calcext:value-type="float">
            <text:p>88.4952</text:p>
          </table:table-cell>
          <table:table-cell table:formula="of:=[.A67]+90" office:value-type="float" office:value="178.4952" calcext:value-type="float">
            <text:p>178.495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-2.30561" calcext:value-type="float">
            <text:p>-2.30561</text:p>
          </table:table-cell>
          <table:table-cell table:formula="of:=[.A68]+90" office:value-type="float" office:value="87.69439" calcext:value-type="float">
            <text:p>87.6943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8.337" calcext:value-type="float">
            <text:p>88.337</text:p>
          </table:table-cell>
          <table:table-cell table:formula="of:=[.A69]+90" office:value-type="float" office:value="178.337" calcext:value-type="float">
            <text:p>178.33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-2.16129" calcext:value-type="float">
            <text:p>-2.16129</text:p>
          </table:table-cell>
          <table:table-cell table:formula="of:=[.A70]+90" office:value-type="float" office:value="87.83871" calcext:value-type="float">
            <text:p>87.8387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-2.07133" calcext:value-type="float">
            <text:p>-2.07133</text:p>
          </table:table-cell>
          <table:table-cell table:formula="of:=[.A71]+90" office:value-type="float" office:value="87.92867" calcext:value-type="float">
            <text:p>87.9286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8.5402" calcext:value-type="float">
            <text:p>88.5402</text:p>
          </table:table-cell>
          <table:table-cell table:formula="of:=[.A72]+90" office:value-type="float" office:value="178.5402" calcext:value-type="float">
            <text:p>178.540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8.5202" calcext:value-type="float">
            <text:p>88.5202</text:p>
          </table:table-cell>
          <table:table-cell table:formula="of:=[.A73]+90" office:value-type="float" office:value="178.5202" calcext:value-type="float">
            <text:p>178.520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8.3806" calcext:value-type="float">
            <text:p>88.3806</text:p>
          </table:table-cell>
          <table:table-cell table:formula="of:=[.A74]+90" office:value-type="float" office:value="178.3806" calcext:value-type="float">
            <text:p>178.380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8.122" calcext:value-type="float">
            <text:p>88.122</text:p>
          </table:table-cell>
          <table:table-cell table:formula="of:=[.A75]+90" office:value-type="float" office:value="178.122" calcext:value-type="float">
            <text:p>178.12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8.4511" calcext:value-type="float">
            <text:p>88.4511</text:p>
          </table:table-cell>
          <table:table-cell table:formula="of:=[.A76]+90" office:value-type="float" office:value="178.4511" calcext:value-type="float">
            <text:p>178.451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-1.04997" calcext:value-type="float">
            <text:p>-1.04997</text:p>
          </table:table-cell>
          <table:table-cell table:formula="of:=[.A77]+90" office:value-type="float" office:value="88.95003" calcext:value-type="float">
            <text:p>88.9500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8.4286" calcext:value-type="float">
            <text:p>88.4286</text:p>
          </table:table-cell>
          <table:table-cell table:formula="of:=[.A78]+90" office:value-type="float" office:value="178.4286" calcext:value-type="float">
            <text:p>178.428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8.6308" calcext:value-type="float">
            <text:p>88.6308</text:p>
          </table:table-cell>
          <table:table-cell table:formula="of:=[.A79]+90" office:value-type="float" office:value="178.6308" calcext:value-type="float">
            <text:p>178.630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8.4946" calcext:value-type="float">
            <text:p>88.4946</text:p>
          </table:table-cell>
          <table:table-cell table:formula="of:=[.A80]+90" office:value-type="float" office:value="178.4946" calcext:value-type="float">
            <text:p>178.494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8.4194" calcext:value-type="float">
            <text:p>88.4194</text:p>
          </table:table-cell>
          <table:table-cell table:formula="of:=[.A81]+90" office:value-type="float" office:value="178.4194" calcext:value-type="float">
            <text:p>178.419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8.4951" calcext:value-type="float">
            <text:p>88.4951</text:p>
          </table:table-cell>
          <table:table-cell table:formula="of:=[.A82]+90" office:value-type="float" office:value="178.4951" calcext:value-type="float">
            <text:p>178.495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8.4962" calcext:value-type="float">
            <text:p>88.4962</text:p>
          </table:table-cell>
          <table:table-cell table:formula="of:=[.A83]+90" office:value-type="float" office:value="178.4962" calcext:value-type="float">
            <text:p>178.496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-1.98789" calcext:value-type="float">
            <text:p>-1.98789</text:p>
          </table:table-cell>
          <table:table-cell table:formula="of:=[.A84]+90" office:value-type="float" office:value="88.01211" calcext:value-type="float">
            <text:p>88.0121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-1.41644" calcext:value-type="float">
            <text:p>-1.41644</text:p>
          </table:table-cell>
          <table:table-cell table:formula="of:=[.A85]+90" office:value-type="float" office:value="88.58356" calcext:value-type="float">
            <text:p>88.5835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8.4381" calcext:value-type="float">
            <text:p>88.4381</text:p>
          </table:table-cell>
          <table:table-cell table:formula="of:=[.A86]+90" office:value-type="float" office:value="178.4381" calcext:value-type="float">
            <text:p>178.438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-1.89848" calcext:value-type="float">
            <text:p>-1.89848</text:p>
          </table:table-cell>
          <table:table-cell table:formula="of:=[.A87]+90" office:value-type="float" office:value="88.10152" calcext:value-type="float">
            <text:p>88.1015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-2.1097" calcext:value-type="float">
            <text:p>-2.1097</text:p>
          </table:table-cell>
          <table:table-cell table:formula="of:=[.A88]+90" office:value-type="float" office:value="87.8903" calcext:value-type="float">
            <text:p>87.890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-1.16376" calcext:value-type="float">
            <text:p>-1.16376</text:p>
          </table:table-cell>
          <table:table-cell table:formula="of:=[.A89]+90" office:value-type="float" office:value="88.83624" calcext:value-type="float">
            <text:p>88.8362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8.2267" calcext:value-type="float">
            <text:p>88.2267</text:p>
          </table:table-cell>
          <table:table-cell table:formula="of:=[.A90]+90" office:value-type="float" office:value="178.2267" calcext:value-type="float">
            <text:p>178.226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-1.22646" calcext:value-type="float">
            <text:p>-1.22646</text:p>
          </table:table-cell>
          <table:table-cell table:formula="of:=[.A91]+90" office:value-type="float" office:value="88.77354" calcext:value-type="float">
            <text:p>88.7735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-1.31816" calcext:value-type="float">
            <text:p>-1.31816</text:p>
          </table:table-cell>
          <table:table-cell table:formula="of:=[.A92]+90" office:value-type="float" office:value="88.68184" calcext:value-type="float">
            <text:p>88.6818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-1.08736" calcext:value-type="float">
            <text:p>-1.08736</text:p>
          </table:table-cell>
          <table:table-cell table:formula="of:=[.A93]+90" office:value-type="float" office:value="88.91264" calcext:value-type="float">
            <text:p>88.9126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8.5512" calcext:value-type="float">
            <text:p>88.5512</text:p>
          </table:table-cell>
          <table:table-cell table:formula="of:=[.A94]+90" office:value-type="float" office:value="178.5512" calcext:value-type="float">
            <text:p>178.551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-2.23155" calcext:value-type="float">
            <text:p>-2.23155</text:p>
          </table:table-cell>
          <table:table-cell table:formula="of:=[.A95]+90" office:value-type="float" office:value="87.76845" calcext:value-type="float">
            <text:p>87.7684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-1.16061" calcext:value-type="float">
            <text:p>-1.16061</text:p>
          </table:table-cell>
          <table:table-cell table:formula="of:=[.A96]+90" office:value-type="float" office:value="88.83939" calcext:value-type="float">
            <text:p>88.8393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-1.32011" calcext:value-type="float">
            <text:p>-1.32011</text:p>
          </table:table-cell>
          <table:table-cell table:formula="of:=[.A97]+90" office:value-type="float" office:value="88.67989" calcext:value-type="float">
            <text:p>88.6798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-1.16526" calcext:value-type="float">
            <text:p>-1.16526</text:p>
          </table:table-cell>
          <table:table-cell table:formula="of:=[.A98]+90" office:value-type="float" office:value="88.83474" calcext:value-type="float">
            <text:p>88.8347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8.5991" calcext:value-type="float">
            <text:p>88.5991</text:p>
          </table:table-cell>
          <table:table-cell table:formula="of:=[.A99]+90" office:value-type="float" office:value="178.5991" calcext:value-type="float">
            <text:p>178.599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-2.32892" calcext:value-type="float">
            <text:p>-2.32892</text:p>
          </table:table-cell>
          <table:table-cell table:formula="of:=[.A100]+90" office:value-type="float" office:value="87.67108" calcext:value-type="float">
            <text:p>87.6710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8.8472" calcext:value-type="float">
            <text:p>88.8472</text:p>
          </table:table-cell>
          <table:table-cell table:formula="of:=[.A101]+90" office:value-type="float" office:value="178.8472" calcext:value-type="float">
            <text:p>178.847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8.8915" calcext:value-type="float">
            <text:p>88.8915</text:p>
          </table:table-cell>
          <table:table-cell table:formula="of:=[.A102]+90" office:value-type="float" office:value="178.8915" calcext:value-type="float">
            <text:p>178.891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8.6598" calcext:value-type="float">
            <text:p>88.6598</text:p>
          </table:table-cell>
          <table:table-cell table:formula="of:=[.A103]+90" office:value-type="float" office:value="178.6598" calcext:value-type="float">
            <text:p>178.659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-1.38381" calcext:value-type="float">
            <text:p>-1.38381</text:p>
          </table:table-cell>
          <table:table-cell table:formula="of:=[.A104]+90" office:value-type="float" office:value="88.61619" calcext:value-type="float">
            <text:p>88.6161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8.2674" calcext:value-type="float">
            <text:p>88.2674</text:p>
          </table:table-cell>
          <table:table-cell table:formula="of:=[.A105]+90" office:value-type="float" office:value="178.2674" calcext:value-type="float">
            <text:p>178.267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-2.47127" calcext:value-type="float">
            <text:p>-2.47127</text:p>
          </table:table-cell>
          <table:table-cell table:formula="of:=[.A106]+90" office:value-type="float" office:value="87.52873" calcext:value-type="float">
            <text:p>87.5287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8.6989" calcext:value-type="float">
            <text:p>88.6989</text:p>
          </table:table-cell>
          <table:table-cell table:formula="of:=[.A107]+90" office:value-type="float" office:value="178.6989" calcext:value-type="float">
            <text:p>178.698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8.4588" calcext:value-type="float">
            <text:p>88.4588</text:p>
          </table:table-cell>
          <table:table-cell table:formula="of:=[.A108]+90" office:value-type="float" office:value="178.4588" calcext:value-type="float">
            <text:p>178.458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8.179" calcext:value-type="float">
            <text:p>88.179</text:p>
          </table:table-cell>
          <table:table-cell table:formula="of:=[.A109]+90" office:value-type="float" office:value="178.179" calcext:value-type="float">
            <text:p>178.17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8.4681" calcext:value-type="float">
            <text:p>88.4681</text:p>
          </table:table-cell>
          <table:table-cell table:formula="of:=[.A110]+90" office:value-type="float" office:value="178.4681" calcext:value-type="float">
            <text:p>178.468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8.5838" calcext:value-type="float">
            <text:p>88.5838</text:p>
          </table:table-cell>
          <table:table-cell table:formula="of:=[.A111]+90" office:value-type="float" office:value="178.5838" calcext:value-type="float">
            <text:p>178.583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8.3931" calcext:value-type="float">
            <text:p>88.3931</text:p>
          </table:table-cell>
          <table:table-cell table:formula="of:=[.A112]+90" office:value-type="float" office:value="178.3931" calcext:value-type="float">
            <text:p>178.393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8.726" calcext:value-type="float">
            <text:p>88.726</text:p>
          </table:table-cell>
          <table:table-cell table:formula="of:=[.A113]+90" office:value-type="float" office:value="178.726" calcext:value-type="float">
            <text:p>178.72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-2.2489" calcext:value-type="float">
            <text:p>-2.2489</text:p>
          </table:table-cell>
          <table:table-cell table:formula="of:=[.A114]+90" office:value-type="float" office:value="87.7511" calcext:value-type="float">
            <text:p>87.751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8.5748" calcext:value-type="float">
            <text:p>88.5748</text:p>
          </table:table-cell>
          <table:table-cell table:formula="of:=[.A115]+90" office:value-type="float" office:value="178.5748" calcext:value-type="float">
            <text:p>178.574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-2.26541" calcext:value-type="float">
            <text:p>-2.26541</text:p>
          </table:table-cell>
          <table:table-cell table:formula="of:=[.A116]+90" office:value-type="float" office:value="87.73459" calcext:value-type="float">
            <text:p>87.7345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8.5183" calcext:value-type="float">
            <text:p>88.5183</text:p>
          </table:table-cell>
          <table:table-cell table:formula="of:=[.A117]+90" office:value-type="float" office:value="178.5183" calcext:value-type="float">
            <text:p>178.518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8.6687" calcext:value-type="float">
            <text:p>88.6687</text:p>
          </table:table-cell>
          <table:table-cell table:formula="of:=[.A118]+90" office:value-type="float" office:value="178.6687" calcext:value-type="float">
            <text:p>178.668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8.5879" calcext:value-type="float">
            <text:p>88.5879</text:p>
          </table:table-cell>
          <table:table-cell table:formula="of:=[.A119]+90" office:value-type="float" office:value="178.5879" calcext:value-type="float">
            <text:p>178.587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-2.14763" calcext:value-type="float">
            <text:p>-2.14763</text:p>
          </table:table-cell>
          <table:table-cell table:formula="of:=[.A120]+90" office:value-type="float" office:value="87.85237" calcext:value-type="float">
            <text:p>87.8523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-2.30561" calcext:value-type="float">
            <text:p>-2.30561</text:p>
          </table:table-cell>
          <table:table-cell table:formula="of:=[.A121]+90" office:value-type="float" office:value="87.69439" calcext:value-type="float">
            <text:p>87.6943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-1.78635" calcext:value-type="float">
            <text:p>-1.78635</text:p>
          </table:table-cell>
          <table:table-cell table:formula="of:=[.A122]+90" office:value-type="float" office:value="88.21365" calcext:value-type="float">
            <text:p>88.2136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-1.78644" calcext:value-type="float">
            <text:p>-1.78644</text:p>
          </table:table-cell>
          <table:table-cell table:formula="of:=[.A123]+90" office:value-type="float" office:value="88.21356" calcext:value-type="float">
            <text:p>88.2135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-2.27785" calcext:value-type="float">
            <text:p>-2.27785</text:p>
          </table:table-cell>
          <table:table-cell table:formula="of:=[.A124]+90" office:value-type="float" office:value="87.72215" calcext:value-type="float">
            <text:p>87.7221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-2.09782" calcext:value-type="float">
            <text:p>-2.09782</text:p>
          </table:table-cell>
          <table:table-cell table:formula="of:=[.A125]+90" office:value-type="float" office:value="87.90218" calcext:value-type="float">
            <text:p>87.9021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8.6718" calcext:value-type="float">
            <text:p>88.6718</text:p>
          </table:table-cell>
          <table:table-cell table:formula="of:=[.A126]+90" office:value-type="float" office:value="178.6718" calcext:value-type="float">
            <text:p>178.671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8.434" calcext:value-type="float">
            <text:p>88.434</text:p>
          </table:table-cell>
          <table:table-cell table:formula="of:=[.A127]+90" office:value-type="float" office:value="178.434" calcext:value-type="float">
            <text:p>178.43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-1.24587" calcext:value-type="float">
            <text:p>-1.24587</text:p>
          </table:table-cell>
          <table:table-cell table:formula="of:=[.A128]+90" office:value-type="float" office:value="88.75413" calcext:value-type="float">
            <text:p>88.7541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-1.24584" calcext:value-type="float">
            <text:p>-1.24584</text:p>
          </table:table-cell>
          <table:table-cell table:formula="of:=[.A129]+90" office:value-type="float" office:value="88.75416" calcext:value-type="float">
            <text:p>88.7541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-1.96952" calcext:value-type="float">
            <text:p>-1.96952</text:p>
          </table:table-cell>
          <table:table-cell table:formula="of:=[.A130]+90" office:value-type="float" office:value="88.03048" calcext:value-type="float">
            <text:p>88.0304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8.1743" calcext:value-type="float">
            <text:p>88.1743</text:p>
          </table:table-cell>
          <table:table-cell table:formula="of:=[.A131]+90" office:value-type="float" office:value="178.1743" calcext:value-type="float">
            <text:p>178.174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-2.11018" calcext:value-type="float">
            <text:p>-2.11018</text:p>
          </table:table-cell>
          <table:table-cell table:formula="of:=[.A132]+90" office:value-type="float" office:value="87.88982" calcext:value-type="float">
            <text:p>87.8898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-1.37786" calcext:value-type="float">
            <text:p>-1.37786</text:p>
          </table:table-cell>
          <table:table-cell table:formula="of:=[.A133]+90" office:value-type="float" office:value="88.62214" calcext:value-type="float">
            <text:p>88.6221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-1.50759" calcext:value-type="float">
            <text:p>-1.50759</text:p>
          </table:table-cell>
          <table:table-cell table:formula="of:=[.A134]+90" office:value-type="float" office:value="88.49241" calcext:value-type="float">
            <text:p>88.4924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-2.01414" calcext:value-type="float">
            <text:p>-2.01414</text:p>
          </table:table-cell>
          <table:table-cell table:formula="of:=[.A135]+90" office:value-type="float" office:value="87.98586" calcext:value-type="float">
            <text:p>87.9858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-1.46374" calcext:value-type="float">
            <text:p>-1.46374</text:p>
          </table:table-cell>
          <table:table-cell table:formula="of:=[.A136]+90" office:value-type="float" office:value="88.53626" calcext:value-type="float">
            <text:p>88.5362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-1.42651" calcext:value-type="float">
            <text:p>-1.42651</text:p>
          </table:table-cell>
          <table:table-cell table:formula="of:=[.A137]+90" office:value-type="float" office:value="88.57349" calcext:value-type="float">
            <text:p>88.5734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-1.36783" calcext:value-type="float">
            <text:p>-1.36783</text:p>
          </table:table-cell>
          <table:table-cell table:formula="of:=[.A138]+90" office:value-type="float" office:value="88.63217" calcext:value-type="float">
            <text:p>88.6321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8.3096" calcext:value-type="float">
            <text:p>88.3096</text:p>
          </table:table-cell>
          <table:table-cell table:formula="of:=[.A139]+90" office:value-type="float" office:value="178.3096" calcext:value-type="float">
            <text:p>178.309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7.9417" calcext:value-type="float">
            <text:p>87.9417</text:p>
          </table:table-cell>
          <table:table-cell table:formula="of:=[.A140]+90" office:value-type="float" office:value="177.9417" calcext:value-type="float">
            <text:p>177.941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8.5081" calcext:value-type="float">
            <text:p>88.5081</text:p>
          </table:table-cell>
          <table:table-cell table:formula="of:=[.A141]+90" office:value-type="float" office:value="178.5081" calcext:value-type="float">
            <text:p>178.508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8.324" calcext:value-type="float">
            <text:p>88.324</text:p>
          </table:table-cell>
          <table:table-cell table:formula="of:=[.A142]+90" office:value-type="float" office:value="178.324" calcext:value-type="float">
            <text:p>178.32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8.2425" calcext:value-type="float">
            <text:p>88.2425</text:p>
          </table:table-cell>
          <table:table-cell table:formula="of:=[.A143]+90" office:value-type="float" office:value="178.2425" calcext:value-type="float">
            <text:p>178.242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-2.16975" calcext:value-type="float">
            <text:p>-2.16975</text:p>
          </table:table-cell>
          <table:table-cell table:formula="of:=[.A144]+90" office:value-type="float" office:value="87.83025" calcext:value-type="float">
            <text:p>87.8302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8.3588" calcext:value-type="float">
            <text:p>88.3588</text:p>
          </table:table-cell>
          <table:table-cell table:formula="of:=[.A145]+90" office:value-type="float" office:value="178.3588" calcext:value-type="float">
            <text:p>178.358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7.9565" calcext:value-type="float">
            <text:p>87.9565</text:p>
          </table:table-cell>
          <table:table-cell table:formula="of:=[.A146]+90" office:value-type="float" office:value="177.9565" calcext:value-type="float">
            <text:p>177.956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-2.27373" calcext:value-type="float">
            <text:p>-2.27373</text:p>
          </table:table-cell>
          <table:table-cell table:formula="of:=[.A147]+90" office:value-type="float" office:value="87.72627" calcext:value-type="float">
            <text:p>87.7262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8.6099" calcext:value-type="float">
            <text:p>88.6099</text:p>
          </table:table-cell>
          <table:table-cell table:formula="of:=[.A148]+90" office:value-type="float" office:value="178.6099" calcext:value-type="float">
            <text:p>178.609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8.3888" calcext:value-type="float">
            <text:p>88.3888</text:p>
          </table:table-cell>
          <table:table-cell table:formula="of:=[.A149]+90" office:value-type="float" office:value="178.3888" calcext:value-type="float">
            <text:p>178.388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-0.119415" calcext:value-type="float">
            <text:p>-0.119415</text:p>
          </table:table-cell>
          <table:table-cell table:formula="of:=[.A150]+90" office:value-type="float" office:value="89.880585" calcext:value-type="float">
            <text:p>89.88058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8.3318" calcext:value-type="float">
            <text:p>88.3318</text:p>
          </table:table-cell>
          <table:table-cell table:formula="of:=[.A151]+90" office:value-type="float" office:value="178.3318" calcext:value-type="float">
            <text:p>178.331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8.3342" calcext:value-type="float">
            <text:p>88.3342</text:p>
          </table:table-cell>
          <table:table-cell table:formula="of:=[.A152]+90" office:value-type="float" office:value="178.3342" calcext:value-type="float">
            <text:p>178.334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8.3532" calcext:value-type="float">
            <text:p>88.3532</text:p>
          </table:table-cell>
          <table:table-cell table:formula="of:=[.A153]+90" office:value-type="float" office:value="178.3532" calcext:value-type="float">
            <text:p>178.353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8.0477" calcext:value-type="float">
            <text:p>88.0477</text:p>
          </table:table-cell>
          <table:table-cell table:formula="of:=[.A154]+90" office:value-type="float" office:value="178.0477" calcext:value-type="float">
            <text:p>178.047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8.375" calcext:value-type="float">
            <text:p>88.375</text:p>
          </table:table-cell>
          <table:table-cell table:formula="of:=[.A155]+90" office:value-type="float" office:value="178.375" calcext:value-type="float">
            <text:p>178.37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7.9719" calcext:value-type="float">
            <text:p>87.9719</text:p>
          </table:table-cell>
          <table:table-cell table:formula="of:=[.A156]+90" office:value-type="float" office:value="177.9719" calcext:value-type="float">
            <text:p>177.971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8.1878" calcext:value-type="float">
            <text:p>88.1878</text:p>
          </table:table-cell>
          <table:table-cell table:formula="of:=[.A157]+90" office:value-type="float" office:value="178.1878" calcext:value-type="float">
            <text:p>178.187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-1.20345" calcext:value-type="float">
            <text:p>-1.20345</text:p>
          </table:table-cell>
          <table:table-cell table:formula="of:=[.A158]+90" office:value-type="float" office:value="88.79655" calcext:value-type="float">
            <text:p>88.7965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8.3095" calcext:value-type="float">
            <text:p>88.3095</text:p>
          </table:table-cell>
          <table:table-cell table:formula="of:=[.A159]+90" office:value-type="float" office:value="178.3095" calcext:value-type="float">
            <text:p>178.309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8.0912" calcext:value-type="float">
            <text:p>88.0912</text:p>
          </table:table-cell>
          <table:table-cell table:formula="of:=[.A160]+90" office:value-type="float" office:value="178.0912" calcext:value-type="float">
            <text:p>178.091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8.2672" calcext:value-type="float">
            <text:p>88.2672</text:p>
          </table:table-cell>
          <table:table-cell table:formula="of:=[.A161]+90" office:value-type="float" office:value="178.2672" calcext:value-type="float">
            <text:p>178.267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8.3643" calcext:value-type="float">
            <text:p>88.3643</text:p>
          </table:table-cell>
          <table:table-cell table:formula="of:=[.A162]+90" office:value-type="float" office:value="178.3643" calcext:value-type="float">
            <text:p>178.364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-1.32221" calcext:value-type="float">
            <text:p>-1.32221</text:p>
          </table:table-cell>
          <table:table-cell table:formula="of:=[.A163]+90" office:value-type="float" office:value="88.67779" calcext:value-type="float">
            <text:p>88.6777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-1.21165" calcext:value-type="float">
            <text:p>-1.21165</text:p>
          </table:table-cell>
          <table:table-cell table:formula="of:=[.A164]+90" office:value-type="float" office:value="88.78835" calcext:value-type="float">
            <text:p>88.7883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8.185" calcext:value-type="float">
            <text:p>88.185</text:p>
          </table:table-cell>
          <table:table-cell table:formula="of:=[.A165]+90" office:value-type="float" office:value="178.185" calcext:value-type="float">
            <text:p>178.18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0.496384" calcext:value-type="float">
            <text:p>0.496384</text:p>
          </table:table-cell>
          <table:table-cell table:formula="of:=[.A166]+90" office:value-type="float" office:value="90.496384" calcext:value-type="float">
            <text:p>90.49638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8.4012" calcext:value-type="float">
            <text:p>88.4012</text:p>
          </table:table-cell>
          <table:table-cell table:formula="of:=[.A167]+90" office:value-type="float" office:value="178.4012" calcext:value-type="float">
            <text:p>178.401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7.6684" calcext:value-type="float">
            <text:p>87.6684</text:p>
          </table:table-cell>
          <table:table-cell table:formula="of:=[.A168]+90" office:value-type="float" office:value="177.6684" calcext:value-type="float">
            <text:p>177.668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8.0533" calcext:value-type="float">
            <text:p>88.0533</text:p>
          </table:table-cell>
          <table:table-cell table:formula="of:=[.A169]+90" office:value-type="float" office:value="178.0533" calcext:value-type="float">
            <text:p>178.053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0.313858" calcext:value-type="float">
            <text:p>0.313858</text:p>
          </table:table-cell>
          <table:table-cell table:formula="of:=[.A170]+90" office:value-type="float" office:value="90.313858" calcext:value-type="float">
            <text:p>90.31385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8.2759" calcext:value-type="float">
            <text:p>88.2759</text:p>
          </table:table-cell>
          <table:table-cell table:formula="of:=[.A171]+90" office:value-type="float" office:value="178.2759" calcext:value-type="float">
            <text:p>178.275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-1.46866" calcext:value-type="float">
            <text:p>-1.46866</text:p>
          </table:table-cell>
          <table:table-cell table:formula="of:=[.A172]+90" office:value-type="float" office:value="88.53134" calcext:value-type="float">
            <text:p>88.5313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8.2589" calcext:value-type="float">
            <text:p>88.2589</text:p>
          </table:table-cell>
          <table:table-cell table:formula="of:=[.A173]+90" office:value-type="float" office:value="178.2589" calcext:value-type="float">
            <text:p>178.258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-1.60975" calcext:value-type="float">
            <text:p>-1.60975</text:p>
          </table:table-cell>
          <table:table-cell table:formula="of:=[.A174]+90" office:value-type="float" office:value="88.39025" calcext:value-type="float">
            <text:p>88.3902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-1.16538" calcext:value-type="float">
            <text:p>-1.16538</text:p>
          </table:table-cell>
          <table:table-cell table:formula="of:=[.A175]+90" office:value-type="float" office:value="88.83462" calcext:value-type="float">
            <text:p>88.8346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8.5921" calcext:value-type="float">
            <text:p>88.5921</text:p>
          </table:table-cell>
          <table:table-cell table:formula="of:=[.A176]+90" office:value-type="float" office:value="178.5921" calcext:value-type="float">
            <text:p>178.592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8.3197" calcext:value-type="float">
            <text:p>88.3197</text:p>
          </table:table-cell>
          <table:table-cell table:formula="of:=[.A177]+90" office:value-type="float" office:value="178.3197" calcext:value-type="float">
            <text:p>178.319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8.6341" calcext:value-type="float">
            <text:p>88.6341</text:p>
          </table:table-cell>
          <table:table-cell table:formula="of:=[.A178]+90" office:value-type="float" office:value="178.6341" calcext:value-type="float">
            <text:p>178.634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8.3502" calcext:value-type="float">
            <text:p>88.3502</text:p>
          </table:table-cell>
          <table:table-cell table:formula="of:=[.A179]+90" office:value-type="float" office:value="178.3502" calcext:value-type="float">
            <text:p>178.350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8.3726" calcext:value-type="float">
            <text:p>88.3726</text:p>
          </table:table-cell>
          <table:table-cell table:formula="of:=[.A180]+90" office:value-type="float" office:value="178.3726" calcext:value-type="float">
            <text:p>178.372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7.9874" calcext:value-type="float">
            <text:p>87.9874</text:p>
          </table:table-cell>
          <table:table-cell table:formula="of:=[.A181]+90" office:value-type="float" office:value="177.9874" calcext:value-type="float">
            <text:p>177.987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-1.76271" calcext:value-type="float">
            <text:p>-1.76271</text:p>
          </table:table-cell>
          <table:table-cell table:formula="of:=[.A182]+90" office:value-type="float" office:value="88.23729" calcext:value-type="float">
            <text:p>88.2372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8.3752" calcext:value-type="float">
            <text:p>88.3752</text:p>
          </table:table-cell>
          <table:table-cell table:formula="of:=[.A183]+90" office:value-type="float" office:value="178.3752" calcext:value-type="float">
            <text:p>178.375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-1.80306" calcext:value-type="float">
            <text:p>-1.80306</text:p>
          </table:table-cell>
          <table:table-cell table:formula="of:=[.A184]+90" office:value-type="float" office:value="88.19694" calcext:value-type="float">
            <text:p>88.1969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8.3093" calcext:value-type="float">
            <text:p>88.3093</text:p>
          </table:table-cell>
          <table:table-cell table:formula="of:=[.A185]+90" office:value-type="float" office:value="178.3093" calcext:value-type="float">
            <text:p>178.309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-1.15759" calcext:value-type="float">
            <text:p>-1.15759</text:p>
          </table:table-cell>
          <table:table-cell table:formula="of:=[.A186]+90" office:value-type="float" office:value="88.84241" calcext:value-type="float">
            <text:p>88.8424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-1.50809" calcext:value-type="float">
            <text:p>-1.50809</text:p>
          </table:table-cell>
          <table:table-cell table:formula="of:=[.A187]+90" office:value-type="float" office:value="88.49191" calcext:value-type="float">
            <text:p>88.4919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7.9767" calcext:value-type="float">
            <text:p>87.9767</text:p>
          </table:table-cell>
          <table:table-cell table:formula="of:=[.A188]+90" office:value-type="float" office:value="177.9767" calcext:value-type="float">
            <text:p>177.976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-1.42286" calcext:value-type="float">
            <text:p>-1.42286</text:p>
          </table:table-cell>
          <table:table-cell table:formula="of:=[.A189]+90" office:value-type="float" office:value="88.57714" calcext:value-type="float">
            <text:p>88.57714</text:p>
          </table:table-cell>
          <table:table-cell office:value-type="float" office:value="90" calcext:value-type="float">
            <text:p>90</text:p>
          </table:table-cell>
        </table:table-row>
      </table:table>
      <table:table table:name="Jugo" table:style-name="ta1">
        <table:shapes>
          <draw:frame draw:z-index="0" draw:style-name="gr1" draw:text-style-name="P1" svg:width="864pt" svg:height="576pt" svg:x="194.8pt" svg:y="0pt">
            <loext:p draw:notify-on-update-of-ranges="Jugo.A1:Jugo.A1 Jugo.A2:Jugo.A43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3" table:default-cell-style-name="Default"/>
        <table:table-row table:style-name="ro1">
          <table:table-cell office:value-type="string" calcext:value-type="string">
            <text:p>Valor calculado de ángulo</text:p>
          </table:table-cell>
        </table:table-row>
        <table:table-row table:style-name="ro1">
          <table:table-cell office:value-type="float" office:value="-89.7513" calcext:value-type="float">
            <text:p>-89.7513</text:p>
          </table:table-cell>
        </table:table-row>
        <table:table-row table:style-name="ro1">
          <table:table-cell office:value-type="float" office:value="89.7696" calcext:value-type="float">
            <text:p>89.7696</text:p>
          </table:table-cell>
        </table:table-row>
        <table:table-row table:style-name="ro1">
          <table:table-cell office:value-type="float" office:value="-89.9573" calcext:value-type="float">
            <text:p>-89.9573</text:p>
          </table:table-cell>
        </table:table-row>
        <table:table-row table:style-name="ro1">
          <table:table-cell office:value-type="float" office:value="89.2933" calcext:value-type="float">
            <text:p>89.2933</text:p>
          </table:table-cell>
        </table:table-row>
        <table:table-row table:style-name="ro1">
          <table:table-cell office:value-type="float" office:value="89.9542" calcext:value-type="float">
            <text:p>89.9542</text:p>
          </table:table-cell>
        </table:table-row>
        <table:table-row table:style-name="ro1">
          <table:table-cell office:value-type="float" office:value="-89.8012" calcext:value-type="float">
            <text:p>-89.8012</text:p>
          </table:table-cell>
        </table:table-row>
        <table:table-row table:style-name="ro1">
          <table:table-cell office:value-type="float" office:value="89.9657" calcext:value-type="float">
            <text:p>89.9657</text:p>
          </table:table-cell>
        </table:table-row>
        <table:table-row table:style-name="ro1">
          <table:table-cell office:value-type="float" office:value="-89.6623" calcext:value-type="float">
            <text:p>-89.6623</text:p>
          </table:table-cell>
        </table:table-row>
        <table:table-row table:style-name="ro1">
          <table:table-cell office:value-type="float" office:value="-89.3002" calcext:value-type="float">
            <text:p>-89.3002</text:p>
          </table:table-cell>
        </table:table-row>
        <table:table-row table:style-name="ro1">
          <table:table-cell office:value-type="float" office:value="89.5304" calcext:value-type="float">
            <text:p>89.5304</text:p>
          </table:table-cell>
        </table:table-row>
        <table:table-row table:style-name="ro1">
          <table:table-cell office:value-type="float" office:value="89.9823" calcext:value-type="float">
            <text:p>89.9823</text:p>
          </table:table-cell>
        </table:table-row>
        <table:table-row table:style-name="ro1">
          <table:table-cell office:value-type="float" office:value="-89.6276" calcext:value-type="float">
            <text:p>-89.6276</text:p>
          </table:table-cell>
        </table:table-row>
        <table:table-row table:style-name="ro1">
          <table:table-cell office:value-type="float" office:value="89.7196" calcext:value-type="float">
            <text:p>89.7196</text:p>
          </table:table-cell>
        </table:table-row>
        <table:table-row table:style-name="ro1">
          <table:table-cell office:value-type="float" office:value="89.0643" calcext:value-type="float">
            <text:p>89.0643</text:p>
          </table:table-cell>
        </table:table-row>
        <table:table-row table:style-name="ro1">
          <table:table-cell office:value-type="float" office:value="88.8057" calcext:value-type="float">
            <text:p>88.8057</text:p>
          </table:table-cell>
        </table:table-row>
        <table:table-row table:style-name="ro1">
          <table:table-cell office:value-type="float" office:value="-89.3079" calcext:value-type="float">
            <text:p>-89.3079</text:p>
          </table:table-cell>
        </table:table-row>
        <table:table-row table:style-name="ro1">
          <table:table-cell office:value-type="float" office:value="-89.1569" calcext:value-type="float">
            <text:p>-89.1569</text:p>
          </table:table-cell>
        </table:table-row>
        <table:table-row table:style-name="ro1">
          <table:table-cell office:value-type="float" office:value="-89.6829" calcext:value-type="float">
            <text:p>-89.6829</text:p>
          </table:table-cell>
        </table:table-row>
        <table:table-row table:style-name="ro1">
          <table:table-cell office:value-type="float" office:value="89.1848" calcext:value-type="float">
            <text:p>89.1848</text:p>
          </table:table-cell>
        </table:table-row>
        <table:table-row table:style-name="ro1">
          <table:table-cell office:value-type="float" office:value="-89.3446" calcext:value-type="float">
            <text:p>-89.3446</text:p>
          </table:table-cell>
        </table:table-row>
        <table:table-row table:style-name="ro1">
          <table:table-cell office:value-type="float" office:value="-89.8986" calcext:value-type="float">
            <text:p>-89.8986</text:p>
          </table:table-cell>
        </table:table-row>
        <table:table-row table:style-name="ro1">
          <table:table-cell office:value-type="float" office:value="-89.3484" calcext:value-type="float">
            <text:p>-89.3484</text:p>
          </table:table-cell>
        </table:table-row>
        <table:table-row table:style-name="ro1">
          <table:table-cell office:value-type="float" office:value="89.6677" calcext:value-type="float">
            <text:p>89.6677</text:p>
          </table:table-cell>
        </table:table-row>
        <table:table-row table:style-name="ro1">
          <table:table-cell office:value-type="float" office:value="89.8509" calcext:value-type="float">
            <text:p>89.8509</text:p>
          </table:table-cell>
        </table:table-row>
        <table:table-row table:style-name="ro1">
          <table:table-cell office:value-type="float" office:value="-89.8591" calcext:value-type="float">
            <text:p>-89.8591</text:p>
          </table:table-cell>
        </table:table-row>
        <table:table-row table:style-name="ro1">
          <table:table-cell office:value-type="float" office:value="89.7481" calcext:value-type="float">
            <text:p>89.7481</text:p>
          </table:table-cell>
        </table:table-row>
        <table:table-row table:style-name="ro1">
          <table:table-cell office:value-type="float" office:value="-89.3609" calcext:value-type="float">
            <text:p>-89.3609</text:p>
          </table:table-cell>
        </table:table-row>
        <table:table-row table:style-name="ro1">
          <table:table-cell office:value-type="float" office:value="89.0331" calcext:value-type="float">
            <text:p>89.0331</text:p>
          </table:table-cell>
        </table:table-row>
        <table:table-row table:style-name="ro1">
          <table:table-cell office:value-type="float" office:value="89.4255" calcext:value-type="float">
            <text:p>89.4255</text:p>
          </table:table-cell>
        </table:table-row>
        <table:table-row table:style-name="ro1">
          <table:table-cell office:value-type="float" office:value="89.9006" calcext:value-type="float">
            <text:p>89.9006</text:p>
          </table:table-cell>
        </table:table-row>
        <table:table-row table:style-name="ro1">
          <table:table-cell office:value-type="float" office:value="89.3717" calcext:value-type="float">
            <text:p>89.3717</text:p>
          </table:table-cell>
        </table:table-row>
        <table:table-row table:style-name="ro1">
          <table:table-cell office:value-type="float" office:value="-89.1714" calcext:value-type="float">
            <text:p>-89.1714</text:p>
          </table:table-cell>
        </table:table-row>
        <table:table-row table:style-name="ro1">
          <table:table-cell office:value-type="float" office:value="-89.3772" calcext:value-type="float">
            <text:p>-89.3772</text:p>
          </table:table-cell>
        </table:table-row>
        <table:table-row table:style-name="ro1">
          <table:table-cell office:value-type="float" office:value="89.7764" calcext:value-type="float">
            <text:p>89.7764</text:p>
          </table:table-cell>
        </table:table-row>
        <table:table-row table:style-name="ro1">
          <table:table-cell office:value-type="float" office:value="88.9247" calcext:value-type="float">
            <text:p>88.9247</text:p>
          </table:table-cell>
        </table:table-row>
        <table:table-row table:style-name="ro1">
          <table:table-cell office:value-type="float" office:value="89.3933" calcext:value-type="float">
            <text:p>89.3933</text:p>
          </table:table-cell>
        </table:table-row>
        <table:table-row table:style-name="ro1">
          <table:table-cell office:value-type="float" office:value="89.7338" calcext:value-type="float">
            <text:p>89.7338</text:p>
          </table:table-cell>
        </table:table-row>
        <table:table-row table:style-name="ro1">
          <table:table-cell office:value-type="float" office:value="89.4453" calcext:value-type="float">
            <text:p>89.4453</text:p>
          </table:table-cell>
        </table:table-row>
        <table:table-row table:style-name="ro1">
          <table:table-cell office:value-type="float" office:value="89.5005" calcext:value-type="float">
            <text:p>89.5005</text:p>
          </table:table-cell>
        </table:table-row>
        <table:table-row table:style-name="ro1">
          <table:table-cell office:value-type="float" office:value="89.8224" calcext:value-type="float">
            <text:p>89.8224</text:p>
          </table:table-cell>
        </table:table-row>
        <table:table-row table:style-name="ro1">
          <table:table-cell office:value-type="float" office:value="-89.7947" calcext:value-type="float">
            <text:p>-89.7947</text:p>
          </table:table-cell>
        </table:table-row>
        <table:table-row table:style-name="ro1">
          <table:table-cell office:value-type="float" office:value="89.0694" calcext:value-type="float">
            <text:p>89.0694</text:p>
          </table:table-cell>
        </table:table-row>
        <table:table-row table:style-name="ro1">
          <table:table-cell office:value-type="float" office:value="89.6558" calcext:value-type="float">
            <text:p>89.6558</text:p>
          </table:table-cell>
        </table:table-row>
        <table:table-row table:style-name="ro1">
          <table:table-cell office:value-type="float" office:value="89.7381" calcext:value-type="float">
            <text:p>89.7381</text:p>
          </table:table-cell>
        </table:table-row>
        <table:table-row table:style-name="ro1">
          <table:table-cell office:value-type="float" office:value="-89.7015" calcext:value-type="float">
            <text:p>-89.7015</text:p>
          </table:table-cell>
        </table:table-row>
        <table:table-row table:style-name="ro1">
          <table:table-cell office:value-type="float" office:value="-88.8734" calcext:value-type="float">
            <text:p>-88.8734</text:p>
          </table:table-cell>
        </table:table-row>
        <table:table-row table:style-name="ro1">
          <table:table-cell office:value-type="float" office:value="-89.0922" calcext:value-type="float">
            <text:p>-89.0922</text:p>
          </table:table-cell>
        </table:table-row>
        <table:table-row table:style-name="ro1">
          <table:table-cell office:value-type="float" office:value="-89.7966" calcext:value-type="float">
            <text:p>-89.7966</text:p>
          </table:table-cell>
        </table:table-row>
        <table:table-row table:style-name="ro1">
          <table:table-cell office:value-type="float" office:value="-89.764" calcext:value-type="float">
            <text:p>-89.764</text:p>
          </table:table-cell>
        </table:table-row>
        <table:table-row table:style-name="ro1">
          <table:table-cell office:value-type="float" office:value="-89.97" calcext:value-type="float">
            <text:p>-89.97</text:p>
          </table:table-cell>
        </table:table-row>
        <table:table-row table:style-name="ro1">
          <table:table-cell office:value-type="float" office:value="-89.7362" calcext:value-type="float">
            <text:p>-89.7362</text:p>
          </table:table-cell>
        </table:table-row>
        <table:table-row table:style-name="ro1">
          <table:table-cell office:value-type="float" office:value="-89.5483" calcext:value-type="float">
            <text:p>-89.5483</text:p>
          </table:table-cell>
        </table:table-row>
        <table:table-row table:style-name="ro1">
          <table:table-cell office:value-type="float" office:value="89.3992" calcext:value-type="float">
            <text:p>89.3992</text:p>
          </table:table-cell>
        </table:table-row>
        <table:table-row table:style-name="ro1">
          <table:table-cell office:value-type="float" office:value="-89.5043" calcext:value-type="float">
            <text:p>-89.5043</text:p>
          </table:table-cell>
        </table:table-row>
        <table:table-row table:style-name="ro1">
          <table:table-cell office:value-type="float" office:value="-89.7078" calcext:value-type="float">
            <text:p>-89.7078</text:p>
          </table:table-cell>
        </table:table-row>
        <table:table-row table:style-name="ro1">
          <table:table-cell office:value-type="float" office:value="-89.3208" calcext:value-type="float">
            <text:p>-89.3208</text:p>
          </table:table-cell>
        </table:table-row>
        <table:table-row table:style-name="ro1">
          <table:table-cell office:value-type="float" office:value="-89.5384" calcext:value-type="float">
            <text:p>-89.5384</text:p>
          </table:table-cell>
        </table:table-row>
        <table:table-row table:style-name="ro1">
          <table:table-cell office:value-type="float" office:value="-89.6351" calcext:value-type="float">
            <text:p>-89.6351</text:p>
          </table:table-cell>
        </table:table-row>
        <table:table-row table:style-name="ro1">
          <table:table-cell office:value-type="float" office:value="-88.9733" calcext:value-type="float">
            <text:p>-88.9733</text:p>
          </table:table-cell>
        </table:table-row>
        <table:table-row table:style-name="ro1">
          <table:table-cell office:value-type="float" office:value="89.9298" calcext:value-type="float">
            <text:p>89.9298</text:p>
          </table:table-cell>
        </table:table-row>
        <table:table-row table:style-name="ro1">
          <table:table-cell office:value-type="float" office:value="-89.5074" calcext:value-type="float">
            <text:p>-89.5074</text:p>
          </table:table-cell>
        </table:table-row>
        <table:table-row table:style-name="ro1">
          <table:table-cell office:value-type="float" office:value="89.1305" calcext:value-type="float">
            <text:p>89.1305</text:p>
          </table:table-cell>
        </table:table-row>
        <table:table-row table:style-name="ro1">
          <table:table-cell office:value-type="float" office:value="-89.2891" calcext:value-type="float">
            <text:p>-89.2891</text:p>
          </table:table-cell>
        </table:table-row>
        <table:table-row table:style-name="ro1">
          <table:table-cell office:value-type="float" office:value="89.7624" calcext:value-type="float">
            <text:p>89.7624</text:p>
          </table:table-cell>
        </table:table-row>
        <table:table-row table:style-name="ro1">
          <table:table-cell office:value-type="float" office:value="89.5994" calcext:value-type="float">
            <text:p>89.5994</text:p>
          </table:table-cell>
        </table:table-row>
        <table:table-row table:style-name="ro1">
          <table:table-cell office:value-type="float" office:value="-89.3247" calcext:value-type="float">
            <text:p>-89.3247</text:p>
          </table:table-cell>
        </table:table-row>
        <table:table-row table:style-name="ro1">
          <table:table-cell office:value-type="float" office:value="89.9874" calcext:value-type="float">
            <text:p>89.9874</text:p>
          </table:table-cell>
        </table:table-row>
        <table:table-row table:style-name="ro1">
          <table:table-cell office:value-type="float" office:value="-89.8338" calcext:value-type="float">
            <text:p>-89.8338</text:p>
          </table:table-cell>
        </table:table-row>
        <table:table-row table:style-name="ro1">
          <table:table-cell office:value-type="float" office:value="89.56" calcext:value-type="float">
            <text:p>89.56</text:p>
          </table:table-cell>
        </table:table-row>
        <table:table-row table:style-name="ro1">
          <table:table-cell office:value-type="float" office:value="89.2211" calcext:value-type="float">
            <text:p>89.2211</text:p>
          </table:table-cell>
        </table:table-row>
        <table:table-row table:style-name="ro1">
          <table:table-cell office:value-type="float" office:value="89.9666" calcext:value-type="float">
            <text:p>89.9666</text:p>
          </table:table-cell>
        </table:table-row>
        <table:table-row table:style-name="ro1">
          <table:table-cell office:value-type="float" office:value="-89.5472" calcext:value-type="float">
            <text:p>-89.5472</text:p>
          </table:table-cell>
        </table:table-row>
        <table:table-row table:style-name="ro1">
          <table:table-cell office:value-type="float" office:value="89.5764" calcext:value-type="float">
            <text:p>89.5764</text:p>
          </table:table-cell>
        </table:table-row>
        <table:table-row table:style-name="ro1">
          <table:table-cell office:value-type="float" office:value="-89.5113" calcext:value-type="float">
            <text:p>-89.5113</text:p>
          </table:table-cell>
        </table:table-row>
        <table:table-row table:style-name="ro1">
          <table:table-cell office:value-type="float" office:value="-89.9838" calcext:value-type="float">
            <text:p>-89.9838</text:p>
          </table:table-cell>
        </table:table-row>
        <table:table-row table:style-name="ro1">
          <table:table-cell office:value-type="float" office:value="-89.7582" calcext:value-type="float">
            <text:p>-89.7582</text:p>
          </table:table-cell>
        </table:table-row>
        <table:table-row table:style-name="ro1">
          <table:table-cell office:value-type="float" office:value="-89.5623" calcext:value-type="float">
            <text:p>-89.5623</text:p>
          </table:table-cell>
        </table:table-row>
        <table:table-row table:style-name="ro1">
          <table:table-cell office:value-type="float" office:value="-89.2727" calcext:value-type="float">
            <text:p>-89.2727</text:p>
          </table:table-cell>
        </table:table-row>
        <table:table-row table:style-name="ro1">
          <table:table-cell office:value-type="float" office:value="-89.3601" calcext:value-type="float">
            <text:p>-89.3601</text:p>
          </table:table-cell>
        </table:table-row>
        <table:table-row table:style-name="ro1">
          <table:table-cell office:value-type="float" office:value="-88.8238" calcext:value-type="float">
            <text:p>-88.8238</text:p>
          </table:table-cell>
        </table:table-row>
        <table:table-row table:style-name="ro1">
          <table:table-cell office:value-type="float" office:value="89.2021" calcext:value-type="float">
            <text:p>89.2021</text:p>
          </table:table-cell>
        </table:table-row>
        <table:table-row table:style-name="ro1">
          <table:table-cell office:value-type="float" office:value="89.8686" calcext:value-type="float">
            <text:p>89.8686</text:p>
          </table:table-cell>
        </table:table-row>
        <table:table-row table:style-name="ro1">
          <table:table-cell office:value-type="float" office:value="-89.8454" calcext:value-type="float">
            <text:p>-89.8454</text:p>
          </table:table-cell>
        </table:table-row>
        <table:table-row table:style-name="ro1">
          <table:table-cell office:value-type="float" office:value="89.6446" calcext:value-type="float">
            <text:p>89.6446</text:p>
          </table:table-cell>
        </table:table-row>
        <table:table-row table:style-name="ro1">
          <table:table-cell office:value-type="float" office:value="89.5108" calcext:value-type="float">
            <text:p>89.5108</text:p>
          </table:table-cell>
        </table:table-row>
        <table:table-row table:style-name="ro1">
          <table:table-cell office:value-type="float" office:value="89.2063" calcext:value-type="float">
            <text:p>89.2063</text:p>
          </table:table-cell>
        </table:table-row>
        <table:table-row table:style-name="ro1">
          <table:table-cell office:value-type="float" office:value="-89.7152" calcext:value-type="float">
            <text:p>-89.7152</text:p>
          </table:table-cell>
        </table:table-row>
        <table:table-row table:style-name="ro1">
          <table:table-cell office:value-type="float" office:value="89.7122" calcext:value-type="float">
            <text:p>89.7122</text:p>
          </table:table-cell>
        </table:table-row>
        <table:table-row table:style-name="ro1">
          <table:table-cell office:value-type="float" office:value="89.7282" calcext:value-type="float">
            <text:p>89.7282</text:p>
          </table:table-cell>
        </table:table-row>
        <table:table-row table:style-name="ro1">
          <table:table-cell office:value-type="float" office:value="-89.8798" calcext:value-type="float">
            <text:p>-89.8798</text:p>
          </table:table-cell>
        </table:table-row>
        <table:table-row table:style-name="ro1">
          <table:table-cell office:value-type="float" office:value="88.7793" calcext:value-type="float">
            <text:p>88.7793</text:p>
          </table:table-cell>
        </table:table-row>
        <table:table-row table:style-name="ro1">
          <table:table-cell office:value-type="float" office:value="-89.5031" calcext:value-type="float">
            <text:p>-89.5031</text:p>
          </table:table-cell>
        </table:table-row>
        <table:table-row table:style-name="ro1">
          <table:table-cell office:value-type="float" office:value="89.7385" calcext:value-type="float">
            <text:p>89.7385</text:p>
          </table:table-cell>
        </table:table-row>
        <table:table-row table:style-name="ro1">
          <table:table-cell office:value-type="float" office:value="-89.9388" calcext:value-type="float">
            <text:p>-89.9388</text:p>
          </table:table-cell>
        </table:table-row>
        <table:table-row table:style-name="ro1">
          <table:table-cell office:value-type="float" office:value="-88.994" calcext:value-type="float">
            <text:p>-88.994</text:p>
          </table:table-cell>
        </table:table-row>
        <table:table-row table:style-name="ro1">
          <table:table-cell office:value-type="float" office:value="-89.8684" calcext:value-type="float">
            <text:p>-89.8684</text:p>
          </table:table-cell>
        </table:table-row>
        <table:table-row table:style-name="ro1">
          <table:table-cell office:value-type="float" office:value="-89.8493" calcext:value-type="float">
            <text:p>-89.8493</text:p>
          </table:table-cell>
        </table:table-row>
        <table:table-row table:style-name="ro1">
          <table:table-cell office:value-type="float" office:value="-89.906" calcext:value-type="float">
            <text:p>-89.906</text:p>
          </table:table-cell>
        </table:table-row>
        <table:table-row table:style-name="ro1">
          <table:table-cell office:value-type="float" office:value="89.8886" calcext:value-type="float">
            <text:p>89.8886</text:p>
          </table:table-cell>
        </table:table-row>
        <table:table-row table:style-name="ro1">
          <table:table-cell office:value-type="float" office:value="-89.3714" calcext:value-type="float">
            <text:p>-89.3714</text:p>
          </table:table-cell>
        </table:table-row>
        <table:table-row table:style-name="ro1">
          <table:table-cell office:value-type="float" office:value="-89.4916" calcext:value-type="float">
            <text:p>-89.4916</text:p>
          </table:table-cell>
        </table:table-row>
        <table:table-row table:style-name="ro1">
          <table:table-cell office:value-type="float" office:value="89.6051" calcext:value-type="float">
            <text:p>89.6051</text:p>
          </table:table-cell>
        </table:table-row>
        <table:table-row table:style-name="ro1">
          <table:table-cell office:value-type="float" office:value="89.5425" calcext:value-type="float">
            <text:p>89.5425</text:p>
          </table:table-cell>
        </table:table-row>
        <table:table-row table:style-name="ro1">
          <table:table-cell office:value-type="float" office:value="-89.7611" calcext:value-type="float">
            <text:p>-89.7611</text:p>
          </table:table-cell>
        </table:table-row>
        <table:table-row table:style-name="ro1">
          <table:table-cell office:value-type="float" office:value="89.6461" calcext:value-type="float">
            <text:p>89.6461</text:p>
          </table:table-cell>
        </table:table-row>
        <table:table-row table:style-name="ro1">
          <table:table-cell office:value-type="float" office:value="88.7837" calcext:value-type="float">
            <text:p>88.7837</text:p>
          </table:table-cell>
        </table:table-row>
        <table:table-row table:style-name="ro1">
          <table:table-cell office:value-type="float" office:value="89.9653" calcext:value-type="float">
            <text:p>89.9653</text:p>
          </table:table-cell>
        </table:table-row>
        <table:table-row table:style-name="ro1">
          <table:table-cell office:value-type="float" office:value="-89.7086" calcext:value-type="float">
            <text:p>-89.7086</text:p>
          </table:table-cell>
        </table:table-row>
        <table:table-row table:style-name="ro1">
          <table:table-cell office:value-type="float" office:value="-89.4234" calcext:value-type="float">
            <text:p>-89.4234</text:p>
          </table:table-cell>
        </table:table-row>
        <table:table-row table:style-name="ro1">
          <table:table-cell office:value-type="float" office:value="89.2848" calcext:value-type="float">
            <text:p>89.2848</text:p>
          </table:table-cell>
        </table:table-row>
        <table:table-row table:style-name="ro1">
          <table:table-cell office:value-type="float" office:value="-89.6782" calcext:value-type="float">
            <text:p>-89.6782</text:p>
          </table:table-cell>
        </table:table-row>
        <table:table-row table:style-name="ro1">
          <table:table-cell office:value-type="float" office:value="89.2852" calcext:value-type="float">
            <text:p>89.2852</text:p>
          </table:table-cell>
        </table:table-row>
        <table:table-row table:style-name="ro1">
          <table:table-cell office:value-type="float" office:value="-89.5414" calcext:value-type="float">
            <text:p>-89.5414</text:p>
          </table:table-cell>
        </table:table-row>
        <table:table-row table:style-name="ro1">
          <table:table-cell office:value-type="float" office:value="-89.6511" calcext:value-type="float">
            <text:p>-89.6511</text:p>
          </table:table-cell>
        </table:table-row>
        <table:table-row table:style-name="ro1">
          <table:table-cell office:value-type="float" office:value="88.904" calcext:value-type="float">
            <text:p>88.904</text:p>
          </table:table-cell>
        </table:table-row>
        <table:table-row table:style-name="ro1">
          <table:table-cell office:value-type="float" office:value="89.8045" calcext:value-type="float">
            <text:p>89.8045</text:p>
          </table:table-cell>
        </table:table-row>
        <table:table-row table:style-name="ro1">
          <table:table-cell office:value-type="float" office:value="89.4997" calcext:value-type="float">
            <text:p>89.4997</text:p>
          </table:table-cell>
        </table:table-row>
        <table:table-row table:style-name="ro1">
          <table:table-cell office:value-type="float" office:value="-89.3679" calcext:value-type="float">
            <text:p>-89.3679</text:p>
          </table:table-cell>
        </table:table-row>
        <table:table-row table:style-name="ro1">
          <table:table-cell office:value-type="float" office:value="89.5161" calcext:value-type="float">
            <text:p>89.5161</text:p>
          </table:table-cell>
        </table:table-row>
        <table:table-row table:style-name="ro1">
          <table:table-cell office:value-type="float" office:value="88.958" calcext:value-type="float">
            <text:p>88.958</text:p>
          </table:table-cell>
        </table:table-row>
        <table:table-row table:style-name="ro1">
          <table:table-cell office:value-type="float" office:value="-89.3911" calcext:value-type="float">
            <text:p>-89.3911</text:p>
          </table:table-cell>
        </table:table-row>
        <table:table-row table:style-name="ro1">
          <table:table-cell office:value-type="float" office:value="89.7013" calcext:value-type="float">
            <text:p>89.7013</text:p>
          </table:table-cell>
        </table:table-row>
        <table:table-row table:style-name="ro1">
          <table:table-cell office:value-type="float" office:value="-89.5135" calcext:value-type="float">
            <text:p>-89.5135</text:p>
          </table:table-cell>
        </table:table-row>
        <table:table-row table:style-name="ro1">
          <table:table-cell office:value-type="float" office:value="88.8663" calcext:value-type="float">
            <text:p>88.8663</text:p>
          </table:table-cell>
        </table:table-row>
        <table:table-row table:style-name="ro1">
          <table:table-cell office:value-type="float" office:value="89.8463" calcext:value-type="float">
            <text:p>89.8463</text:p>
          </table:table-cell>
        </table:table-row>
        <table:table-row table:style-name="ro1">
          <table:table-cell office:value-type="float" office:value="-89.4042" calcext:value-type="float">
            <text:p>-89.4042</text:p>
          </table:table-cell>
        </table:table-row>
        <table:table-row table:style-name="ro1">
          <table:table-cell office:value-type="float" office:value="-89.4988" calcext:value-type="float">
            <text:p>-89.4988</text:p>
          </table:table-cell>
        </table:table-row>
        <table:table-row table:style-name="ro1">
          <table:table-cell office:value-type="float" office:value="-89.7573" calcext:value-type="float">
            <text:p>-89.7573</text:p>
          </table:table-cell>
        </table:table-row>
        <table:table-row table:style-name="ro1">
          <table:table-cell office:value-type="float" office:value="-89.793" calcext:value-type="float">
            <text:p>-89.793</text:p>
          </table:table-cell>
        </table:table-row>
        <table:table-row table:style-name="ro1">
          <table:table-cell office:value-type="float" office:value="89.9536" calcext:value-type="float">
            <text:p>89.9536</text:p>
          </table:table-cell>
        </table:table-row>
        <table:table-row table:style-name="ro1">
          <table:table-cell office:value-type="float" office:value="89.9335" calcext:value-type="float">
            <text:p>89.9335</text:p>
          </table:table-cell>
        </table:table-row>
        <table:table-row table:style-name="ro1">
          <table:table-cell office:value-type="float" office:value="-89.2066" calcext:value-type="float">
            <text:p>-89.2066</text:p>
          </table:table-cell>
        </table:table-row>
        <table:table-row table:style-name="ro1">
          <table:table-cell office:value-type="float" office:value="-89.2763" calcext:value-type="float">
            <text:p>-89.2763</text:p>
          </table:table-cell>
        </table:table-row>
        <table:table-row table:style-name="ro1">
          <table:table-cell office:value-type="float" office:value="-89.769" calcext:value-type="float">
            <text:p>-89.769</text:p>
          </table:table-cell>
        </table:table-row>
        <table:table-row table:style-name="ro1">
          <table:table-cell office:value-type="float" office:value="89.9176" calcext:value-type="float">
            <text:p>89.9176</text:p>
          </table:table-cell>
        </table:table-row>
        <table:table-row table:style-name="ro1">
          <table:table-cell office:value-type="float" office:value="89.2976" calcext:value-type="float">
            <text:p>89.2976</text:p>
          </table:table-cell>
        </table:table-row>
        <table:table-row table:style-name="ro1">
          <table:table-cell office:value-type="float" office:value="89.8132" calcext:value-type="float">
            <text:p>89.8132</text:p>
          </table:table-cell>
        </table:table-row>
        <table:table-row table:style-name="ro1">
          <table:table-cell office:value-type="float" office:value="89.8935" calcext:value-type="float">
            <text:p>89.8935</text:p>
          </table:table-cell>
        </table:table-row>
        <table:table-row table:style-name="ro1">
          <table:table-cell office:value-type="float" office:value="-89.9132" calcext:value-type="float">
            <text:p>-89.9132</text:p>
          </table:table-cell>
        </table:table-row>
        <table:table-row table:style-name="ro1">
          <table:table-cell office:value-type="float" office:value="89.5201" calcext:value-type="float">
            <text:p>89.5201</text:p>
          </table:table-cell>
        </table:table-row>
        <table:table-row table:style-name="ro1">
          <table:table-cell office:value-type="float" office:value="89.3974" calcext:value-type="float">
            <text:p>89.3974</text:p>
          </table:table-cell>
        </table:table-row>
        <table:table-row table:style-name="ro1">
          <table:table-cell office:value-type="float" office:value="-88.9915" calcext:value-type="float">
            <text:p>-88.9915</text:p>
          </table:table-cell>
        </table:table-row>
        <table:table-row table:style-name="ro1">
          <table:table-cell office:value-type="float" office:value="-89.9389" calcext:value-type="float">
            <text:p>-89.9389</text:p>
          </table:table-cell>
        </table:table-row>
        <table:table-row table:style-name="ro1">
          <table:table-cell office:value-type="float" office:value="-89.8603" calcext:value-type="float">
            <text:p>-89.8603</text:p>
          </table:table-cell>
        </table:table-row>
        <table:table-row table:style-name="ro1">
          <table:table-cell office:value-type="float" office:value="-89.9801" calcext:value-type="float">
            <text:p>-89.9801</text:p>
          </table:table-cell>
        </table:table-row>
        <table:table-row table:style-name="ro1">
          <table:table-cell office:value-type="float" office:value="89.5741" calcext:value-type="float">
            <text:p>89.5741</text:p>
          </table:table-cell>
        </table:table-row>
        <table:table-row table:style-name="ro1">
          <table:table-cell office:value-type="float" office:value="-89.3987" calcext:value-type="float">
            <text:p>-89.3987</text:p>
          </table:table-cell>
        </table:table-row>
        <table:table-row table:style-name="ro1">
          <table:table-cell office:value-type="float" office:value="89.884" calcext:value-type="float">
            <text:p>89.884</text:p>
          </table:table-cell>
        </table:table-row>
        <table:table-row table:style-name="ro1">
          <table:table-cell office:value-type="float" office:value="89.4769" calcext:value-type="float">
            <text:p>89.4769</text:p>
          </table:table-cell>
        </table:table-row>
        <table:table-row table:style-name="ro1">
          <table:table-cell office:value-type="float" office:value="89.3085" calcext:value-type="float">
            <text:p>89.3085</text:p>
          </table:table-cell>
        </table:table-row>
        <table:table-row table:style-name="ro1">
          <table:table-cell office:value-type="float" office:value="-89.0584" calcext:value-type="float">
            <text:p>-89.0584</text:p>
          </table:table-cell>
        </table:table-row>
        <table:table-row table:style-name="ro1">
          <table:table-cell office:value-type="float" office:value="89.9877" calcext:value-type="float">
            <text:p>89.9877</text:p>
          </table:table-cell>
        </table:table-row>
        <table:table-row table:style-name="ro1">
          <table:table-cell office:value-type="float" office:value="-89.3231" calcext:value-type="float">
            <text:p>-89.3231</text:p>
          </table:table-cell>
        </table:table-row>
        <table:table-row table:style-name="ro1">
          <table:table-cell office:value-type="float" office:value="-89.5987" calcext:value-type="float">
            <text:p>-89.5987</text:p>
          </table:table-cell>
        </table:table-row>
        <table:table-row table:style-name="ro1">
          <table:table-cell office:value-type="float" office:value="89.6365" calcext:value-type="float">
            <text:p>89.6365</text:p>
          </table:table-cell>
        </table:table-row>
        <table:table-row table:style-name="ro1">
          <table:table-cell office:value-type="float" office:value="89.5906" calcext:value-type="float">
            <text:p>89.5906</text:p>
          </table:table-cell>
        </table:table-row>
        <table:table-row table:style-name="ro1">
          <table:table-cell office:value-type="float" office:value="89.9568" calcext:value-type="float">
            <text:p>89.9568</text:p>
          </table:table-cell>
        </table:table-row>
        <table:table-row table:style-name="ro1">
          <table:table-cell office:value-type="float" office:value="89.2819" calcext:value-type="float">
            <text:p>89.2819</text:p>
          </table:table-cell>
        </table:table-row>
        <table:table-row table:style-name="ro1">
          <table:table-cell office:value-type="float" office:value="88.0787" calcext:value-type="float">
            <text:p>88.0787</text:p>
          </table:table-cell>
        </table:table-row>
        <table:table-row table:style-name="ro1">
          <table:table-cell office:value-type="float" office:value="87.8034" calcext:value-type="float">
            <text:p>87.8034</text:p>
          </table:table-cell>
        </table:table-row>
        <table:table-row table:style-name="ro1">
          <table:table-cell office:value-type="float" office:value="88.9391" calcext:value-type="float">
            <text:p>88.9391</text:p>
          </table:table-cell>
        </table:table-row>
        <table:table-row table:style-name="ro1">
          <table:table-cell office:value-type="float" office:value="-89.6646" calcext:value-type="float">
            <text:p>-89.6646</text:p>
          </table:table-cell>
        </table:table-row>
        <table:table-row table:style-name="ro1">
          <table:table-cell office:value-type="float" office:value="89.133" calcext:value-type="float">
            <text:p>89.133</text:p>
          </table:table-cell>
        </table:table-row>
        <table:table-row table:style-name="ro1">
          <table:table-cell office:value-type="float" office:value="88.955" calcext:value-type="float">
            <text:p>88.955</text:p>
          </table:table-cell>
        </table:table-row>
        <table:table-row table:style-name="ro1">
          <table:table-cell office:value-type="float" office:value="88.777" calcext:value-type="float">
            <text:p>88.777</text:p>
          </table:table-cell>
        </table:table-row>
        <table:table-row table:style-name="ro1">
          <table:table-cell office:value-type="float" office:value="87.6359" calcext:value-type="float">
            <text:p>87.6359</text:p>
          </table:table-cell>
        </table:table-row>
        <table:table-row table:style-name="ro1">
          <table:table-cell office:value-type="float" office:value="89.24" calcext:value-type="float">
            <text:p>89.24</text:p>
          </table:table-cell>
        </table:table-row>
        <table:table-row table:style-name="ro1">
          <table:table-cell office:value-type="float" office:value="88.1194" calcext:value-type="float">
            <text:p>88.1194</text:p>
          </table:table-cell>
        </table:table-row>
        <table:table-row table:style-name="ro1">
          <table:table-cell office:value-type="float" office:value="88.2741" calcext:value-type="float">
            <text:p>88.2741</text:p>
          </table:table-cell>
        </table:table-row>
        <table:table-row table:style-name="ro1">
          <table:table-cell office:value-type="float" office:value="89.5357" calcext:value-type="float">
            <text:p>89.5357</text:p>
          </table:table-cell>
        </table:table-row>
        <table:table-row table:style-name="ro1">
          <table:table-cell office:value-type="float" office:value="88.7761" calcext:value-type="float">
            <text:p>88.7761</text:p>
          </table:table-cell>
        </table:table-row>
        <table:table-row table:style-name="ro1">
          <table:table-cell office:value-type="float" office:value="88.2513" calcext:value-type="float">
            <text:p>88.2513</text:p>
          </table:table-cell>
        </table:table-row>
        <table:table-row table:style-name="ro1">
          <table:table-cell office:value-type="float" office:value="88.4656" calcext:value-type="float">
            <text:p>88.4656</text:p>
          </table:table-cell>
        </table:table-row>
        <table:table-row table:style-name="ro1">
          <table:table-cell office:value-type="float" office:value="88.8485" calcext:value-type="float">
            <text:p>88.8485</text:p>
          </table:table-cell>
        </table:table-row>
        <table:table-row table:style-name="ro1">
          <table:table-cell office:value-type="float" office:value="87.9567" calcext:value-type="float">
            <text:p>87.9567</text:p>
          </table:table-cell>
        </table:table-row>
        <table:table-row table:style-name="ro1">
          <table:table-cell office:value-type="float" office:value="88.9975" calcext:value-type="float">
            <text:p>88.9975</text:p>
          </table:table-cell>
        </table:table-row>
        <table:table-row table:style-name="ro1">
          <table:table-cell office:value-type="float" office:value="89.0699" calcext:value-type="float">
            <text:p>89.0699</text:p>
          </table:table-cell>
        </table:table-row>
        <table:table-row table:style-name="ro1">
          <table:table-cell office:value-type="float" office:value="89.1111" calcext:value-type="float">
            <text:p>89.1111</text:p>
          </table:table-cell>
        </table:table-row>
        <table:table-row table:style-name="ro1">
          <table:table-cell office:value-type="float" office:value="88.796" calcext:value-type="float">
            <text:p>88.796</text:p>
          </table:table-cell>
        </table:table-row>
        <table:table-row table:style-name="ro1">
          <table:table-cell office:value-type="float" office:value="88.273" calcext:value-type="float">
            <text:p>88.273</text:p>
          </table:table-cell>
        </table:table-row>
        <table:table-row table:style-name="ro1">
          <table:table-cell office:value-type="float" office:value="88.5863" calcext:value-type="float">
            <text:p>88.5863</text:p>
          </table:table-cell>
        </table:table-row>
        <table:table-row table:style-name="ro1">
          <table:table-cell office:value-type="float" office:value="88.9717" calcext:value-type="float">
            <text:p>88.9717</text:p>
          </table:table-cell>
        </table:table-row>
        <table:table-row table:style-name="ro1">
          <table:table-cell office:value-type="float" office:value="87.8225" calcext:value-type="float">
            <text:p>87.8225</text:p>
          </table:table-cell>
        </table:table-row>
        <table:table-row table:style-name="ro1">
          <table:table-cell office:value-type="float" office:value="88.0056" calcext:value-type="float">
            <text:p>88.0056</text:p>
          </table:table-cell>
        </table:table-row>
        <table:table-row table:style-name="ro1">
          <table:table-cell office:value-type="float" office:value="88.5204" calcext:value-type="float">
            <text:p>88.5204</text:p>
          </table:table-cell>
        </table:table-row>
        <table:table-row table:style-name="ro1">
          <table:table-cell office:value-type="float" office:value="88.2485" calcext:value-type="float">
            <text:p>88.2485</text:p>
          </table:table-cell>
        </table:table-row>
        <table:table-row table:style-name="ro1">
          <table:table-cell office:value-type="float" office:value="89.372" calcext:value-type="float">
            <text:p>89.372</text:p>
          </table:table-cell>
        </table:table-row>
        <table:table-row table:style-name="ro1">
          <table:table-cell office:value-type="float" office:value="88.5429" calcext:value-type="float">
            <text:p>88.5429</text:p>
          </table:table-cell>
        </table:table-row>
        <table:table-row table:style-name="ro1">
          <table:table-cell office:value-type="float" office:value="89.8973" calcext:value-type="float">
            <text:p>89.8973</text:p>
          </table:table-cell>
        </table:table-row>
        <table:table-row table:style-name="ro1">
          <table:table-cell office:value-type="float" office:value="89.8114" calcext:value-type="float">
            <text:p>89.8114</text:p>
          </table:table-cell>
        </table:table-row>
        <table:table-row table:style-name="ro1">
          <table:table-cell office:value-type="float" office:value="88.7362" calcext:value-type="float">
            <text:p>88.7362</text:p>
          </table:table-cell>
        </table:table-row>
        <table:table-row table:style-name="ro1">
          <table:table-cell office:value-type="float" office:value="88.5191" calcext:value-type="float">
            <text:p>88.5191</text:p>
          </table:table-cell>
        </table:table-row>
        <table:table-row table:style-name="ro1">
          <table:table-cell office:value-type="float" office:value="88.6519" calcext:value-type="float">
            <text:p>88.6519</text:p>
          </table:table-cell>
        </table:table-row>
        <table:table-row table:style-name="ro1">
          <table:table-cell office:value-type="float" office:value="88.9111" calcext:value-type="float">
            <text:p>88.9111</text:p>
          </table:table-cell>
        </table:table-row>
        <table:table-row table:style-name="ro1">
          <table:table-cell office:value-type="float" office:value="89.2477" calcext:value-type="float">
            <text:p>89.2477</text:p>
          </table:table-cell>
        </table:table-row>
        <table:table-row table:style-name="ro1">
          <table:table-cell office:value-type="float" office:value="88.9071" calcext:value-type="float">
            <text:p>88.9071</text:p>
          </table:table-cell>
        </table:table-row>
        <table:table-row table:style-name="ro1">
          <table:table-cell office:value-type="float" office:value="89.1888" calcext:value-type="float">
            <text:p>89.1888</text:p>
          </table:table-cell>
        </table:table-row>
        <table:table-row table:style-name="ro1">
          <table:table-cell office:value-type="float" office:value="89.0809" calcext:value-type="float">
            <text:p>89.0809</text:p>
          </table:table-cell>
        </table:table-row>
        <table:table-row table:style-name="ro1">
          <table:table-cell office:value-type="float" office:value="88.5878" calcext:value-type="float">
            <text:p>88.5878</text:p>
          </table:table-cell>
        </table:table-row>
        <table:table-row table:style-name="ro1">
          <table:table-cell office:value-type="float" office:value="88.7685" calcext:value-type="float">
            <text:p>88.7685</text:p>
          </table:table-cell>
        </table:table-row>
        <table:table-row table:style-name="ro1">
          <table:table-cell office:value-type="float" office:value="89.159" calcext:value-type="float">
            <text:p>89.159</text:p>
          </table:table-cell>
        </table:table-row>
        <table:table-row table:style-name="ro1">
          <table:table-cell office:value-type="float" office:value="89.3258" calcext:value-type="float">
            <text:p>89.3258</text:p>
          </table:table-cell>
        </table:table-row>
        <table:table-row table:style-name="ro1">
          <table:table-cell office:value-type="float" office:value="88.5844" calcext:value-type="float">
            <text:p>88.5844</text:p>
          </table:table-cell>
        </table:table-row>
        <table:table-row table:style-name="ro1">
          <table:table-cell office:value-type="float" office:value="89.2545" calcext:value-type="float">
            <text:p>89.2545</text:p>
          </table:table-cell>
        </table:table-row>
        <table:table-row table:style-name="ro1">
          <table:table-cell office:value-type="float" office:value="89.056" calcext:value-type="float">
            <text:p>89.056</text:p>
          </table:table-cell>
        </table:table-row>
        <table:table-row table:style-name="ro1">
          <table:table-cell office:value-type="float" office:value="89.6353" calcext:value-type="float">
            <text:p>89.6353</text:p>
          </table:table-cell>
        </table:table-row>
        <table:table-row table:style-name="ro1">
          <table:table-cell office:value-type="float" office:value="89.2335" calcext:value-type="float">
            <text:p>89.2335</text:p>
          </table:table-cell>
        </table:table-row>
        <table:table-row table:style-name="ro1">
          <table:table-cell office:value-type="float" office:value="89.7363" calcext:value-type="float">
            <text:p>89.7363</text:p>
          </table:table-cell>
        </table:table-row>
        <table:table-row table:style-name="ro1">
          <table:table-cell office:value-type="float" office:value="-89.9442" calcext:value-type="float">
            <text:p>-89.9442</text:p>
          </table:table-cell>
        </table:table-row>
        <table:table-row table:style-name="ro1">
          <table:table-cell office:value-type="float" office:value="-89.6706" calcext:value-type="float">
            <text:p>-89.6706</text:p>
          </table:table-cell>
        </table:table-row>
        <table:table-row table:style-name="ro1">
          <table:table-cell office:value-type="float" office:value="89.4397" calcext:value-type="float">
            <text:p>89.4397</text:p>
          </table:table-cell>
        </table:table-row>
        <table:table-row table:style-name="ro1">
          <table:table-cell office:value-type="float" office:value="89.069" calcext:value-type="float">
            <text:p>89.069</text:p>
          </table:table-cell>
        </table:table-row>
        <table:table-row table:style-name="ro1">
          <table:table-cell office:value-type="float" office:value="-89.1747" calcext:value-type="float">
            <text:p>-89.1747</text:p>
          </table:table-cell>
        </table:table-row>
        <table:table-row table:style-name="ro1">
          <table:table-cell office:value-type="float" office:value="89.752" calcext:value-type="float">
            <text:p>89.752</text:p>
          </table:table-cell>
        </table:table-row>
        <table:table-row table:style-name="ro1">
          <table:table-cell office:value-type="float" office:value="89.6765" calcext:value-type="float">
            <text:p>89.6765</text:p>
          </table:table-cell>
        </table:table-row>
        <table:table-row table:style-name="ro1">
          <table:table-cell office:value-type="float" office:value="89.7123" calcext:value-type="float">
            <text:p>89.7123</text:p>
          </table:table-cell>
        </table:table-row>
        <table:table-row table:style-name="ro1">
          <table:table-cell office:value-type="float" office:value="89.362" calcext:value-type="float">
            <text:p>89.362</text:p>
          </table:table-cell>
        </table:table-row>
        <table:table-row table:style-name="ro1">
          <table:table-cell office:value-type="float" office:value="89.4457" calcext:value-type="float">
            <text:p>89.4457</text:p>
          </table:table-cell>
        </table:table-row>
        <table:table-row table:style-name="ro1">
          <table:table-cell office:value-type="float" office:value="-89.44" calcext:value-type="float">
            <text:p>-89.44</text:p>
          </table:table-cell>
        </table:table-row>
        <table:table-row table:style-name="ro1">
          <table:table-cell office:value-type="float" office:value="89.6537" calcext:value-type="float">
            <text:p>89.6537</text:p>
          </table:table-cell>
        </table:table-row>
        <table:table-row table:style-name="ro1">
          <table:table-cell office:value-type="float" office:value="89.7257" calcext:value-type="float">
            <text:p>89.7257</text:p>
          </table:table-cell>
        </table:table-row>
        <table:table-row table:style-name="ro1">
          <table:table-cell office:value-type="float" office:value="-89.8844" calcext:value-type="float">
            <text:p>-89.8844</text:p>
          </table:table-cell>
        </table:table-row>
        <table:table-row table:style-name="ro1">
          <table:table-cell office:value-type="float" office:value="89.7651" calcext:value-type="float">
            <text:p>89.7651</text:p>
          </table:table-cell>
        </table:table-row>
        <table:table-row table:style-name="ro1">
          <table:table-cell office:value-type="float" office:value="89.2641" calcext:value-type="float">
            <text:p>89.2641</text:p>
          </table:table-cell>
        </table:table-row>
        <table:table-row table:style-name="ro1">
          <table:table-cell office:value-type="float" office:value="89.4151" calcext:value-type="float">
            <text:p>89.4151</text:p>
          </table:table-cell>
        </table:table-row>
        <table:table-row table:style-name="ro1">
          <table:table-cell office:value-type="float" office:value="88.7504" calcext:value-type="float">
            <text:p>88.7504</text:p>
          </table:table-cell>
        </table:table-row>
        <table:table-row table:style-name="ro1">
          <table:table-cell office:value-type="float" office:value="88.8294" calcext:value-type="float">
            <text:p>88.8294</text:p>
          </table:table-cell>
        </table:table-row>
        <table:table-row table:style-name="ro1">
          <table:table-cell office:value-type="float" office:value="89.3538" calcext:value-type="float">
            <text:p>89.3538</text:p>
          </table:table-cell>
        </table:table-row>
        <table:table-row table:style-name="ro1">
          <table:table-cell office:value-type="float" office:value="89.4316" calcext:value-type="float">
            <text:p>89.4316</text:p>
          </table:table-cell>
        </table:table-row>
        <table:table-row table:style-name="ro1">
          <table:table-cell office:value-type="float" office:value="89.2393" calcext:value-type="float">
            <text:p>89.2393</text:p>
          </table:table-cell>
        </table:table-row>
        <table:table-row table:style-name="ro1">
          <table:table-cell office:value-type="float" office:value="89.3154" calcext:value-type="float">
            <text:p>89.3154</text:p>
          </table:table-cell>
        </table:table-row>
        <table:table-row table:style-name="ro1">
          <table:table-cell office:value-type="float" office:value="89.5288" calcext:value-type="float">
            <text:p>89.5288</text:p>
          </table:table-cell>
        </table:table-row>
        <table:table-row table:style-name="ro1">
          <table:table-cell office:value-type="float" office:value="88.9021" calcext:value-type="float">
            <text:p>88.9021</text:p>
          </table:table-cell>
        </table:table-row>
        <table:table-row table:style-name="ro1">
          <table:table-cell office:value-type="float" office:value="88.9364" calcext:value-type="float">
            <text:p>88.9364</text:p>
          </table:table-cell>
        </table:table-row>
        <table:table-row table:style-name="ro1">
          <table:table-cell office:value-type="float" office:value="89.7782" calcext:value-type="float">
            <text:p>89.7782</text:p>
          </table:table-cell>
        </table:table-row>
        <table:table-row table:style-name="ro1">
          <table:table-cell office:value-type="float" office:value="89.8338" calcext:value-type="float">
            <text:p>89.8338</text:p>
          </table:table-cell>
        </table:table-row>
        <table:table-row table:style-name="ro1">
          <table:table-cell office:value-type="float" office:value="89.2466" calcext:value-type="float">
            <text:p>89.2466</text:p>
          </table:table-cell>
        </table:table-row>
        <table:table-row table:style-name="ro1">
          <table:table-cell office:value-type="float" office:value="89.1142" calcext:value-type="float">
            <text:p>89.1142</text:p>
          </table:table-cell>
        </table:table-row>
        <table:table-row table:style-name="ro1">
          <table:table-cell office:value-type="float" office:value="89.3597" calcext:value-type="float">
            <text:p>89.3597</text:p>
          </table:table-cell>
        </table:table-row>
        <table:table-row table:style-name="ro1">
          <table:table-cell office:value-type="float" office:value="88.8846" calcext:value-type="float">
            <text:p>88.8846</text:p>
          </table:table-cell>
        </table:table-row>
        <table:table-row table:style-name="ro1">
          <table:table-cell office:value-type="float" office:value="88.7036" calcext:value-type="float">
            <text:p>88.7036</text:p>
          </table:table-cell>
        </table:table-row>
        <table:table-row table:style-name="ro1">
          <table:table-cell office:value-type="float" office:value="89.1674" calcext:value-type="float">
            <text:p>89.1674</text:p>
          </table:table-cell>
        </table:table-row>
        <table:table-row table:style-name="ro1">
          <table:table-cell office:value-type="float" office:value="-89.9838" calcext:value-type="float">
            <text:p>-89.9838</text:p>
          </table:table-cell>
        </table:table-row>
        <table:table-row table:style-name="ro1">
          <table:table-cell office:value-type="float" office:value="-89.1949" calcext:value-type="float">
            <text:p>-89.1949</text:p>
          </table:table-cell>
        </table:table-row>
        <table:table-row table:style-name="ro1">
          <table:table-cell office:value-type="float" office:value="89.3052" calcext:value-type="float">
            <text:p>89.3052</text:p>
          </table:table-cell>
        </table:table-row>
        <table:table-row table:style-name="ro1">
          <table:table-cell office:value-type="float" office:value="89.095" calcext:value-type="float">
            <text:p>89.095</text:p>
          </table:table-cell>
        </table:table-row>
        <table:table-row table:style-name="ro1">
          <table:table-cell office:value-type="float" office:value="88.3246" calcext:value-type="float">
            <text:p>88.3246</text:p>
          </table:table-cell>
        </table:table-row>
        <table:table-row table:style-name="ro1">
          <table:table-cell office:value-type="float" office:value="88.7079" calcext:value-type="float">
            <text:p>88.7079</text:p>
          </table:table-cell>
        </table:table-row>
        <table:table-row table:style-name="ro1">
          <table:table-cell office:value-type="float" office:value="89.6787" calcext:value-type="float">
            <text:p>89.6787</text:p>
          </table:table-cell>
        </table:table-row>
        <table:table-row table:style-name="ro1">
          <table:table-cell office:value-type="float" office:value="88.8725" calcext:value-type="float">
            <text:p>88.8725</text:p>
          </table:table-cell>
        </table:table-row>
        <table:table-row table:style-name="ro1">
          <table:table-cell office:value-type="float" office:value="89.6706" calcext:value-type="float">
            <text:p>89.6706</text:p>
          </table:table-cell>
        </table:table-row>
        <table:table-row table:style-name="ro1">
          <table:table-cell office:value-type="float" office:value="88.852" calcext:value-type="float">
            <text:p>88.852</text:p>
          </table:table-cell>
        </table:table-row>
        <table:table-row table:style-name="ro1">
          <table:table-cell office:value-type="float" office:value="-89.0997" calcext:value-type="float">
            <text:p>-89.0997</text:p>
          </table:table-cell>
        </table:table-row>
        <table:table-row table:style-name="ro1">
          <table:table-cell office:value-type="float" office:value="89.7626" calcext:value-type="float">
            <text:p>89.7626</text:p>
          </table:table-cell>
        </table:table-row>
        <table:table-row table:style-name="ro1">
          <table:table-cell office:value-type="float" office:value="-89.7596" calcext:value-type="float">
            <text:p>-89.7596</text:p>
          </table:table-cell>
        </table:table-row>
        <table:table-row table:style-name="ro1">
          <table:table-cell office:value-type="float" office:value="88.0748" calcext:value-type="float">
            <text:p>88.0748</text:p>
          </table:table-cell>
        </table:table-row>
        <table:table-row table:style-name="ro1">
          <table:table-cell office:value-type="float" office:value="89.5732" calcext:value-type="float">
            <text:p>89.5732</text:p>
          </table:table-cell>
        </table:table-row>
        <table:table-row table:style-name="ro1">
          <table:table-cell office:value-type="float" office:value="89.7121" calcext:value-type="float">
            <text:p>89.7121</text:p>
          </table:table-cell>
        </table:table-row>
        <table:table-row table:style-name="ro1">
          <table:table-cell office:value-type="float" office:value="-89.8565" calcext:value-type="float">
            <text:p>-89.8565</text:p>
          </table:table-cell>
        </table:table-row>
        <table:table-row table:style-name="ro1">
          <table:table-cell office:value-type="float" office:value="89.8666" calcext:value-type="float">
            <text:p>89.8666</text:p>
          </table:table-cell>
        </table:table-row>
        <table:table-row table:style-name="ro1">
          <table:table-cell office:value-type="float" office:value="89.7694" calcext:value-type="float">
            <text:p>89.7694</text:p>
          </table:table-cell>
        </table:table-row>
        <table:table-row table:style-name="ro1">
          <table:table-cell office:value-type="float" office:value="89.7519" calcext:value-type="float">
            <text:p>89.7519</text:p>
          </table:table-cell>
        </table:table-row>
        <table:table-row table:style-name="ro1">
          <table:table-cell office:value-type="float" office:value="-89.2252" calcext:value-type="float">
            <text:p>-89.2252</text:p>
          </table:table-cell>
        </table:table-row>
        <table:table-row table:style-name="ro1">
          <table:table-cell office:value-type="float" office:value="-89.5513" calcext:value-type="float">
            <text:p>-89.5513</text:p>
          </table:table-cell>
        </table:table-row>
        <table:table-row table:style-name="ro1">
          <table:table-cell office:value-type="float" office:value="-89.87" calcext:value-type="float">
            <text:p>-89.87</text:p>
          </table:table-cell>
        </table:table-row>
        <table:table-row table:style-name="ro1">
          <table:table-cell office:value-type="float" office:value="89.6091" calcext:value-type="float">
            <text:p>89.6091</text:p>
          </table:table-cell>
        </table:table-row>
        <table:table-row table:style-name="ro1">
          <table:table-cell office:value-type="float" office:value="89.8486" calcext:value-type="float">
            <text:p>89.8486</text:p>
          </table:table-cell>
        </table:table-row>
        <table:table-row table:style-name="ro1">
          <table:table-cell office:value-type="float" office:value="-89.9435" calcext:value-type="float">
            <text:p>-89.9435</text:p>
          </table:table-cell>
        </table:table-row>
        <table:table-row table:style-name="ro1">
          <table:table-cell office:value-type="float" office:value="-88.9145" calcext:value-type="float">
            <text:p>-88.9145</text:p>
          </table:table-cell>
        </table:table-row>
        <table:table-row table:style-name="ro1">
          <table:table-cell office:value-type="float" office:value="89.0747" calcext:value-type="float">
            <text:p>89.0747</text:p>
          </table:table-cell>
        </table:table-row>
        <table:table-row table:style-name="ro1">
          <table:table-cell office:value-type="float" office:value="-89.9486" calcext:value-type="float">
            <text:p>-89.9486</text:p>
          </table:table-cell>
        </table:table-row>
        <table:table-row table:style-name="ro1">
          <table:table-cell office:value-type="float" office:value="-89.7867" calcext:value-type="float">
            <text:p>-89.7867</text:p>
          </table:table-cell>
        </table:table-row>
        <table:table-row table:style-name="ro1">
          <table:table-cell office:value-type="float" office:value="89.5527" calcext:value-type="float">
            <text:p>89.5527</text:p>
          </table:table-cell>
        </table:table-row>
        <table:table-row table:style-name="ro1">
          <table:table-cell office:value-type="float" office:value="89.8289" calcext:value-type="float">
            <text:p>89.8289</text:p>
          </table:table-cell>
        </table:table-row>
        <table:table-row table:style-name="ro1">
          <table:table-cell office:value-type="float" office:value="-89.3852" calcext:value-type="float">
            <text:p>-89.3852</text:p>
          </table:table-cell>
        </table:table-row>
        <table:table-row table:style-name="ro1">
          <table:table-cell office:value-type="float" office:value="-89.8993" calcext:value-type="float">
            <text:p>-89.8993</text:p>
          </table:table-cell>
        </table:table-row>
        <table:table-row table:style-name="ro1">
          <table:table-cell office:value-type="float" office:value="89.1402" calcext:value-type="float">
            <text:p>89.1402</text:p>
          </table:table-cell>
        </table:table-row>
        <table:table-row table:style-name="ro1">
          <table:table-cell office:value-type="float" office:value="89.8253" calcext:value-type="float">
            <text:p>89.8253</text:p>
          </table:table-cell>
        </table:table-row>
        <table:table-row table:style-name="ro1">
          <table:table-cell office:value-type="float" office:value="-89.561" calcext:value-type="float">
            <text:p>-89.561</text:p>
          </table:table-cell>
        </table:table-row>
        <table:table-row table:style-name="ro1">
          <table:table-cell office:value-type="float" office:value="89.483" calcext:value-type="float">
            <text:p>89.483</text:p>
          </table:table-cell>
        </table:table-row>
        <table:table-row table:style-name="ro1">
          <table:table-cell office:value-type="float" office:value="89.5792" calcext:value-type="float">
            <text:p>89.5792</text:p>
          </table:table-cell>
        </table:table-row>
        <table:table-row table:style-name="ro1">
          <table:table-cell office:value-type="float" office:value="-89.505" calcext:value-type="float">
            <text:p>-89.505</text:p>
          </table:table-cell>
        </table:table-row>
        <table:table-row table:style-name="ro1">
          <table:table-cell office:value-type="float" office:value="-89.5831" calcext:value-type="float">
            <text:p>-89.5831</text:p>
          </table:table-cell>
        </table:table-row>
        <table:table-row table:style-name="ro1">
          <table:table-cell office:value-type="float" office:value="-89.9068" calcext:value-type="float">
            <text:p>-89.9068</text:p>
          </table:table-cell>
        </table:table-row>
        <table:table-row table:style-name="ro1">
          <table:table-cell office:value-type="float" office:value="89.1762" calcext:value-type="float">
            <text:p>89.1762</text:p>
          </table:table-cell>
        </table:table-row>
        <table:table-row table:style-name="ro1">
          <table:table-cell office:value-type="float" office:value="89.5218" calcext:value-type="float">
            <text:p>89.5218</text:p>
          </table:table-cell>
        </table:table-row>
        <table:table-row table:style-name="ro1">
          <table:table-cell office:value-type="float" office:value="-89.9487" calcext:value-type="float">
            <text:p>-89.9487</text:p>
          </table:table-cell>
        </table:table-row>
        <table:table-row table:style-name="ro1">
          <table:table-cell office:value-type="float" office:value="89.5205" calcext:value-type="float">
            <text:p>89.5205</text:p>
          </table:table-cell>
        </table:table-row>
        <table:table-row table:style-name="ro1">
          <table:table-cell office:value-type="float" office:value="89.6248" calcext:value-type="float">
            <text:p>89.6248</text:p>
          </table:table-cell>
        </table:table-row>
        <table:table-row table:style-name="ro1">
          <table:table-cell office:value-type="float" office:value="-89.851" calcext:value-type="float">
            <text:p>-89.851</text:p>
          </table:table-cell>
        </table:table-row>
        <table:table-row table:style-name="ro1">
          <table:table-cell office:value-type="float" office:value="89.875" calcext:value-type="float">
            <text:p>89.875</text:p>
          </table:table-cell>
        </table:table-row>
        <table:table-row table:style-name="ro1">
          <table:table-cell office:value-type="float" office:value="-89.9365" calcext:value-type="float">
            <text:p>-89.9365</text:p>
          </table:table-cell>
        </table:table-row>
        <table:table-row table:style-name="ro1">
          <table:table-cell office:value-type="float" office:value="-89.6903" calcext:value-type="float">
            <text:p>-89.6903</text:p>
          </table:table-cell>
        </table:table-row>
        <table:table-row table:style-name="ro1">
          <table:table-cell office:value-type="float" office:value="89.6898" calcext:value-type="float">
            <text:p>89.6898</text:p>
          </table:table-cell>
        </table:table-row>
        <table:table-row table:style-name="ro1">
          <table:table-cell office:value-type="float" office:value="-89.8498" calcext:value-type="float">
            <text:p>-89.8498</text:p>
          </table:table-cell>
        </table:table-row>
        <table:table-row table:style-name="ro1">
          <table:table-cell office:value-type="float" office:value="89.4081" calcext:value-type="float">
            <text:p>89.4081</text:p>
          </table:table-cell>
        </table:table-row>
        <table:table-row table:style-name="ro1">
          <table:table-cell office:value-type="float" office:value="89.7308" calcext:value-type="float">
            <text:p>89.7308</text:p>
          </table:table-cell>
        </table:table-row>
        <table:table-row table:style-name="ro1">
          <table:table-cell office:value-type="float" office:value="89.7949" calcext:value-type="float">
            <text:p>89.7949</text:p>
          </table:table-cell>
        </table:table-row>
        <table:table-row table:style-name="ro1">
          <table:table-cell office:value-type="float" office:value="89.9961" calcext:value-type="float">
            <text:p>89.9961</text:p>
          </table:table-cell>
        </table:table-row>
        <table:table-row table:style-name="ro1">
          <table:table-cell office:value-type="float" office:value="89.8387" calcext:value-type="float">
            <text:p>89.8387</text:p>
          </table:table-cell>
        </table:table-row>
        <table:table-row table:style-name="ro1">
          <table:table-cell office:value-type="float" office:value="89.5302" calcext:value-type="float">
            <text:p>89.5302</text:p>
          </table:table-cell>
        </table:table-row>
        <table:table-row table:style-name="ro1">
          <table:table-cell office:value-type="float" office:value="-89.995" calcext:value-type="float">
            <text:p>-89.995</text:p>
          </table:table-cell>
        </table:table-row>
        <table:table-row table:style-name="ro1">
          <table:table-cell office:value-type="float" office:value="-89.7631" calcext:value-type="float">
            <text:p>-89.7631</text:p>
          </table:table-cell>
        </table:table-row>
        <table:table-row table:style-name="ro1">
          <table:table-cell office:value-type="float" office:value="-89.8488" calcext:value-type="float">
            <text:p>-89.8488</text:p>
          </table:table-cell>
        </table:table-row>
        <table:table-row table:style-name="ro1">
          <table:table-cell office:value-type="float" office:value="-89.3196" calcext:value-type="float">
            <text:p>-89.3196</text:p>
          </table:table-cell>
        </table:table-row>
        <table:table-row table:style-name="ro1">
          <table:table-cell office:value-type="float" office:value="-89.9701" calcext:value-type="float">
            <text:p>-89.9701</text:p>
          </table:table-cell>
        </table:table-row>
        <table:table-row table:style-name="ro1">
          <table:table-cell office:value-type="float" office:value="89.9827" calcext:value-type="float">
            <text:p>89.9827</text:p>
          </table:table-cell>
        </table:table-row>
        <table:table-row table:style-name="ro1">
          <table:table-cell office:value-type="float" office:value="-89.9761" calcext:value-type="float">
            <text:p>-89.9761</text:p>
          </table:table-cell>
        </table:table-row>
        <table:table-row table:style-name="ro1">
          <table:table-cell office:value-type="float" office:value="-89.4209" calcext:value-type="float">
            <text:p>-89.4209</text:p>
          </table:table-cell>
        </table:table-row>
        <table:table-row table:style-name="ro1">
          <table:table-cell office:value-type="float" office:value="-89.8561" calcext:value-type="float">
            <text:p>-89.8561</text:p>
          </table:table-cell>
        </table:table-row>
        <table:table-row table:style-name="ro1">
          <table:table-cell office:value-type="float" office:value="-89.5508" calcext:value-type="float">
            <text:p>-89.5508</text:p>
          </table:table-cell>
        </table:table-row>
        <table:table-row table:style-name="ro1">
          <table:table-cell office:value-type="float" office:value="89.7704" calcext:value-type="float">
            <text:p>89.7704</text:p>
          </table:table-cell>
        </table:table-row>
        <table:table-row table:style-name="ro1">
          <table:table-cell office:value-type="float" office:value="-89.7093" calcext:value-type="float">
            <text:p>-89.7093</text:p>
          </table:table-cell>
        </table:table-row>
        <table:table-row table:style-name="ro1">
          <table:table-cell office:value-type="float" office:value="89.8358" calcext:value-type="float">
            <text:p>89.8358</text:p>
          </table:table-cell>
        </table:table-row>
        <table:table-row table:style-name="ro1">
          <table:table-cell office:value-type="float" office:value="89.7841" calcext:value-type="float">
            <text:p>89.7841</text:p>
          </table:table-cell>
        </table:table-row>
        <table:table-row table:style-name="ro1">
          <table:table-cell office:value-type="float" office:value="-89.7178" calcext:value-type="float">
            <text:p>-89.7178</text:p>
          </table:table-cell>
        </table:table-row>
        <table:table-row table:style-name="ro1">
          <table:table-cell office:value-type="float" office:value="89.8131" calcext:value-type="float">
            <text:p>89.8131</text:p>
          </table:table-cell>
        </table:table-row>
        <table:table-row table:style-name="ro1">
          <table:table-cell office:value-type="float" office:value="-89.8497" calcext:value-type="float">
            <text:p>-89.8497</text:p>
          </table:table-cell>
        </table:table-row>
        <table:table-row table:style-name="ro1">
          <table:table-cell office:value-type="float" office:value="-89.6203" calcext:value-type="float">
            <text:p>-89.6203</text:p>
          </table:table-cell>
        </table:table-row>
        <table:table-row table:style-name="ro1">
          <table:table-cell office:value-type="float" office:value="-89.6325" calcext:value-type="float">
            <text:p>-89.6325</text:p>
          </table:table-cell>
        </table:table-row>
        <table:table-row table:style-name="ro1">
          <table:table-cell office:value-type="float" office:value="89.6932" calcext:value-type="float">
            <text:p>89.6932</text:p>
          </table:table-cell>
        </table:table-row>
        <table:table-row table:style-name="ro1">
          <table:table-cell office:value-type="float" office:value="-89.7501" calcext:value-type="float">
            <text:p>-89.7501</text:p>
          </table:table-cell>
        </table:table-row>
        <table:table-row table:style-name="ro1">
          <table:table-cell office:value-type="float" office:value="89.2109" calcext:value-type="float">
            <text:p>89.2109</text:p>
          </table:table-cell>
        </table:table-row>
        <table:table-row table:style-name="ro1">
          <table:table-cell office:value-type="float" office:value="89.2104" calcext:value-type="float">
            <text:p>89.2104</text:p>
          </table:table-cell>
        </table:table-row>
        <table:table-row table:style-name="ro1">
          <table:table-cell office:value-type="float" office:value="89.9604" calcext:value-type="float">
            <text:p>89.9604</text:p>
          </table:table-cell>
        </table:table-row>
        <table:table-row table:style-name="ro1">
          <table:table-cell office:value-type="float" office:value="89.7526" calcext:value-type="float">
            <text:p>89.7526</text:p>
          </table:table-cell>
        </table:table-row>
        <table:table-row table:style-name="ro1">
          <table:table-cell office:value-type="float" office:value="89.6606" calcext:value-type="float">
            <text:p>89.6606</text:p>
          </table:table-cell>
        </table:table-row>
        <table:table-row table:style-name="ro1">
          <table:table-cell office:value-type="float" office:value="-89.7562" calcext:value-type="float">
            <text:p>-89.7562</text:p>
          </table:table-cell>
        </table:table-row>
        <table:table-row table:style-name="ro1">
          <table:table-cell office:value-type="float" office:value="-89.8113" calcext:value-type="float">
            <text:p>-89.8113</text:p>
          </table:table-cell>
        </table:table-row>
        <table:table-row table:style-name="ro1">
          <table:table-cell office:value-type="float" office:value="-89.718" calcext:value-type="float">
            <text:p>-89.718</text:p>
          </table:table-cell>
        </table:table-row>
        <table:table-row table:style-name="ro1">
          <table:table-cell office:value-type="float" office:value="89.3065" calcext:value-type="float">
            <text:p>89.3065</text:p>
          </table:table-cell>
        </table:table-row>
        <table:table-row table:style-name="ro1">
          <table:table-cell office:value-type="float" office:value="-89.8705" calcext:value-type="float">
            <text:p>-89.8705</text:p>
          </table:table-cell>
        </table:table-row>
        <table:table-row table:style-name="ro1">
          <table:table-cell office:value-type="float" office:value="89.7804" calcext:value-type="float">
            <text:p>89.7804</text:p>
          </table:table-cell>
        </table:table-row>
        <table:table-row table:style-name="ro1">
          <table:table-cell office:value-type="float" office:value="89.3713" calcext:value-type="float">
            <text:p>89.3713</text:p>
          </table:table-cell>
        </table:table-row>
        <table:table-row table:style-name="ro1">
          <table:table-cell office:value-type="float" office:value="89.2649" calcext:value-type="float">
            <text:p>89.2649</text:p>
          </table:table-cell>
        </table:table-row>
        <table:table-row table:style-name="ro1">
          <table:table-cell office:value-type="float" office:value="89.6268" calcext:value-type="float">
            <text:p>89.6268</text:p>
          </table:table-cell>
        </table:table-row>
        <table:table-row table:style-name="ro1">
          <table:table-cell office:value-type="float" office:value="-89.5392" calcext:value-type="float">
            <text:p>-89.5392</text:p>
          </table:table-cell>
        </table:table-row>
        <table:table-row table:style-name="ro1">
          <table:table-cell office:value-type="float" office:value="89.6669" calcext:value-type="float">
            <text:p>89.6669</text:p>
          </table:table-cell>
        </table:table-row>
        <table:table-row table:style-name="ro1">
          <table:table-cell office:value-type="float" office:value="89.7671" calcext:value-type="float">
            <text:p>89.7671</text:p>
          </table:table-cell>
        </table:table-row>
        <table:table-row table:style-name="ro1">
          <table:table-cell office:value-type="float" office:value="-89.693" calcext:value-type="float">
            <text:p>-89.693</text:p>
          </table:table-cell>
        </table:table-row>
        <table:table-row table:style-name="ro1">
          <table:table-cell office:value-type="float" office:value="89.6421" calcext:value-type="float">
            <text:p>89.6421</text:p>
          </table:table-cell>
        </table:table-row>
        <table:table-row table:style-name="ro1">
          <table:table-cell office:value-type="float" office:value="88.4209" calcext:value-type="float">
            <text:p>88.4209</text:p>
          </table:table-cell>
        </table:table-row>
        <table:table-row table:style-name="ro1">
          <table:table-cell office:value-type="float" office:value="88.4238" calcext:value-type="float">
            <text:p>88.4238</text:p>
          </table:table-cell>
        </table:table-row>
        <table:table-row table:style-name="ro1">
          <table:table-cell office:value-type="float" office:value="88.4064" calcext:value-type="float">
            <text:p>88.4064</text:p>
          </table:table-cell>
        </table:table-row>
        <table:table-row table:style-name="ro1">
          <table:table-cell office:value-type="float" office:value="88.116" calcext:value-type="float">
            <text:p>88.116</text:p>
          </table:table-cell>
        </table:table-row>
        <table:table-row table:style-name="ro1">
          <table:table-cell office:value-type="float" office:value="89.6266" calcext:value-type="float">
            <text:p>89.6266</text:p>
          </table:table-cell>
        </table:table-row>
        <table:table-row table:style-name="ro1">
          <table:table-cell office:value-type="float" office:value="88.614" calcext:value-type="float">
            <text:p>88.614</text:p>
          </table:table-cell>
        </table:table-row>
        <table:table-row table:style-name="ro1">
          <table:table-cell office:value-type="float" office:value="88.003" calcext:value-type="float">
            <text:p>88.003</text:p>
          </table:table-cell>
        </table:table-row>
        <table:table-row table:style-name="ro1">
          <table:table-cell office:value-type="float" office:value="-89.793" calcext:value-type="float">
            <text:p>-89.793</text:p>
          </table:table-cell>
        </table:table-row>
        <table:table-row table:style-name="ro1">
          <table:table-cell office:value-type="float" office:value="89.3029" calcext:value-type="float">
            <text:p>89.3029</text:p>
          </table:table-cell>
        </table:table-row>
        <table:table-row table:style-name="ro1">
          <table:table-cell office:value-type="float" office:value="88.8803" calcext:value-type="float">
            <text:p>88.8803</text:p>
          </table:table-cell>
        </table:table-row>
        <table:table-row table:style-name="ro1">
          <table:table-cell office:value-type="float" office:value="88.7007" calcext:value-type="float">
            <text:p>88.7007</text:p>
          </table:table-cell>
        </table:table-row>
        <table:table-row table:style-name="ro1">
          <table:table-cell office:value-type="float" office:value="88.9629" calcext:value-type="float">
            <text:p>88.9629</text:p>
          </table:table-cell>
        </table:table-row>
        <table:table-row table:style-name="ro1">
          <table:table-cell office:value-type="float" office:value="88.3824" calcext:value-type="float">
            <text:p>88.3824</text:p>
          </table:table-cell>
        </table:table-row>
        <table:table-row table:style-name="ro1">
          <table:table-cell office:value-type="float" office:value="88.5896" calcext:value-type="float">
            <text:p>88.5896</text:p>
          </table:table-cell>
        </table:table-row>
        <table:table-row table:style-name="ro1">
          <table:table-cell office:value-type="float" office:value="88.9774" calcext:value-type="float">
            <text:p>88.9774</text:p>
          </table:table-cell>
        </table:table-row>
        <table:table-row table:style-name="ro1">
          <table:table-cell office:value-type="float" office:value="88.399" calcext:value-type="float">
            <text:p>88.399</text:p>
          </table:table-cell>
        </table:table-row>
        <table:table-row table:style-name="ro1">
          <table:table-cell office:value-type="float" office:value="88.8356" calcext:value-type="float">
            <text:p>88.8356</text:p>
          </table:table-cell>
        </table:table-row>
        <table:table-row table:style-name="ro1">
          <table:table-cell office:value-type="float" office:value="87.8011" calcext:value-type="float">
            <text:p>87.8011</text:p>
          </table:table-cell>
        </table:table-row>
        <table:table-row table:style-name="ro1">
          <table:table-cell office:value-type="float" office:value="89.0538" calcext:value-type="float">
            <text:p>89.0538</text:p>
          </table:table-cell>
        </table:table-row>
        <table:table-row table:style-name="ro1">
          <table:table-cell office:value-type="float" office:value="89.5234" calcext:value-type="float">
            <text:p>89.5234</text:p>
          </table:table-cell>
        </table:table-row>
        <table:table-row table:style-name="ro1">
          <table:table-cell office:value-type="float" office:value="89.2902" calcext:value-type="float">
            <text:p>89.2902</text:p>
          </table:table-cell>
        </table:table-row>
        <table:table-row table:style-name="ro1">
          <table:table-cell office:value-type="float" office:value="88.808" calcext:value-type="float">
            <text:p>88.808</text:p>
          </table:table-cell>
        </table:table-row>
        <table:table-row table:style-name="ro1">
          <table:table-cell office:value-type="float" office:value="-89.9867" calcext:value-type="float">
            <text:p>-89.9867</text:p>
          </table:table-cell>
        </table:table-row>
        <table:table-row table:style-name="ro1">
          <table:table-cell office:value-type="float" office:value="89.2033" calcext:value-type="float">
            <text:p>89.2033</text:p>
          </table:table-cell>
        </table:table-row>
        <table:table-row table:style-name="ro1">
          <table:table-cell office:value-type="float" office:value="-89.7699" calcext:value-type="float">
            <text:p>-89.7699</text:p>
          </table:table-cell>
        </table:table-row>
        <table:table-row table:style-name="ro1">
          <table:table-cell office:value-type="float" office:value="88.8185" calcext:value-type="float">
            <text:p>88.8185</text:p>
          </table:table-cell>
        </table:table-row>
        <table:table-row table:style-name="ro1">
          <table:table-cell office:value-type="float" office:value="89.5151" calcext:value-type="float">
            <text:p>89.5151</text:p>
          </table:table-cell>
        </table:table-row>
        <table:table-row table:style-name="ro1">
          <table:table-cell office:value-type="float" office:value="89.9019" calcext:value-type="float">
            <text:p>89.9019</text:p>
          </table:table-cell>
        </table:table-row>
        <table:table-row table:style-name="ro1">
          <table:table-cell office:value-type="float" office:value="89.8324" calcext:value-type="float">
            <text:p>89.8324</text:p>
          </table:table-cell>
        </table:table-row>
        <table:table-row table:style-name="ro1">
          <table:table-cell office:value-type="float" office:value="89.1333" calcext:value-type="float">
            <text:p>89.1333</text:p>
          </table:table-cell>
        </table:table-row>
        <table:table-row table:style-name="ro1">
          <table:table-cell office:value-type="float" office:value="89.2813" calcext:value-type="float">
            <text:p>89.2813</text:p>
          </table:table-cell>
        </table:table-row>
        <table:table-row table:style-name="ro1">
          <table:table-cell office:value-type="float" office:value="88.8698" calcext:value-type="float">
            <text:p>88.8698</text:p>
          </table:table-cell>
        </table:table-row>
        <table:table-row table:style-name="ro1">
          <table:table-cell office:value-type="float" office:value="88.4669" calcext:value-type="float">
            <text:p>88.4669</text:p>
          </table:table-cell>
        </table:table-row>
        <table:table-row table:style-name="ro1">
          <table:table-cell office:value-type="float" office:value="89.4241" calcext:value-type="float">
            <text:p>89.4241</text:p>
          </table:table-cell>
        </table:table-row>
        <table:table-row table:style-name="ro1">
          <table:table-cell office:value-type="float" office:value="89.7341" calcext:value-type="float">
            <text:p>89.7341</text:p>
          </table:table-cell>
        </table:table-row>
        <table:table-row table:style-name="ro1">
          <table:table-cell office:value-type="float" office:value="89.0746" calcext:value-type="float">
            <text:p>89.0746</text:p>
          </table:table-cell>
        </table:table-row>
        <table:table-row table:style-name="ro1">
          <table:table-cell office:value-type="float" office:value="88.8664" calcext:value-type="float">
            <text:p>88.8664</text:p>
          </table:table-cell>
        </table:table-row>
        <table:table-row table:style-name="ro1">
          <table:table-cell office:value-type="float" office:value="88.1655" calcext:value-type="float">
            <text:p>88.1655</text:p>
          </table:table-cell>
        </table:table-row>
        <table:table-row table:style-name="ro1">
          <table:table-cell office:value-type="float" office:value="88.9048" calcext:value-type="float">
            <text:p>88.9048</text:p>
          </table:table-cell>
        </table:table-row>
        <table:table-row table:style-name="ro1">
          <table:table-cell office:value-type="float" office:value="88.4192" calcext:value-type="float">
            <text:p>88.4192</text:p>
          </table:table-cell>
        </table:table-row>
        <table:table-row table:style-name="ro1">
          <table:table-cell office:value-type="float" office:value="87.9604" calcext:value-type="float">
            <text:p>87.9604</text:p>
          </table:table-cell>
        </table:table-row>
        <table:table-row table:style-name="ro1">
          <table:table-cell office:value-type="float" office:value="89.8017" calcext:value-type="float">
            <text:p>89.8017</text:p>
          </table:table-cell>
        </table:table-row>
        <table:table-row table:style-name="ro1">
          <table:table-cell office:value-type="float" office:value="89.5546" calcext:value-type="float">
            <text:p>89.5546</text:p>
          </table:table-cell>
        </table:table-row>
        <table:table-row table:style-name="ro1">
          <table:table-cell office:value-type="float" office:value="88.8734" calcext:value-type="float">
            <text:p>88.8734</text:p>
          </table:table-cell>
        </table:table-row>
        <table:table-row table:style-name="ro1">
          <table:table-cell office:value-type="float" office:value="89.3992" calcext:value-type="float">
            <text:p>89.3992</text:p>
          </table:table-cell>
        </table:table-row>
        <table:table-row table:style-name="ro1">
          <table:table-cell office:value-type="float" office:value="89.963" calcext:value-type="float">
            <text:p>89.963</text:p>
          </table:table-cell>
        </table:table-row>
        <table:table-row table:style-name="ro1">
          <table:table-cell office:value-type="float" office:value="-89.3235" calcext:value-type="float">
            <text:p>-89.3235</text:p>
          </table:table-cell>
        </table:table-row>
        <table:table-row table:style-name="ro1">
          <table:table-cell office:value-type="float" office:value="-89.8226" calcext:value-type="float">
            <text:p>-89.8226</text:p>
          </table:table-cell>
        </table:table-row>
        <table:table-row table:style-name="ro1">
          <table:table-cell office:value-type="float" office:value="89.7839" calcext:value-type="float">
            <text:p>89.7839</text:p>
          </table:table-cell>
        </table:table-row>
        <table:table-row table:style-name="ro1">
          <table:table-cell office:value-type="float" office:value="88.9321" calcext:value-type="float">
            <text:p>88.9321</text:p>
          </table:table-cell>
        </table:table-row>
        <table:table-row table:style-name="ro1">
          <table:table-cell office:value-type="float" office:value="-89.5537" calcext:value-type="float">
            <text:p>-89.5537</text:p>
          </table:table-cell>
        </table:table-row>
        <table:table-row table:style-name="ro1">
          <table:table-cell office:value-type="float" office:value="89.6639" calcext:value-type="float">
            <text:p>89.6639</text:p>
          </table:table-cell>
        </table:table-row>
        <table:table-row table:style-name="ro1">
          <table:table-cell office:value-type="float" office:value="-89.7169" calcext:value-type="float">
            <text:p>-89.7169</text:p>
          </table:table-cell>
        </table:table-row>
        <table:table-row table:style-name="ro1">
          <table:table-cell office:value-type="float" office:value="-89.4355" calcext:value-type="float">
            <text:p>-89.4355</text:p>
          </table:table-cell>
        </table:table-row>
        <table:table-row table:style-name="ro1">
          <table:table-cell office:value-type="float" office:value="-89.3263" calcext:value-type="float">
            <text:p>-89.3263</text:p>
          </table:table-cell>
        </table:table-row>
        <table:table-row table:style-name="ro1">
          <table:table-cell office:value-type="float" office:value="-89.5615" calcext:value-type="float">
            <text:p>-89.5615</text:p>
          </table:table-cell>
        </table:table-row>
        <table:table-row table:style-name="ro1">
          <table:table-cell office:value-type="float" office:value="89.3497" calcext:value-type="float">
            <text:p>89.3497</text:p>
          </table:table-cell>
        </table:table-row>
        <table:table-row table:style-name="ro1">
          <table:table-cell office:value-type="float" office:value="-89.3181" calcext:value-type="float">
            <text:p>-89.3181</text:p>
          </table:table-cell>
        </table:table-row>
        <table:table-row table:style-name="ro1">
          <table:table-cell office:value-type="float" office:value="89.9421" calcext:value-type="float">
            <text:p>89.9421</text:p>
          </table:table-cell>
        </table:table-row>
        <table:table-row table:style-name="ro1">
          <table:table-cell office:value-type="float" office:value="88.9529" calcext:value-type="float">
            <text:p>88.9529</text:p>
          </table:table-cell>
        </table:table-row>
        <table:table-row table:style-name="ro1">
          <table:table-cell office:value-type="float" office:value="89.6872" calcext:value-type="float">
            <text:p>89.6872</text:p>
          </table:table-cell>
        </table:table-row>
        <table:table-row table:style-name="ro1">
          <table:table-cell office:value-type="float" office:value="-89.7418" calcext:value-type="float">
            <text:p>-89.7418</text:p>
          </table:table-cell>
        </table:table-row>
        <table:table-row table:style-name="ro1">
          <table:table-cell office:value-type="float" office:value="-88.7093" calcext:value-type="float">
            <text:p>-88.7093</text:p>
          </table:table-cell>
        </table:table-row>
        <table:table-row table:style-name="ro1">
          <table:table-cell office:value-type="float" office:value="89.7132" calcext:value-type="float">
            <text:p>89.7132</text:p>
          </table:table-cell>
        </table:table-row>
        <table:table-row table:style-name="ro1">
          <table:table-cell office:value-type="float" office:value="-89.4281" calcext:value-type="float">
            <text:p>-89.4281</text:p>
          </table:table-cell>
        </table:table-row>
        <table:table-row table:style-name="ro1">
          <table:table-cell office:value-type="float" office:value="-89.6019" calcext:value-type="float">
            <text:p>-89.6019</text:p>
          </table:table-cell>
        </table:table-row>
        <table:table-row table:style-name="ro1">
          <table:table-cell office:value-type="float" office:value="-88.4818" calcext:value-type="float">
            <text:p>-88.4818</text:p>
          </table:table-cell>
        </table:table-row>
        <table:table-row table:style-name="ro1">
          <table:table-cell office:value-type="float" office:value="-88.8836" calcext:value-type="float">
            <text:p>-88.8836</text:p>
          </table:table-cell>
        </table:table-row>
        <table:table-row table:style-name="ro1">
          <table:table-cell office:value-type="float" office:value="-88.776" calcext:value-type="float">
            <text:p>-88.776</text:p>
          </table:table-cell>
        </table:table-row>
        <table:table-row table:style-name="ro1">
          <table:table-cell office:value-type="float" office:value="-89.5382" calcext:value-type="float">
            <text:p>-89.5382</text:p>
          </table:table-cell>
        </table:table-row>
        <table:table-row table:style-name="ro1">
          <table:table-cell office:value-type="float" office:value="-88.9407" calcext:value-type="float">
            <text:p>-88.9407</text:p>
          </table:table-cell>
        </table:table-row>
        <table:table-row table:style-name="ro1">
          <table:table-cell office:value-type="float" office:value="-89.1394" calcext:value-type="float">
            <text:p>-89.1394</text:p>
          </table:table-cell>
        </table:table-row>
        <table:table-row table:style-name="ro1">
          <table:table-cell office:value-type="float" office:value="-88.9977" calcext:value-type="float">
            <text:p>-88.9977</text:p>
          </table:table-cell>
        </table:table-row>
        <table:table-row table:style-name="ro1">
          <table:table-cell office:value-type="float" office:value="89.917" calcext:value-type="float">
            <text:p>89.917</text:p>
          </table:table-cell>
        </table:table-row>
        <table:table-row table:style-name="ro1">
          <table:table-cell office:value-type="float" office:value="-89.2014" calcext:value-type="float">
            <text:p>-89.2014</text:p>
          </table:table-cell>
        </table:table-row>
        <table:table-row table:style-name="ro1">
          <table:table-cell office:value-type="float" office:value="-89.5144" calcext:value-type="float">
            <text:p>-89.5144</text:p>
          </table:table-cell>
        </table:table-row>
        <table:table-row table:style-name="ro1">
          <table:table-cell office:value-type="float" office:value="-88.6923" calcext:value-type="float">
            <text:p>-88.6923</text:p>
          </table:table-cell>
        </table:table-row>
        <table:table-row table:style-name="ro1">
          <table:table-cell office:value-type="float" office:value="-89.262" calcext:value-type="float">
            <text:p>-89.262</text:p>
          </table:table-cell>
        </table:table-row>
        <table:table-row table:style-name="ro1">
          <table:table-cell office:value-type="float" office:value="-88.9787" calcext:value-type="float">
            <text:p>-88.9787</text:p>
          </table:table-cell>
        </table:table-row>
        <table:table-row table:style-name="ro1">
          <table:table-cell office:value-type="float" office:value="-88.8298" calcext:value-type="float">
            <text:p>-88.8298</text:p>
          </table:table-cell>
        </table:table-row>
        <table:table-row table:style-name="ro1">
          <table:table-cell office:value-type="float" office:value="-88.4499" calcext:value-type="float">
            <text:p>-88.4499</text:p>
          </table:table-cell>
        </table:table-row>
        <table:table-row table:style-name="ro1">
          <table:table-cell office:value-type="float" office:value="-89.2167" calcext:value-type="float">
            <text:p>-89.2167</text:p>
          </table:table-cell>
        </table:table-row>
        <table:table-row table:style-name="ro1">
          <table:table-cell office:value-type="float" office:value="-89.8525" calcext:value-type="float">
            <text:p>-89.8525</text:p>
          </table:table-cell>
        </table:table-row>
        <table:table-row table:style-name="ro1">
          <table:table-cell office:value-type="float" office:value="-89.2738" calcext:value-type="float">
            <text:p>-89.2738</text:p>
          </table:table-cell>
        </table:table-row>
        <table:table-row table:style-name="ro1">
          <table:table-cell office:value-type="float" office:value="89.9468" calcext:value-type="float">
            <text:p>89.9468</text:p>
          </table:table-cell>
        </table:table-row>
        <table:table-row table:style-name="ro1">
          <table:table-cell office:value-type="float" office:value="89.8801" calcext:value-type="float">
            <text:p>89.8801</text:p>
          </table:table-cell>
        </table:table-row>
        <table:table-row table:style-name="ro1">
          <table:table-cell office:value-type="float" office:value="-89.1947" calcext:value-type="float">
            <text:p>-89.1947</text:p>
          </table:table-cell>
        </table:table-row>
        <table:table-row table:style-name="ro1">
          <table:table-cell office:value-type="float" office:value="-88.6963" calcext:value-type="float">
            <text:p>-88.6963</text:p>
          </table:table-cell>
        </table:table-row>
        <table:table-row table:style-name="ro1">
          <table:table-cell office:value-type="float" office:value="-88.9358" calcext:value-type="float">
            <text:p>-88.9358</text:p>
          </table:table-cell>
        </table:table-row>
        <table:table-row table:style-name="ro1">
          <table:table-cell office:value-type="float" office:value="-88.5762" calcext:value-type="float">
            <text:p>-88.5762</text:p>
          </table:table-cell>
        </table:table-row>
      </table:table>
      <table:table table:name="Milk" table:style-name="ta1">
        <table:shapes>
          <draw:frame draw:z-index="0" draw:style-name="gr1" draw:text-style-name="P1" svg:width="864pt" svg:height="576pt" svg:x="322.75pt" svg:y="0pt">
            <loext:p draw:notify-on-update-of-ranges="Milk.B1:Milk.B1 Milk.B2:Milk.B25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/>
          <table:table-cell office:value-type="string" calcext:value-type="string">
            <text:p>Valor calculado de ángulo</text:p>
          </table:table-cell>
          <table:table-cell/>
        </table:table-row>
        <table:table-row table:style-name="ro1">
          <table:table-cell/>
          <table:table-cell office:value-type="float" office:value="87.354" calcext:value-type="float">
            <text:p>87.35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87.572" calcext:value-type="float">
            <text:p>87.57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88.5537" calcext:value-type="float">
            <text:p>88.553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86.7318" calcext:value-type="float">
            <text:p>86.731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86.5944" calcext:value-type="float">
            <text:p>86.594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87.1315" calcext:value-type="float">
            <text:p>87.131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86.7225" calcext:value-type="float">
            <text:p>86.722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87.3842" calcext:value-type="float">
            <text:p>87.384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86.4475" calcext:value-type="float">
            <text:p>86.447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87.0764" calcext:value-type="float">
            <text:p>87.076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85.1366" calcext:value-type="float">
            <text:p>85.13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86.9232" calcext:value-type="float">
            <text:p>86.923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87.786" calcext:value-type="float">
            <text:p>87.78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87.762" calcext:value-type="float">
            <text:p>87.76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88.0115" calcext:value-type="float">
            <text:p>88.011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87.3307" calcext:value-type="float">
            <text:p>87.330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86.796" calcext:value-type="float">
            <text:p>86.79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85.6312" calcext:value-type="float">
            <text:p>85.631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87.2212" calcext:value-type="float">
            <text:p>87.221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85.8527" calcext:value-type="float">
            <text:p>85.852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86.49" calcext:value-type="float">
            <text:p>86.4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86.9597" calcext:value-type="float">
            <text:p>86.959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88.1464" calcext:value-type="float">
            <text:p>88.146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87.0193" calcext:value-type="float">
            <text:p>87.019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86.1981" calcext:value-type="float">
            <text:p>86.198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87.3589" calcext:value-type="float">
            <text:p>87.358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86.3594" calcext:value-type="float">
            <text:p>86.359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86.5028" calcext:value-type="float">
            <text:p>86.502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86.397" calcext:value-type="float">
            <text:p>86.39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86.7906" calcext:value-type="float">
            <text:p>86.790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87.5697" calcext:value-type="float">
            <text:p>87.569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85.9701" calcext:value-type="float">
            <text:p>85.970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87.038" calcext:value-type="float">
            <text:p>87.03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86.6847" calcext:value-type="float">
            <text:p>86.684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87.0187" calcext:value-type="float">
            <text:p>87.018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87.6418" calcext:value-type="float">
            <text:p>87.641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86.634" calcext:value-type="float">
            <text:p>86.63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86.8668" calcext:value-type="float">
            <text:p>86.866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87.2868" calcext:value-type="float">
            <text:p>87.286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87.8019" calcext:value-type="float">
            <text:p>87.801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85.0904" calcext:value-type="float">
            <text:p>85.090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87.8004" calcext:value-type="float">
            <text:p>87.800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86.0704" calcext:value-type="float">
            <text:p>86.070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86.4112" calcext:value-type="float">
            <text:p>86.411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86.1349" calcext:value-type="float">
            <text:p>86.134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86.5856" calcext:value-type="float">
            <text:p>86.585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86.5473" calcext:value-type="float">
            <text:p>86.547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86.6714" calcext:value-type="float">
            <text:p>86.671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86.3081" calcext:value-type="float">
            <text:p>86.308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86.2241" calcext:value-type="float">
            <text:p>86.224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86.508" calcext:value-type="float">
            <text:p>86.50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86.6215" calcext:value-type="float">
            <text:p>86.621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87.102" calcext:value-type="float">
            <text:p>87.10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87.5062" calcext:value-type="float">
            <text:p>87.506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86.5811" calcext:value-type="float">
            <text:p>86.581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86.5853" calcext:value-type="float">
            <text:p>86.585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85.861" calcext:value-type="float">
            <text:p>85.86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87.0241" calcext:value-type="float">
            <text:p>87.024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86.4577" calcext:value-type="float">
            <text:p>86.457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86.9239" calcext:value-type="float">
            <text:p>86.923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86.8348" calcext:value-type="float">
            <text:p>86.834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85.6112" calcext:value-type="float">
            <text:p>85.611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85.2729" calcext:value-type="float">
            <text:p>85.272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85.2424" calcext:value-type="float">
            <text:p>85.242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86.7673" calcext:value-type="float">
            <text:p>86.767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87.3297" calcext:value-type="float">
            <text:p>87.329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86.9032" calcext:value-type="float">
            <text:p>86.903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85.1791" calcext:value-type="float">
            <text:p>85.179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86.4043" calcext:value-type="float">
            <text:p>86.404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85.7818" calcext:value-type="float">
            <text:p>85.781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84.7713" calcext:value-type="float">
            <text:p>84.771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86.9866" calcext:value-type="float">
            <text:p>86.98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86.2919" calcext:value-type="float">
            <text:p>86.291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86.5511" calcext:value-type="float">
            <text:p>86.551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86.7144" calcext:value-type="float">
            <text:p>86.714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85.5044" calcext:value-type="float">
            <text:p>85.504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85.9694" calcext:value-type="float">
            <text:p>85.969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85.8011" calcext:value-type="float">
            <text:p>85.801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86.0993" calcext:value-type="float">
            <text:p>86.099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88.037" calcext:value-type="float">
            <text:p>88.03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86.3063" calcext:value-type="float">
            <text:p>86.306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86.6921" calcext:value-type="float">
            <text:p>86.692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87.6585" calcext:value-type="float">
            <text:p>87.658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87.2911" calcext:value-type="float">
            <text:p>87.291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86.7359" calcext:value-type="float">
            <text:p>86.735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85.7308" calcext:value-type="float">
            <text:p>85.730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86.597" calcext:value-type="float">
            <text:p>86.59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87.369" calcext:value-type="float">
            <text:p>87.36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85.6332" calcext:value-type="float">
            <text:p>85.633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86.6726" calcext:value-type="float">
            <text:p>86.672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87.8842" calcext:value-type="float">
            <text:p>87.884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86.975" calcext:value-type="float">
            <text:p>86.97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87.6266" calcext:value-type="float">
            <text:p>87.62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86.1225" calcext:value-type="float">
            <text:p>86.122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86.7847" calcext:value-type="float">
            <text:p>86.784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87.3498" calcext:value-type="float">
            <text:p>87.349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87.5671" calcext:value-type="float">
            <text:p>87.567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86.8229" calcext:value-type="float">
            <text:p>86.822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86.1053" calcext:value-type="float">
            <text:p>86.105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86.9948" calcext:value-type="float">
            <text:p>86.994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85.8794" calcext:value-type="float">
            <text:p>85.879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86.5846" calcext:value-type="float">
            <text:p>86.584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87.2734" calcext:value-type="float">
            <text:p>87.273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87.3528" calcext:value-type="float">
            <text:p>87.352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87.591" calcext:value-type="float">
            <text:p>87.59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87.4966" calcext:value-type="float">
            <text:p>87.49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87.1536" calcext:value-type="float">
            <text:p>87.153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87.6852" calcext:value-type="float">
            <text:p>87.685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87.7331" calcext:value-type="float">
            <text:p>87.733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87.7204" calcext:value-type="float">
            <text:p>87.720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86.5079" calcext:value-type="float">
            <text:p>86.507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86.5019" calcext:value-type="float">
            <text:p>86.501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86.9264" calcext:value-type="float">
            <text:p>86.926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88.3699" calcext:value-type="float">
            <text:p>88.369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88.3644" calcext:value-type="float">
            <text:p>88.364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87.12" calcext:value-type="float">
            <text:p>87.1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87.7221" calcext:value-type="float">
            <text:p>87.722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87.4907" calcext:value-type="float">
            <text:p>87.490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86.4251" calcext:value-type="float">
            <text:p>86.425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86.946" calcext:value-type="float">
            <text:p>86.94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87.8502" calcext:value-type="float">
            <text:p>87.850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87.0301" calcext:value-type="float">
            <text:p>87.030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87.4092" calcext:value-type="float">
            <text:p>87.409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87.7434" calcext:value-type="float">
            <text:p>87.743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88.4189" calcext:value-type="float">
            <text:p>88.418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87.2338" calcext:value-type="float">
            <text:p>87.233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86.341" calcext:value-type="float">
            <text:p>86.34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86.1694" calcext:value-type="float">
            <text:p>86.169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86.34" calcext:value-type="float">
            <text:p>86.3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86.6837" calcext:value-type="float">
            <text:p>86.683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87.2284" calcext:value-type="float">
            <text:p>87.228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87.3725" calcext:value-type="float">
            <text:p>87.372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86.0003" calcext:value-type="float">
            <text:p>86.000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86.4217" calcext:value-type="float">
            <text:p>86.421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86.5999" calcext:value-type="float">
            <text:p>86.599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87.5151" calcext:value-type="float">
            <text:p>87.515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85.8438" calcext:value-type="float">
            <text:p>85.843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85.7482" calcext:value-type="float">
            <text:p>85.748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86.3492" calcext:value-type="float">
            <text:p>86.349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87.6643" calcext:value-type="float">
            <text:p>87.664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87.6675" calcext:value-type="float">
            <text:p>87.667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87.5322" calcext:value-type="float">
            <text:p>87.532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87.0278" calcext:value-type="float">
            <text:p>87.027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86.5128" calcext:value-type="float">
            <text:p>86.512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86.6132" calcext:value-type="float">
            <text:p>86.613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86.9" calcext:value-type="float">
            <text:p>86.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85.7689" calcext:value-type="float">
            <text:p>85.768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86.9663" calcext:value-type="float">
            <text:p>86.966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86.4155" calcext:value-type="float">
            <text:p>86.415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86.5335" calcext:value-type="float">
            <text:p>86.533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86.0604" calcext:value-type="float">
            <text:p>86.060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86.7778" calcext:value-type="float">
            <text:p>86.777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87.3066" calcext:value-type="float">
            <text:p>87.30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87.6748" calcext:value-type="float">
            <text:p>87.674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86.6733" calcext:value-type="float">
            <text:p>86.673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86.5659" calcext:value-type="float">
            <text:p>86.565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87.0637" calcext:value-type="float">
            <text:p>87.063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87.7953" calcext:value-type="float">
            <text:p>87.795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86.6729" calcext:value-type="float">
            <text:p>86.672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86.7407" calcext:value-type="float">
            <text:p>86.740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86.8507" calcext:value-type="float">
            <text:p>86.850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86.1253" calcext:value-type="float">
            <text:p>86.125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87.2365" calcext:value-type="float">
            <text:p>87.236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87.7563" calcext:value-type="float">
            <text:p>87.756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86.1969" calcext:value-type="float">
            <text:p>86.196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87.1689" calcext:value-type="float">
            <text:p>87.168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87.497" calcext:value-type="float">
            <text:p>87.49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87.526" calcext:value-type="float">
            <text:p>87.52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86.8072" calcext:value-type="float">
            <text:p>86.807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87.4249" calcext:value-type="float">
            <text:p>87.424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87.726" calcext:value-type="float">
            <text:p>87.72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86.196" calcext:value-type="float">
            <text:p>86.19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87.1187" calcext:value-type="float">
            <text:p>87.118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87.8659" calcext:value-type="float">
            <text:p>87.865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85.9101" calcext:value-type="float">
            <text:p>85.910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88.1486" calcext:value-type="float">
            <text:p>88.148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86.3626" calcext:value-type="float">
            <text:p>86.362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87.2026" calcext:value-type="float">
            <text:p>87.202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86.448" calcext:value-type="float">
            <text:p>86.44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87.4376" calcext:value-type="float">
            <text:p>87.437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87.6674" calcext:value-type="float">
            <text:p>87.667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87.9176" calcext:value-type="float">
            <text:p>87.917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87.431" calcext:value-type="float">
            <text:p>87.43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85.3584" calcext:value-type="float">
            <text:p>85.358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87.5307" calcext:value-type="float">
            <text:p>87.530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87.9674" calcext:value-type="float">
            <text:p>87.967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87.8387" calcext:value-type="float">
            <text:p>87.838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86.6946" calcext:value-type="float">
            <text:p>86.694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87.3828" calcext:value-type="float">
            <text:p>87.382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87.7814" calcext:value-type="float">
            <text:p>87.781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88.134" calcext:value-type="float">
            <text:p>88.13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86.8338" calcext:value-type="float">
            <text:p>86.833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85.5253" calcext:value-type="float">
            <text:p>85.525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88.2847" calcext:value-type="float">
            <text:p>88.284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87.8523" calcext:value-type="float">
            <text:p>87.852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87.8879" calcext:value-type="float">
            <text:p>87.887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86.6701" calcext:value-type="float">
            <text:p>86.670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88.6285" calcext:value-type="float">
            <text:p>88.628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87.3533" calcext:value-type="float">
            <text:p>87.353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87.7104" calcext:value-type="float">
            <text:p>87.710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85.322" calcext:value-type="float">
            <text:p>85.32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87.8232" calcext:value-type="float">
            <text:p>87.823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87.6512" calcext:value-type="float">
            <text:p>87.651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87.3546" calcext:value-type="float">
            <text:p>87.354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86.9053" calcext:value-type="float">
            <text:p>86.905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87.4986" calcext:value-type="float">
            <text:p>87.498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87.8401" calcext:value-type="float">
            <text:p>87.840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88.0855" calcext:value-type="float">
            <text:p>88.085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87.8967" calcext:value-type="float">
            <text:p>87.896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87.0545" calcext:value-type="float">
            <text:p>87.054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86.0472" calcext:value-type="float">
            <text:p>86.047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87.2431" calcext:value-type="float">
            <text:p>87.243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87.6609" calcext:value-type="float">
            <text:p>87.660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86.4291" calcext:value-type="float">
            <text:p>86.429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86.589" calcext:value-type="float">
            <text:p>86.58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86.8662" calcext:value-type="float">
            <text:p>86.866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86.8164" calcext:value-type="float">
            <text:p>86.816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86.6614" calcext:value-type="float">
            <text:p>86.661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86.8256" calcext:value-type="float">
            <text:p>86.825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85.7533" calcext:value-type="float">
            <text:p>85.753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86.8356" calcext:value-type="float">
            <text:p>86.835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85.3309" calcext:value-type="float">
            <text:p>85.330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87.1023" calcext:value-type="float">
            <text:p>87.102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86.0553" calcext:value-type="float">
            <text:p>86.055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87.5" calcext:value-type="float">
            <text:p>87.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86.092" calcext:value-type="float">
            <text:p>86.09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85.9105" calcext:value-type="float">
            <text:p>85.910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86.5719" calcext:value-type="float">
            <text:p>86.571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85.954" calcext:value-type="float">
            <text:p>85.95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86.707" calcext:value-type="float">
            <text:p>86.70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86.3747" calcext:value-type="float">
            <text:p>86.374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87.2143" calcext:value-type="float">
            <text:p>87.214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86.3343" calcext:value-type="float">
            <text:p>86.334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85.3202" calcext:value-type="float">
            <text:p>85.320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85.4383" calcext:value-type="float">
            <text:p>85.438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86.7085" calcext:value-type="float">
            <text:p>86.708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85.94" calcext:value-type="float">
            <text:p>85.9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85.2751" calcext:value-type="float">
            <text:p>85.275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86.2986" calcext:value-type="float">
            <text:p>86.298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86.1005" calcext:value-type="float">
            <text:p>86.100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87.6304" calcext:value-type="float">
            <text:p>87.630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87.4247" calcext:value-type="float">
            <text:p>87.424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85.558" calcext:value-type="float">
            <text:p>85.55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85.4208" calcext:value-type="float">
            <text:p>85.420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86.8657" calcext:value-type="float">
            <text:p>86.865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86.7017" calcext:value-type="float">
            <text:p>86.701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86.6881" calcext:value-type="float">
            <text:p>86.688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86.234" calcext:value-type="float">
            <text:p>86.23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86.2987" calcext:value-type="float">
            <text:p>86.298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87.3084" calcext:value-type="float">
            <text:p>87.308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86.1626" calcext:value-type="float">
            <text:p>86.162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86.576" calcext:value-type="float">
            <text:p>86.57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88.1257" calcext:value-type="float">
            <text:p>88.1257</text:p>
          </table:table-cell>
          <table:table-cell office:value-type="float" office:value="90" calcext:value-type="float">
            <text:p>90</text:p>
          </table:table-cell>
        </table:table-row>
      </table:table>
      <table:table table:name="Chocolate Bar" table:style-name="ta1">
        <table:shapes>
          <draw:frame draw:z-index="0" draw:style-name="gr1" draw:text-style-name="P1" svg:width="864pt" svg:height="576pt" svg:x="257.84pt" svg:y="0pt">
            <loext:p draw:notify-on-update-of-ranges="'Chocolate Bar'.A1:'Chocolate Bar'.A1 'Chocolate Bar'.A2:'Chocolate Bar'.A160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Valor calculado de ángulo</text:p>
          </table:table-cell>
          <table:table-cell/>
        </table:table-row>
        <table:table-row table:style-name="ro1">
          <table:table-cell office:value-type="float" office:value="93.70004" calcext:value-type="float">
            <text:p>93.7000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2.81286" calcext:value-type="float">
            <text:p>92.8128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3.0252" calcext:value-type="float">
            <text:p>93.025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3.40195" calcext:value-type="float">
            <text:p>93.4019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3.0179" calcext:value-type="float">
            <text:p>93.017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2.3283" calcext:value-type="float">
            <text:p>22.328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8.61286" calcext:value-type="float">
            <text:p>88.6128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9.00885" calcext:value-type="float">
            <text:p>89.0088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8.29491" calcext:value-type="float">
            <text:p>88.2949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9.19989" calcext:value-type="float">
            <text:p>89.1998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9.504974" calcext:value-type="float">
            <text:p>89.50497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9.264053" calcext:value-type="float">
            <text:p>89.26405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8.81602" calcext:value-type="float">
            <text:p>88.8160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9.663223" calcext:value-type="float">
            <text:p>89.66322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8.94897" calcext:value-type="float">
            <text:p>88.9489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9.153481" calcext:value-type="float">
            <text:p>89.15348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9.48558" calcext:value-type="float">
            <text:p>89.4855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9.32666" calcext:value-type="float">
            <text:p>89.326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9.396355" calcext:value-type="float">
            <text:p>89.39635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9.68573" calcext:value-type="float">
            <text:p>89.6857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8.78056" calcext:value-type="float">
            <text:p>88.7805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8.35926" calcext:value-type="float">
            <text:p>88.3592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8.6396" calcext:value-type="float">
            <text:p>88.639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9.822281" calcext:value-type="float">
            <text:p>89.82228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8.87292" calcext:value-type="float">
            <text:p>88.8729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8.5777" calcext:value-type="float">
            <text:p>88.577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9.113533" calcext:value-type="float">
            <text:p>89.11353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9.035164" calcext:value-type="float">
            <text:p>89.03516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9.381531" calcext:value-type="float">
            <text:p>89.38153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9.349846" calcext:value-type="float">
            <text:p>89.34984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8.6328" calcext:value-type="float">
            <text:p>88.632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9.576744" calcext:value-type="float">
            <text:p>89.57674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9.306358" calcext:value-type="float">
            <text:p>89.30635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9.348099" calcext:value-type="float">
            <text:p>89.34809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8.44032" calcext:value-type="float">
            <text:p>88.4403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9.083298" calcext:value-type="float">
            <text:p>89.08329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9.204987" calcext:value-type="float">
            <text:p>89.20498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7.31921" calcext:value-type="float">
            <text:p>87.3192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8.61613" calcext:value-type="float">
            <text:p>88.6161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9.030548" calcext:value-type="float">
            <text:p>89.03054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8.38442" calcext:value-type="float">
            <text:p>88.3844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9.148941" calcext:value-type="float">
            <text:p>89.14894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9.35498" calcext:value-type="float">
            <text:p>89.3549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8.86423" calcext:value-type="float">
            <text:p>88.8642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7.97699" calcext:value-type="float">
            <text:p>87.9769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8.59642" calcext:value-type="float">
            <text:p>88.5964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9.018402" calcext:value-type="float">
            <text:p>89.01840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9.598404" calcext:value-type="float">
            <text:p>89.59840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9.044121" calcext:value-type="float">
            <text:p>89.04412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8.68582" calcext:value-type="float">
            <text:p>88.6858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9.009827" calcext:value-type="float">
            <text:p>89.00982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9.351326" calcext:value-type="float">
            <text:p>89.35132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9.390404" calcext:value-type="float">
            <text:p>89.39040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9.208755" calcext:value-type="float">
            <text:p>89.20875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8.70972" calcext:value-type="float">
            <text:p>88.7097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8.71127" calcext:value-type="float">
            <text:p>88.7112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8.4288" calcext:value-type="float">
            <text:p>88.428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8.10781" calcext:value-type="float">
            <text:p>88.1078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8.68818" calcext:value-type="float">
            <text:p>88.6881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8.90986" calcext:value-type="float">
            <text:p>88.9098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9.726326" calcext:value-type="float">
            <text:p>89.72632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8.56007" calcext:value-type="float">
            <text:p>88.5600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8.68289" calcext:value-type="float">
            <text:p>88.6828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9.254227" calcext:value-type="float">
            <text:p>89.25422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8.30029" calcext:value-type="float">
            <text:p>88.3002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8.45951" calcext:value-type="float">
            <text:p>88.4595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8.99471" calcext:value-type="float">
            <text:p>88.9947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9.084984" calcext:value-type="float">
            <text:p>89.08498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8.74378" calcext:value-type="float">
            <text:p>88.7437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8.97167" calcext:value-type="float">
            <text:p>88.9716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9.410446" calcext:value-type="float">
            <text:p>89.41044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9.358963" calcext:value-type="float">
            <text:p>89.35896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9.159599" calcext:value-type="float">
            <text:p>89.15959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9.106964" calcext:value-type="float">
            <text:p>89.10696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8.46855" calcext:value-type="float">
            <text:p>88.4685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8.88376" calcext:value-type="float">
            <text:p>88.8837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8.64436" calcext:value-type="float">
            <text:p>88.6443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8.51701" calcext:value-type="float">
            <text:p>88.5170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8.71116" calcext:value-type="float">
            <text:p>88.7111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8.8744" calcext:value-type="float">
            <text:p>88.874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8.40331" calcext:value-type="float">
            <text:p>88.4033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8.7428" calcext:value-type="float">
            <text:p>88.742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8.7105" calcext:value-type="float">
            <text:p>88.710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8.72884" calcext:value-type="float">
            <text:p>88.7288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8.9755" calcext:value-type="float">
            <text:p>88.975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8.35277" calcext:value-type="float">
            <text:p>88.3527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8.7514" calcext:value-type="float">
            <text:p>88.751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9.112411" calcext:value-type="float">
            <text:p>89.11241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9.11348" calcext:value-type="float">
            <text:p>89.1134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8.87841" calcext:value-type="float">
            <text:p>88.8784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8.95113" calcext:value-type="float">
            <text:p>88.9511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8.31225" calcext:value-type="float">
            <text:p>88.3122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8.70092" calcext:value-type="float">
            <text:p>88.7009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8.54881" calcext:value-type="float">
            <text:p>88.5488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9.314133" calcext:value-type="float">
            <text:p>89.31413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8.80901" calcext:value-type="float">
            <text:p>88.8090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9.231812" calcext:value-type="float">
            <text:p>89.23181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8.64523" calcext:value-type="float">
            <text:p>88.6452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8.61035" calcext:value-type="float">
            <text:p>88.6103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9.073311" calcext:value-type="float">
            <text:p>89.07331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8.36492" calcext:value-type="float">
            <text:p>88.3649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9.150307" calcext:value-type="float">
            <text:p>89.15030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8.66841" calcext:value-type="float">
            <text:p>88.6684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9.005173" calcext:value-type="float">
            <text:p>89.00517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8.87168" calcext:value-type="float">
            <text:p>88.8716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8.85947" calcext:value-type="float">
            <text:p>88.8594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9.432426" calcext:value-type="float">
            <text:p>89.43242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9.697678" calcext:value-type="float">
            <text:p>89.69767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8.31108" calcext:value-type="float">
            <text:p>88.3110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9.352936" calcext:value-type="float">
            <text:p>89.35293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9.9762192" calcext:value-type="float">
            <text:p>89.976219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9.315056" calcext:value-type="float">
            <text:p>89.31505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8.45012" calcext:value-type="float">
            <text:p>88.4501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8.86615" calcext:value-type="float">
            <text:p>88.8661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9.161713" calcext:value-type="float">
            <text:p>89.16171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0.282387" calcext:value-type="float">
            <text:p>90.28238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9.261223" calcext:value-type="float">
            <text:p>89.26122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9.887047" calcext:value-type="float">
            <text:p>89.88704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9.233307" calcext:value-type="float">
            <text:p>89.23330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9.801941" calcext:value-type="float">
            <text:p>89.80194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9.29554" calcext:value-type="float">
            <text:p>89.2955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8.78681" calcext:value-type="float">
            <text:p>88.7868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8.85573" calcext:value-type="float">
            <text:p>88.8557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9.01532" calcext:value-type="float">
            <text:p>89.0153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9.252144" calcext:value-type="float">
            <text:p>89.25214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8.79833" calcext:value-type="float">
            <text:p>88.7983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9.081787" calcext:value-type="float">
            <text:p>89.08178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8.89339" calcext:value-type="float">
            <text:p>88.8933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8.79469" calcext:value-type="float">
            <text:p>88.7946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9.135971" calcext:value-type="float">
            <text:p>89.13597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9.717743" calcext:value-type="float">
            <text:p>89.71774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9.260544" calcext:value-type="float">
            <text:p>89.26054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9.84108" calcext:value-type="float">
            <text:p>89.8410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9.103455" calcext:value-type="float">
            <text:p>89.10345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9.440727" calcext:value-type="float">
            <text:p>89.44072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9.3367" calcext:value-type="float">
            <text:p>89.336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9.026878" calcext:value-type="float">
            <text:p>89.02687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9.434067" calcext:value-type="float">
            <text:p>89.43406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9.812637" calcext:value-type="float">
            <text:p>89.81263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8.87357" calcext:value-type="float">
            <text:p>88.8735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9.342117" calcext:value-type="float">
            <text:p>89.34211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9.677422" calcext:value-type="float">
            <text:p>89.67742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9.609955" calcext:value-type="float">
            <text:p>89.60995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8.14569" calcext:value-type="float">
            <text:p>88.1456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9.432838" calcext:value-type="float">
            <text:p>89.43283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9.251228" calcext:value-type="float">
            <text:p>89.25122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9.292168" calcext:value-type="float">
            <text:p>89.29216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9.500092" calcext:value-type="float">
            <text:p>89.50009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9.357254" calcext:value-type="float">
            <text:p>89.35725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8.69405" calcext:value-type="float">
            <text:p>88.6940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9.406425" calcext:value-type="float">
            <text:p>89.40642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9.156586" calcext:value-type="float">
            <text:p>89.15658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9.309669" calcext:value-type="float">
            <text:p>89.30966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9.603203" calcext:value-type="float">
            <text:p>89.60320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9.418488" calcext:value-type="float">
            <text:p>89.41848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8.55088" calcext:value-type="float">
            <text:p>88.5508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9.131523" calcext:value-type="float">
            <text:p>89.13152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0.0735779" calcext:value-type="float">
            <text:p>90.073577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8.7462" calcext:value-type="float">
            <text:p>88.7462</text:p>
          </table:table-cell>
          <table:table-cell office:value-type="float" office:value="90" calcext:value-type="float">
            <text:p>90</text:p>
          </table:table-cell>
        </table:table-row>
      </table:table>
      <table:table table:name="Joystick" table:style-name="ta1">
        <table:shapes>
          <draw:frame draw:z-index="0" draw:style-name="gr1" draw:text-style-name="P1" svg:width="864pt" svg:height="576pt" svg:x="249.99pt" svg:y="0pt">
            <loext:p draw:notify-on-update-of-ranges="Joystick.A1:Joystick.A1 Joystick.A2:Joystick.A201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Valor calculado de ángulo</text:p>
          </table:table-cell>
          <table:table-cell/>
        </table:table-row>
        <table:table-row table:style-name="ro1">
          <table:table-cell office:value-type="float" office:value="85.4426" calcext:value-type="float">
            <text:p>85.442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5.42194" calcext:value-type="float">
            <text:p>85.4219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2.6692" calcext:value-type="float">
            <text:p>82.669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7.63361" calcext:value-type="float">
            <text:p>87.6336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3.02419" calcext:value-type="float">
            <text:p>83.0241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5.438" calcext:value-type="float">
            <text:p>85.43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5.61211" calcext:value-type="float">
            <text:p>85.6121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6.88704" calcext:value-type="float">
            <text:p>86.8870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3.834" calcext:value-type="float">
            <text:p>33.83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2.63377" calcext:value-type="float">
            <text:p>92.6337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5.77557" calcext:value-type="float">
            <text:p>95.7755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2.61009" calcext:value-type="float">
            <text:p>92.6100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1.98758" calcext:value-type="float">
            <text:p>91.9875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1.80131" calcext:value-type="float">
            <text:p>91.8013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2.89249" calcext:value-type="float">
            <text:p>92.8924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2.59577" calcext:value-type="float">
            <text:p>92.5957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1.3085" calcext:value-type="float">
            <text:p>91.308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3.39739" calcext:value-type="float">
            <text:p>93.3973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4.09126" calcext:value-type="float">
            <text:p>94.0912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4.54192" calcext:value-type="float">
            <text:p>94.5419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4.03581" calcext:value-type="float">
            <text:p>94.0358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2.34158" calcext:value-type="float">
            <text:p>92.3415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3.23951" calcext:value-type="float">
            <text:p>93.2395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6.36048" calcext:value-type="float">
            <text:p>96.3604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2.61513" calcext:value-type="float">
            <text:p>92.6151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2.02854" calcext:value-type="float">
            <text:p>92.0285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0.37432" calcext:value-type="float">
            <text:p>90.3743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3.62697" calcext:value-type="float">
            <text:p>93.6269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9.713684" calcext:value-type="float">
            <text:p>89.71368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8.47766" calcext:value-type="float">
            <text:p>88.477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4.32842" calcext:value-type="float">
            <text:p>94.3284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2.51836" calcext:value-type="float">
            <text:p>92.5183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0.519653" calcext:value-type="float">
            <text:p>90.51965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2.18945" calcext:value-type="float">
            <text:p>92.1894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5.16212" calcext:value-type="float">
            <text:p>95.1621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1.03123" calcext:value-type="float">
            <text:p>91.0312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4.5218" calcext:value-type="float">
            <text:p>94.521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1.41122" calcext:value-type="float">
            <text:p>91.4112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9.389252" calcext:value-type="float">
            <text:p>89.38925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4.14053" calcext:value-type="float">
            <text:p>94.1405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1.54307" calcext:value-type="float">
            <text:p>91.5430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5.37782" calcext:value-type="float">
            <text:p>95.3778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4.33115" calcext:value-type="float">
            <text:p>94.3311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5.90588" calcext:value-type="float">
            <text:p>95.9058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2.79498" calcext:value-type="float">
            <text:p>92.7949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8.77283" calcext:value-type="float">
            <text:p>98.7728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4.04259" calcext:value-type="float">
            <text:p>94.0425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3.57007" calcext:value-type="float">
            <text:p>93.5700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4.83234" calcext:value-type="float">
            <text:p>94.8323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1.64902" calcext:value-type="float">
            <text:p>91.6490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5.12022" calcext:value-type="float">
            <text:p>95.1202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5.36282" calcext:value-type="float">
            <text:p>95.3628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4.46785" calcext:value-type="float">
            <text:p>94.4678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5.36286" calcext:value-type="float">
            <text:p>95.3628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5.51467" calcext:value-type="float">
            <text:p>95.5146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3.42167" calcext:value-type="float">
            <text:p>93.4216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4.25348" calcext:value-type="float">
            <text:p>94.2534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1.57251" calcext:value-type="float">
            <text:p>91.5725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7.20142" calcext:value-type="float">
            <text:p>97.2014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4.3018" calcext:value-type="float">
            <text:p>94.301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2.46963" calcext:value-type="float">
            <text:p>92.4696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4.43864" calcext:value-type="float">
            <text:p>94.4386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3.58659" calcext:value-type="float">
            <text:p>93.5865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4.22849" calcext:value-type="float">
            <text:p>94.2284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3.81363" calcext:value-type="float">
            <text:p>93.8136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0.619835" calcext:value-type="float">
            <text:p>90.61983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3.76249" calcext:value-type="float">
            <text:p>93.7624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1.1229" calcext:value-type="float">
            <text:p>91.122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2.66743" calcext:value-type="float">
            <text:p>92.6674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9.212097" calcext:value-type="float">
            <text:p>89.21209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4.9256" calcext:value-type="float">
            <text:p>94.925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2.84615" calcext:value-type="float">
            <text:p>92.8461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2.04601" calcext:value-type="float">
            <text:p>92.0460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2.16027" calcext:value-type="float">
            <text:p>92.1602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5.1715" calcext:value-type="float">
            <text:p>95.171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4.36151" calcext:value-type="float">
            <text:p>94.3615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4.68001" calcext:value-type="float">
            <text:p>94.6800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5.95128" calcext:value-type="float">
            <text:p>95.9512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3.24979" calcext:value-type="float">
            <text:p>93.2497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4.04813" calcext:value-type="float">
            <text:p>94.0481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5.25301" calcext:value-type="float">
            <text:p>95.2530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2.72147" calcext:value-type="float">
            <text:p>92.7214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1.16685" calcext:value-type="float">
            <text:p>91.1668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1.50163" calcext:value-type="float">
            <text:p>91.5016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2.57614" calcext:value-type="float">
            <text:p>92.5761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2.14618" calcext:value-type="float">
            <text:p>92.1461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5.58714" calcext:value-type="float">
            <text:p>95.5871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4.10452" calcext:value-type="float">
            <text:p>94.1045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3.51994" calcext:value-type="float">
            <text:p>93.5199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3.73074" calcext:value-type="float">
            <text:p>93.7307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1.93318" calcext:value-type="float">
            <text:p>91.9331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3.76559" calcext:value-type="float">
            <text:p>93.7655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2.27323" calcext:value-type="float">
            <text:p>92.2732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6.69908" calcext:value-type="float">
            <text:p>96.6990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9.537186" calcext:value-type="float">
            <text:p>89.53718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1.36855" calcext:value-type="float">
            <text:p>91.3685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3.91452" calcext:value-type="float">
            <text:p>93.9145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2.90922" calcext:value-type="float">
            <text:p>92.9092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2.70872" calcext:value-type="float">
            <text:p>92.7087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4.29407" calcext:value-type="float">
            <text:p>94.2940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6.23007" calcext:value-type="float">
            <text:p>96.2300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1.77177" calcext:value-type="float">
            <text:p>91.7717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0.852692" calcext:value-type="float">
            <text:p>90.85269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3.80587" calcext:value-type="float">
            <text:p>93.8058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2.31906" calcext:value-type="float">
            <text:p>92.3190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5.20927" calcext:value-type="float">
            <text:p>95.2092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8.82565" calcext:value-type="float">
            <text:p>88.8256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6.50769" calcext:value-type="float">
            <text:p>96.5076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4.08755" calcext:value-type="float">
            <text:p>94.0875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9.9670639" calcext:value-type="float">
            <text:p>89.967063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2.92304" calcext:value-type="float">
            <text:p>92.9230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1.85134" calcext:value-type="float">
            <text:p>91.8513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0.286179" calcext:value-type="float">
            <text:p>90.28617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0.777939" calcext:value-type="float">
            <text:p>90.77793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4.63318" calcext:value-type="float">
            <text:p>94.6331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6.60401" calcext:value-type="float">
            <text:p>96.6040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2.93951" calcext:value-type="float">
            <text:p>92.9395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1.84581" calcext:value-type="float">
            <text:p>91.8458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0.926208" calcext:value-type="float">
            <text:p>90.92620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1.71381" calcext:value-type="float">
            <text:p>91.7138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1.62847" calcext:value-type="float">
            <text:p>91.6284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1.73663" calcext:value-type="float">
            <text:p>91.7366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3.12393" calcext:value-type="float">
            <text:p>93.1239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5.85516" calcext:value-type="float">
            <text:p>95.8551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5.63744" calcext:value-type="float">
            <text:p>95.6374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9.430458" calcext:value-type="float">
            <text:p>89.43045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4.03163" calcext:value-type="float">
            <text:p>94.0316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9.9300385" calcext:value-type="float">
            <text:p>89.930038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3.43779" calcext:value-type="float">
            <text:p>93.4377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5.74446" calcext:value-type="float">
            <text:p>95.7444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4.62901" calcext:value-type="float">
            <text:p>94.6290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2.09856" calcext:value-type="float">
            <text:p>92.0985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2.06938" calcext:value-type="float">
            <text:p>92.0693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0.396309" calcext:value-type="float">
            <text:p>90.39630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3.77161" calcext:value-type="float">
            <text:p>93.7716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3.52717" calcext:value-type="float">
            <text:p>93.5271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2.20008" calcext:value-type="float">
            <text:p>92.2000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2.94344" calcext:value-type="float">
            <text:p>92.9434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4.37547" calcext:value-type="float">
            <text:p>94.3754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4.22198" calcext:value-type="float">
            <text:p>94.2219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2.1066" calcext:value-type="float">
            <text:p>92.10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2.34473" calcext:value-type="float">
            <text:p>92.3447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6.36942" calcext:value-type="float">
            <text:p>96.3694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5.90626" calcext:value-type="float">
            <text:p>95.9062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0.988861" calcext:value-type="float">
            <text:p>90.98886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4.63999" calcext:value-type="float">
            <text:p>94.6399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1.89674" calcext:value-type="float">
            <text:p>91.8967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3.10511" calcext:value-type="float">
            <text:p>93.1051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6.08073" calcext:value-type="float">
            <text:p>96.0807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4.76654" calcext:value-type="float">
            <text:p>94.7665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2.74699" calcext:value-type="float">
            <text:p>92.7469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1.56037" calcext:value-type="float">
            <text:p>91.5603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4.17586" calcext:value-type="float">
            <text:p>94.1758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7.6693" calcext:value-type="float">
            <text:p>97.669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4.83662" calcext:value-type="float">
            <text:p>94.8366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5.41775" calcext:value-type="float">
            <text:p>95.4177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2.11675" calcext:value-type="float">
            <text:p>92.1167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8.61003" calcext:value-type="float">
            <text:p>88.6100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3.5726" calcext:value-type="float">
            <text:p>93.572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6.50119" calcext:value-type="float">
            <text:p>96.5011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5.15927" calcext:value-type="float">
            <text:p>95.1592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4.66258" calcext:value-type="float">
            <text:p>94.6625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6.04318" calcext:value-type="float">
            <text:p>96.0431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2.23661" calcext:value-type="float">
            <text:p>92.2366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4.58652" calcext:value-type="float">
            <text:p>94.5865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4.81429" calcext:value-type="float">
            <text:p>94.8142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0.871696" calcext:value-type="float">
            <text:p>90.87169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6.30782" calcext:value-type="float">
            <text:p>96.3078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8.45475" calcext:value-type="float">
            <text:p>98.4547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2.24551" calcext:value-type="float">
            <text:p>92.2455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2.49378" calcext:value-type="float">
            <text:p>92.4937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4.60739" calcext:value-type="float">
            <text:p>94.6073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0.757584" calcext:value-type="float">
            <text:p>90.75758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4.5509" calcext:value-type="float">
            <text:p>94.550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4.42695" calcext:value-type="float">
            <text:p>94.4269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3.83355" calcext:value-type="float">
            <text:p>93.8335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4.95762" calcext:value-type="float">
            <text:p>94.9576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8.00392" calcext:value-type="float">
            <text:p>98.0039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3.2489" calcext:value-type="float">
            <text:p>93.248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4.37805" calcext:value-type="float">
            <text:p>94.3780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2.20466" calcext:value-type="float">
            <text:p>92.204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4.19966" calcext:value-type="float">
            <text:p>94.199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4.23788" calcext:value-type="float">
            <text:p>94.2378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1.80183" calcext:value-type="float">
            <text:p>91.8018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3.97626" calcext:value-type="float">
            <text:p>93.9762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4.37733" calcext:value-type="float">
            <text:p>94.3773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5.88285" calcext:value-type="float">
            <text:p>95.8828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3.0947" calcext:value-type="float">
            <text:p>93.094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3.08363" calcext:value-type="float">
            <text:p>93.0836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5.59843" calcext:value-type="float">
            <text:p>95.5984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3.23123" calcext:value-type="float">
            <text:p>93.2312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3.13675" calcext:value-type="float">
            <text:p>93.1367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5.40572" calcext:value-type="float">
            <text:p>95.4057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3.98457" calcext:value-type="float">
            <text:p>93.9845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5.64563" calcext:value-type="float">
            <text:p>95.6456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4.35899" calcext:value-type="float">
            <text:p>94.3589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6.16266" calcext:value-type="float">
            <text:p>96.162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2.81875" calcext:value-type="float">
            <text:p>92.8187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3.73936" calcext:value-type="float">
            <text:p>93.7393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5.58399" calcext:value-type="float">
            <text:p>95.58399</text:p>
          </table:table-cell>
          <table:table-cell office:value-type="float" office:value="90" calcext:value-type="float">
            <text:p>9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1T22:03:10.851855796</meta:creation-date>
    <dc:date>2018-04-11T22:19:30.432942490</dc:date>
    <meta:editing-duration>PT16M13S</meta:editing-duration>
    <meta:editing-cycles>14</meta:editing-cycles>
    <meta:generator>LibreOffice/5.1.6.2$Linux_X86_64 LibreOffice_project/10m0$Build-2</meta:generator>
    <meta:document-statistic meta:table-count="5" meta:cell-count="2224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0.481cm" svg:height="20.321cm" xlink:href=".." xlink:type="simple" chart:class="chart:scatter" chart:style-name="ch1">
        <chart:title svg:x="12.758cm" svg:y="0.542cm" chart:style-name="ch2">
          <text:p>Estimación de ángulos </text:p>
        </chart:title>
        <chart:subtitle svg:x="11.66cm" svg:y="1.753cm" chart:style-name="ch3">
          <text:p>Caja de cereal con orientación 90 grados</text:p>
        </chart:subtitle>
        <chart:legend chart:legend-position="end" svg:x="24.904cm" svg:y="9.865cm" style:legend-expansion="high" chart:style-name="ch4"/>
        <chart:plot-area chart:style-name="ch5" table:cell-range-address="cereal_box.B1:cereal_box.B189" chart:data-source-has-labels="row" svg:x="1.603cm" svg:y="2.816cm" svg:width="22.692cm" svg:height="16.135cm">
          <chartooo:coordinate-region svg:x="2.277cm" svg:y="3.011cm" svg:width="21.487cm" svg:height="15.301cm"/>
          <chart:axis chart:dimension="x" chart:name="primary-x" chart:style-name="ch6">
            <chart:title svg:x="12.292cm" svg:y="19.358cm" chart:style-name="ch7">
              <text:p>Eventos</text:p>
            </chart:title>
          </chart:axis>
          <chart:axis chart:dimension="y" chart:name="primary-y" chart:style-name="ch6">
            <chart:title svg:x="0.451cm" svg:y="12.21cm" chart:style-name="ch8">
              <text:p>Ángulo en grados</text:p>
            </chart:title>
            <chart:grid chart:style-name="ch9" chart:class="major"/>
          </chart:axis>
          <chart:series chart:style-name="ch10" chart:values-cell-range-address="cereal_box.B2:cereal_box.B189" chart:label-cell-address="cereal_box.B1:cereal_box.B1" chart:class="chart:scatter">
            <chart:data-point chart:repeated="18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lor calculado de ángulo</text:p>
                <draw:g>
                  <svg:desc>cereal_box.B1:cereal_box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.1815">
                <text:p>9.1815</text:p>
                <draw:g>
                  <svg:desc>cereal_box.B2:cereal_box.B18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3644">
                <text:p>7.36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.5421">
                <text:p>10.54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.9156">
                <text:p>9.91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.5163">
                <text:p>20.51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.7128">
                <text:p>20.71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2.5309">
                <text:p>92.53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3365">
                <text:p>2.33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2.0225">
                <text:p>92.02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2.30716">
                <text:p>92.307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2.06388">
                <text:p>92.063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1.9464">
                <text:p>91.94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1.98199">
                <text:p>91.981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1.88406">
                <text:p>91.884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1.91842">
                <text:p>91.9184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.9244">
                <text:p>25.924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8.43077">
                <text:p>88.4307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8.44926">
                <text:p>88.4492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8.58788">
                <text:p>88.5878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8.6811">
                <text:p>88.681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8.69142">
                <text:p>88.6914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8.3461">
                <text:p>18.346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4.22566">
                <text:p>94.2256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3.82769">
                <text:p>93.8276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3.82156">
                <text:p>93.8215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3.63663">
                <text:p>93.6366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3.673">
                <text:p>93.67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.14530000000001">
                <text:p>4.1453000000000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2.2589">
                <text:p>22.258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3.36452">
                <text:p>93.3645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3.69598">
                <text:p>93.6959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4.16355">
                <text:p>94.1635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4.68636">
                <text:p>94.6863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3.8738">
                <text:p>93.873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4.1769">
                <text:p>94.176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.6215">
                <text:p>4.621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7.5">
                <text:p>27.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9.3942">
                <text:p>29.394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77.4618">
                <text:p>177.461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77.789">
                <text:p>177.78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77.8721">
                <text:p>177.872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8.1219">
                <text:p>88.121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78.2398">
                <text:p>178.239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8.7627">
                <text:p>88.762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8.70164">
                <text:p>88.7016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78.2185">
                <text:p>178.218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9.237732">
                <text:p>89.23773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7.83322">
                <text:p>87.8332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87.83035">
                <text:p>87.8303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8.36483">
                <text:p>88.3648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8.69734">
                <text:p>88.6973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7.88216">
                <text:p>87.8821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9.420174">
                <text:p>89.42017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8.67696">
                <text:p>88.6769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7.54388">
                <text:p>87.5438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8.02925">
                <text:p>88.0292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7.74909">
                <text:p>87.7490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77.9546">
                <text:p>177.954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7.6058">
                <text:p>87.605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7.83897">
                <text:p>87.8389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8.7852">
                <text:p>88.785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7.75372">
                <text:p>87.7537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78.1346">
                <text:p>178.134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7.84265">
                <text:p>87.8426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78.0964">
                <text:p>178.096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78.4952">
                <text:p>178.495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7.69439">
                <text:p>87.6943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78.337">
                <text:p>178.33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7.83871">
                <text:p>87.8387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7.92867">
                <text:p>87.9286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78.5402">
                <text:p>178.540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78.5202">
                <text:p>178.520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78.3806">
                <text:p>178.380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78.122">
                <text:p>178.12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78.4511">
                <text:p>178.451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8.95003">
                <text:p>88.9500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78.4286">
                <text:p>178.428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78.6308">
                <text:p>178.630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78.4946">
                <text:p>178.494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78.4194">
                <text:p>178.419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78.4951">
                <text:p>178.495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78.4962">
                <text:p>178.496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8.01211">
                <text:p>88.0121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8.58356">
                <text:p>88.5835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78.4381">
                <text:p>178.438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8.10152">
                <text:p>88.1015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.8903">
                <text:p>87.890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.83624">
                <text:p>88.8362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78.2267">
                <text:p>178.226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8.77354">
                <text:p>88.7735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8.68184">
                <text:p>88.6818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8.91264">
                <text:p>88.9126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78.5512">
                <text:p>178.551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87.76845">
                <text:p>87.7684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8.83939">
                <text:p>88.8393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88.67989">
                <text:p>88.6798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88.83474">
                <text:p>88.8347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78.5991">
                <text:p>178.599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87.67108">
                <text:p>87.6710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78.8472">
                <text:p>178.847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78.8915">
                <text:p>178.891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78.6598">
                <text:p>178.659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88.61619">
                <text:p>88.6161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78.2674">
                <text:p>178.267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87.52873">
                <text:p>87.5287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78.6989">
                <text:p>178.698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78.4588">
                <text:p>178.458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78.179">
                <text:p>178.17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78.4681">
                <text:p>178.468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78.5838">
                <text:p>178.583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78.3931">
                <text:p>178.393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78.726">
                <text:p>178.72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87.7511">
                <text:p>87.751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78.5748">
                <text:p>178.574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87.73459">
                <text:p>87.7345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78.5183">
                <text:p>178.518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78.6687">
                <text:p>178.668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78.5879">
                <text:p>178.587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87.85237">
                <text:p>87.8523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87.69439">
                <text:p>87.6943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88.21365">
                <text:p>88.2136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88.21356">
                <text:p>88.2135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87.72215">
                <text:p>87.7221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87.90218">
                <text:p>87.9021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78.6718">
                <text:p>178.671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78.434">
                <text:p>178.43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88.75413">
                <text:p>88.7541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88.75416">
                <text:p>88.7541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88.03048">
                <text:p>88.0304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78.1743">
                <text:p>178.174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87.88982">
                <text:p>87.8898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88.62214">
                <text:p>88.6221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88.49241">
                <text:p>88.4924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87.98586">
                <text:p>87.9858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88.53626">
                <text:p>88.5362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88.57349">
                <text:p>88.5734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88.63217">
                <text:p>88.6321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78.3096">
                <text:p>178.309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77.9417">
                <text:p>177.941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78.5081">
                <text:p>178.508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78.324">
                <text:p>178.32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78.2425">
                <text:p>178.242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87.83025">
                <text:p>87.8302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78.3588">
                <text:p>178.358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77.9565">
                <text:p>177.956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87.72627">
                <text:p>87.7262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78.6099">
                <text:p>178.609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78.3888">
                <text:p>178.388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89.880585">
                <text:p>89.88058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78.3318">
                <text:p>178.331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78.3342">
                <text:p>178.334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78.3532">
                <text:p>178.353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78.0477">
                <text:p>178.047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78.375">
                <text:p>178.37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77.9719">
                <text:p>177.971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78.1878">
                <text:p>178.187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88.79655">
                <text:p>88.7965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78.3095">
                <text:p>178.309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78.0912">
                <text:p>178.091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78.2672">
                <text:p>178.267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78.3643">
                <text:p>178.364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8.67779">
                <text:p>88.6777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8.78835">
                <text:p>88.7883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78.185">
                <text:p>178.18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90.496384">
                <text:p>90.49638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78.4012">
                <text:p>178.401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77.6684">
                <text:p>177.668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78.0533">
                <text:p>178.053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90.313858">
                <text:p>90.31385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8.2759">
                <text:p>178.275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8.53134">
                <text:p>88.5313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8.2589">
                <text:p>178.258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8.39025">
                <text:p>88.3902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8.83462">
                <text:p>88.8346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8.5921">
                <text:p>178.592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8.3197">
                <text:p>178.319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8.6341">
                <text:p>178.634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.3502">
                <text:p>178.350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.3726">
                <text:p>178.372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7.9874">
                <text:p>177.987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8.23729">
                <text:p>88.2372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78.3752">
                <text:p>178.375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8.19694">
                <text:p>88.1969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78.3093">
                <text:p>178.309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8.84241">
                <text:p>88.8424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8.49191">
                <text:p>88.4919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77.9767">
                <text:p>177.976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8.57714">
                <text:p>88.577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0.481cm" svg:height="20.321cm" xlink:href=".." xlink:type="simple" chart:class="chart:scatter" chart:style-name="ch1">
        <chart:title svg:x="12.828cm" svg:y="0.542cm" chart:style-name="ch2">
          <text:p>Estimación de ángulos</text:p>
        </chart:title>
        <chart:subtitle svg:x="11.571cm" svg:y="1.753cm" chart:style-name="ch3">
          <text:p>Caja de jugo con orientación de 90 grados</text:p>
        </chart:subtitle>
        <chart:legend chart:legend-position="end" svg:x="24.904cm" svg:y="9.865cm" style:legend-expansion="high" chart:style-name="ch4"/>
        <chart:plot-area chart:style-name="ch5" table:cell-range-address="Jugo.A1:Jugo.A432" chart:data-source-has-labels="row" svg:x="1.603cm" svg:y="2.816cm" svg:width="22.692cm" svg:height="16.135cm">
          <chartooo:coordinate-region svg:x="2.595cm" svg:y="3.011cm" svg:width="21.381cm" svg:height="15.745cm"/>
          <chart:axis chart:dimension="x" chart:name="primary-x" chart:style-name="ch6">
            <chart:title svg:x="12.292cm" svg:y="19.358cm" chart:style-name="ch7">
              <text:p>Eventos</text:p>
            </chart:title>
          </chart:axis>
          <chart:axis chart:dimension="y" chart:name="primary-y" chart:style-name="ch6">
            <chart:title svg:x="0.451cm" svg:y="12.21cm" chart:style-name="ch8">
              <text:p>Ángulo en grados</text:p>
            </chart:title>
            <chart:grid chart:style-name="ch9" chart:class="major"/>
          </chart:axis>
          <chart:series chart:style-name="ch10" chart:values-cell-range-address="Jugo.A2:Jugo.A432" chart:label-cell-address="Jugo.A1:Jugo.A1" chart:class="chart:scatter">
            <chart:data-point chart:repeated="43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lor calculado de ángulo</text:p>
                <draw:g>
                  <svg:desc>Jugo.A1:Jugo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89.7513">
                <text:p>-89.7513</text:p>
                <draw:g>
                  <svg:desc>Jugo.A2:Jugo.A4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9.7696">
                <text:p>89.76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89.9573">
                <text:p>-89.95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9.2933">
                <text:p>89.29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9.9542">
                <text:p>89.95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89.8012">
                <text:p>-89.80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9.9657">
                <text:p>89.96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89.6623">
                <text:p>-89.66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89.3002">
                <text:p>-89.30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9.5304">
                <text:p>89.53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9.9823">
                <text:p>89.98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89.6276">
                <text:p>-89.62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9.7196">
                <text:p>89.71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9.0643">
                <text:p>89.06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8.8057">
                <text:p>88.805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89.3079">
                <text:p>-89.307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89.1569">
                <text:p>-89.156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89.6829">
                <text:p>-89.682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9.1848">
                <text:p>89.184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89.3446">
                <text:p>-89.344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89.8986">
                <text:p>-89.89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89.3484">
                <text:p>-89.348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9.6677">
                <text:p>89.667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9.8509">
                <text:p>89.850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89.8591">
                <text:p>-89.859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9.7481">
                <text:p>89.748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89.3609">
                <text:p>-89.360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9.0331">
                <text:p>89.033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9.4255">
                <text:p>89.425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9.9006">
                <text:p>89.900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9.3717">
                <text:p>89.371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89.1714">
                <text:p>-89.171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89.3772">
                <text:p>-89.377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9.7764">
                <text:p>89.776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8.9247">
                <text:p>88.924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9.3933">
                <text:p>89.393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9.7338">
                <text:p>89.733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9.4453">
                <text:p>89.445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9.5005">
                <text:p>89.500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9.8224">
                <text:p>89.822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89.7947">
                <text:p>-89.794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9.0694">
                <text:p>89.069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9.6558">
                <text:p>89.655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9.7381">
                <text:p>89.738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89.7015">
                <text:p>-89.701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88.8734">
                <text:p>-88.873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89.0922">
                <text:p>-89.092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89.7966">
                <text:p>-89.796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89.764">
                <text:p>-89.76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89.97">
                <text:p>-89.9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89.7362">
                <text:p>-89.736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89.5483">
                <text:p>-89.548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9.3992">
                <text:p>89.399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89.5043">
                <text:p>-89.504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89.7078">
                <text:p>-89.707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89.3208">
                <text:p>-89.320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89.5384">
                <text:p>-89.538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89.6351">
                <text:p>-89.635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88.9733">
                <text:p>-88.973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9.9298">
                <text:p>89.929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89.5074">
                <text:p>-89.507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9.1305">
                <text:p>89.130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89.2891">
                <text:p>-89.289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9.7624">
                <text:p>89.762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9.5994">
                <text:p>89.599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89.3247">
                <text:p>-89.324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9.9874">
                <text:p>89.987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89.8338">
                <text:p>-89.833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9.56">
                <text:p>89.5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9.2211">
                <text:p>89.221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9.9666">
                <text:p>89.966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89.5472">
                <text:p>-89.547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9.5764">
                <text:p>89.576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89.5113">
                <text:p>-89.511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89.9838">
                <text:p>-89.983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89.7582">
                <text:p>-89.758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89.5623">
                <text:p>-89.562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89.2727">
                <text:p>-89.272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89.3601">
                <text:p>-89.360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88.8238">
                <text:p>-88.823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9.2021">
                <text:p>89.202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9.8686">
                <text:p>89.868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89.8454">
                <text:p>-89.845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9.6446">
                <text:p>89.644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9.5108">
                <text:p>89.510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9.2063">
                <text:p>89.206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89.7152">
                <text:p>-89.715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9.7122">
                <text:p>89.712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.7282">
                <text:p>89.728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89.8798">
                <text:p>-89.879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8.7793">
                <text:p>88.779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89.5031">
                <text:p>-89.503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9.7385">
                <text:p>89.738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89.9388">
                <text:p>-89.938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88.994">
                <text:p>-88.99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89.8684">
                <text:p>-89.868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89.8493">
                <text:p>-89.849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89.906">
                <text:p>-89.90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89.8886">
                <text:p>89.888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89.3714">
                <text:p>-89.371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89.4916">
                <text:p>-89.491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89.6051">
                <text:p>89.605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89.5425">
                <text:p>89.542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89.7611">
                <text:p>-89.761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89.6461">
                <text:p>89.646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88.7837">
                <text:p>88.783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89.9653">
                <text:p>89.965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89.7086">
                <text:p>-89.708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89.4234">
                <text:p>-89.423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89.2848">
                <text:p>89.284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89.6782">
                <text:p>-89.678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89.2852">
                <text:p>89.285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89.5414">
                <text:p>-89.541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89.6511">
                <text:p>-89.651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88.904">
                <text:p>88.90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89.8045">
                <text:p>89.804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89.4997">
                <text:p>89.499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89.3679">
                <text:p>-89.367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89.5161">
                <text:p>89.516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88.958">
                <text:p>88.95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89.3911">
                <text:p>-89.391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89.7013">
                <text:p>89.701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89.5135">
                <text:p>-89.513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88.8663">
                <text:p>88.866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89.8463">
                <text:p>89.846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89.4042">
                <text:p>-89.404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89.4988">
                <text:p>-89.498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89.7573">
                <text:p>-89.757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89.793">
                <text:p>-89.79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89.9536">
                <text:p>89.953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89.9335">
                <text:p>89.933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89.2066">
                <text:p>-89.206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89.2763">
                <text:p>-89.276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89.769">
                <text:p>-89.76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89.9176">
                <text:p>89.917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89.2976">
                <text:p>89.297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89.8132">
                <text:p>89.813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89.8935">
                <text:p>89.893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89.9132">
                <text:p>-89.913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89.5201">
                <text:p>89.520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89.3974">
                <text:p>89.397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88.9915">
                <text:p>-88.991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89.9389">
                <text:p>-89.938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89.8603">
                <text:p>-89.860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89.9801">
                <text:p>-89.980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89.5741">
                <text:p>89.574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89.3987">
                <text:p>-89.398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89.884">
                <text:p>89.88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89.4769">
                <text:p>89.476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89.3085">
                <text:p>89.308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89.0584">
                <text:p>-89.058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89.9877">
                <text:p>89.987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89.3231">
                <text:p>-89.323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89.5987">
                <text:p>-89.598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89.6365">
                <text:p>89.636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89.5906">
                <text:p>89.590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89.9568">
                <text:p>89.956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89.2819">
                <text:p>89.281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88.0787">
                <text:p>88.078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87.8034">
                <text:p>87.803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88.9391">
                <text:p>88.939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89.6646">
                <text:p>-89.664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9.133">
                <text:p>89.13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8.955">
                <text:p>88.95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8.777">
                <text:p>88.77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7.6359">
                <text:p>87.635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9.24">
                <text:p>89.2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8.1194">
                <text:p>88.119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8.2741">
                <text:p>88.274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9.5357">
                <text:p>89.535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8.7761">
                <text:p>88.776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8.2513">
                <text:p>88.251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8.4656">
                <text:p>88.465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8.8485">
                <text:p>88.848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7.9567">
                <text:p>87.956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8.9975">
                <text:p>88.997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9.0699">
                <text:p>89.069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9.1111">
                <text:p>89.111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8.796">
                <text:p>88.79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8.273">
                <text:p>88.27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8.5863">
                <text:p>88.586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8.9717">
                <text:p>88.971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7.8225">
                <text:p>87.822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8.0056">
                <text:p>88.005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8.5204">
                <text:p>88.520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8.2485">
                <text:p>88.248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9.372">
                <text:p>89.37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8.5429">
                <text:p>88.542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9.8973">
                <text:p>89.897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9.8114">
                <text:p>89.811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88.7362">
                <text:p>88.736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88.5191">
                <text:p>88.519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88.6519">
                <text:p>88.651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88.9111">
                <text:p>88.911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89.2477">
                <text:p>89.247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88.9071">
                <text:p>88.907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89.1888">
                <text:p>89.188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89.0809">
                <text:p>89.080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88.5878">
                <text:p>88.587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88.7685">
                <text:p>88.768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89.159">
                <text:p>89.15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89.3258">
                <text:p>89.325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88.5844">
                <text:p>88.584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89.2545">
                <text:p>89.254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89.056">
                <text:p>89.05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89.6353">
                <text:p>89.635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89.2335">
                <text:p>89.233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89.7363">
                <text:p>89.736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89.9442">
                <text:p>-89.944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89.6706">
                <text:p>-89.670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89.4397">
                <text:p>89.439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89.069">
                <text:p>89.06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89.1747">
                <text:p>-89.174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89.752">
                <text:p>89.75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89.6765">
                <text:p>89.676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89.7123">
                <text:p>89.712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89.362">
                <text:p>89.36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89.4457">
                <text:p>89.445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89.44">
                <text:p>-89.4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89.6537">
                <text:p>89.653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89.7257">
                <text:p>89.725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89.8844">
                <text:p>-89.884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89.7651">
                <text:p>89.765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89.2641">
                <text:p>89.264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89.4151">
                <text:p>89.415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88.7504">
                <text:p>88.750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88.8294">
                <text:p>88.829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89.3538">
                <text:p>89.353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89.4316">
                <text:p>89.431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89.2393">
                <text:p>89.239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89.3154">
                <text:p>89.315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89.5288">
                <text:p>89.528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88.9021">
                <text:p>88.902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88.9364">
                <text:p>88.936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89.7782">
                <text:p>89.778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89.8338">
                <text:p>89.833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89.2466">
                <text:p>89.246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89.1142">
                <text:p>89.114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89.3597">
                <text:p>89.359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88.8846">
                <text:p>88.884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88.7036">
                <text:p>88.703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89.1674">
                <text:p>89.167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89.9838">
                <text:p>-89.983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89.1949">
                <text:p>-89.194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89.3052">
                <text:p>89.305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89.095">
                <text:p>89.09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88.3246">
                <text:p>88.324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88.7079">
                <text:p>88.707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89.6787">
                <text:p>89.678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88.8725">
                <text:p>88.872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89.6706">
                <text:p>89.670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88.852">
                <text:p>88.85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-89.0997">
                <text:p>-89.099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89.7626">
                <text:p>89.762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89.7596">
                <text:p>-89.759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88.0748">
                <text:p>88.074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89.5732">
                <text:p>89.573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89.7121">
                <text:p>89.712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-89.8565">
                <text:p>-89.856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89.8666">
                <text:p>89.866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89.7694">
                <text:p>89.769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89.7519">
                <text:p>89.751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-89.2252">
                <text:p>-89.225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-89.5513">
                <text:p>-89.551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-89.87">
                <text:p>-89.8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89.6091">
                <text:p>89.609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89.8486">
                <text:p>89.848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-89.9435">
                <text:p>-89.943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-88.9145">
                <text:p>-88.914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89.0747">
                <text:p>89.074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89.9486">
                <text:p>-89.948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89.7867">
                <text:p>-89.786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89.5527">
                <text:p>89.552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89.8289">
                <text:p>89.828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-89.3852">
                <text:p>-89.385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-89.8993">
                <text:p>-89.899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89.1402">
                <text:p>89.140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89.8253">
                <text:p>89.825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-89.561">
                <text:p>-89.56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89.483">
                <text:p>89.48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89.5792">
                <text:p>89.579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89.505">
                <text:p>-89.50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-89.5831">
                <text:p>-89.583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-89.9068">
                <text:p>-89.906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89.1762">
                <text:p>89.176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89.5218">
                <text:p>89.521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-89.9487">
                <text:p>-89.948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89.5205">
                <text:p>89.520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89.6248">
                <text:p>89.624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-89.851">
                <text:p>-89.85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89.875">
                <text:p>89.87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-89.9365">
                <text:p>-89.936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-89.6903">
                <text:p>-89.690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89.6898">
                <text:p>89.689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-89.8498">
                <text:p>-89.849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89.4081">
                <text:p>89.408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89.7308">
                <text:p>89.730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89.7949">
                <text:p>89.794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89.9961">
                <text:p>89.996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89.8387">
                <text:p>89.838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89.5302">
                <text:p>89.530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-89.995">
                <text:p>-89.99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-89.7631">
                <text:p>-89.763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-89.8488">
                <text:p>-89.848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-89.3196">
                <text:p>-89.319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-89.9701">
                <text:p>-89.970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89.9827">
                <text:p>89.982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-89.9761">
                <text:p>-89.976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-89.4209">
                <text:p>-89.420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-89.8561">
                <text:p>-89.856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-89.5508">
                <text:p>-89.550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89.7704">
                <text:p>89.770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-89.7093">
                <text:p>-89.709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89.8358">
                <text:p>89.835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89.7841">
                <text:p>89.784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-89.7178">
                <text:p>-89.717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89.8131">
                <text:p>89.813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-89.8497">
                <text:p>-89.849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-89.6203">
                <text:p>-89.620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-89.6325">
                <text:p>-89.632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89.6932">
                <text:p>89.693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-89.7501">
                <text:p>-89.750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89.2109">
                <text:p>89.210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89.2104">
                <text:p>89.210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89.9604">
                <text:p>89.960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89.7526">
                <text:p>89.752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89.6606">
                <text:p>89.660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-89.7562">
                <text:p>-89.756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-89.8113">
                <text:p>-89.811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-89.718">
                <text:p>-89.71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89.3065">
                <text:p>89.306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-89.8705">
                <text:p>-89.870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89.7804">
                <text:p>89.780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89.3713">
                <text:p>89.371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89.2649">
                <text:p>89.264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89.6268">
                <text:p>89.626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-89.5392">
                <text:p>-89.539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89.6669">
                <text:p>89.666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89.7671">
                <text:p>89.767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-89.693">
                <text:p>-89.69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89.6421">
                <text:p>89.642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88.4209">
                <text:p>88.420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88.4238">
                <text:p>88.423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88.4064">
                <text:p>88.406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88.116">
                <text:p>88.11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89.6266">
                <text:p>89.626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88.614">
                <text:p>88.61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88.003">
                <text:p>88.00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-89.793">
                <text:p>-89.79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89.3029">
                <text:p>89.302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88.8803">
                <text:p>88.880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88.7007">
                <text:p>88.700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88.9629">
                <text:p>88.962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88.3824">
                <text:p>88.382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88.5896">
                <text:p>88.589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88.9774">
                <text:p>88.977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88.399">
                <text:p>88.39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88.8356">
                <text:p>88.835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87.8011">
                <text:p>87.801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89.0538">
                <text:p>89.053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89.5234">
                <text:p>89.523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89.2902">
                <text:p>89.290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88.808">
                <text:p>88.80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-89.9867">
                <text:p>-89.986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89.2033">
                <text:p>89.203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-89.7699">
                <text:p>-89.769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88.8185">
                <text:p>88.818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89.5151">
                <text:p>89.515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89.9019">
                <text:p>89.901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89.8324">
                <text:p>89.832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89.1333">
                <text:p>89.133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89.2813">
                <text:p>89.281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88.8698">
                <text:p>88.869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88.4669">
                <text:p>88.466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89.4241">
                <text:p>89.424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89.7341">
                <text:p>89.734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89.0746">
                <text:p>89.074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88.8664">
                <text:p>88.866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88.1655">
                <text:p>88.165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88.9048">
                <text:p>88.9048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88.4192">
                <text:p>88.419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87.9604">
                <text:p>87.960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89.8017">
                <text:p>89.801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89.5546">
                <text:p>89.5546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88.8734">
                <text:p>88.873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89.3992">
                <text:p>89.399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89.963">
                <text:p>89.96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-89.3235">
                <text:p>-89.323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-89.8226">
                <text:p>-89.822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89.7839">
                <text:p>89.783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88.9321">
                <text:p>88.932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-89.5537">
                <text:p>-89.5537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89.6639">
                <text:p>89.663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-89.7169">
                <text:p>-89.716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-89.4355">
                <text:p>-89.435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-89.3263">
                <text:p>-89.326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-89.5615">
                <text:p>-89.561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89.3497">
                <text:p>89.349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-89.3181">
                <text:p>-89.318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89.9421">
                <text:p>89.942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88.9529">
                <text:p>88.952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89.6872">
                <text:p>89.687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-89.7418">
                <text:p>-89.741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-88.7093">
                <text:p>-88.7093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89.7132">
                <text:p>89.713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-89.4281">
                <text:p>-89.428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-89.6019">
                <text:p>-89.601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-88.4818">
                <text:p>-88.481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-88.8836">
                <text:p>-88.883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-88.776">
                <text:p>-88.77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-89.5382">
                <text:p>-89.538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-88.9407">
                <text:p>-88.940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-89.1394">
                <text:p>-89.1394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-88.9977">
                <text:p>-88.997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89.917">
                <text:p>89.917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-89.2014">
                <text:p>-89.201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-89.5144">
                <text:p>-89.514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-88.6923">
                <text:p>-88.692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-89.262">
                <text:p>-89.26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-88.9787">
                <text:p>-88.9787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-88.8298">
                <text:p>-88.8298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-88.4499">
                <text:p>-88.4499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-89.2167">
                <text:p>-89.2167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-89.8525">
                <text:p>-89.852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-89.2738">
                <text:p>-89.273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89.9468">
                <text:p>89.9468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89.8801">
                <text:p>89.880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-89.1947">
                <text:p>-89.194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-88.6963">
                <text:p>-88.696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-88.9358">
                <text:p>-88.9358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-88.5762">
                <text:p>-88.576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0.481cm" svg:height="20.321cm" xlink:href=".." xlink:type="simple" chart:class="chart:scatter" chart:style-name="ch1">
        <chart:title svg:x="12.828cm" svg:y="0.542cm" chart:style-name="ch2">
          <text:p>Estimación de ángulos</text:p>
        </chart:title>
        <chart:subtitle svg:x="11.73cm" svg:y="1.753cm" chart:style-name="ch3">
          <text:p>Caja de leche con orientación 90 grados</text:p>
        </chart:subtitle>
        <chart:legend chart:legend-position="end" svg:x="24.904cm" svg:y="9.865cm" style:legend-expansion="high" chart:style-name="ch4"/>
        <chart:plot-area chart:style-name="ch5" table:cell-range-address="Milk.B1:Milk.B254" chart:data-source-has-labels="row" svg:x="1.603cm" svg:y="2.816cm" svg:width="22.692cm" svg:height="16.135cm">
          <chartooo:coordinate-region svg:x="2.277cm" svg:y="3.011cm" svg:width="21.699cm" svg:height="15.301cm"/>
          <chart:axis chart:dimension="x" chart:name="primary-x" chart:style-name="ch6">
            <chart:title svg:x="12.292cm" svg:y="19.358cm" chart:style-name="ch7">
              <text:p>Eventos</text:p>
            </chart:title>
          </chart:axis>
          <chart:axis chart:dimension="y" chart:name="primary-y" chart:style-name="ch6">
            <chart:title svg:x="0.451cm" svg:y="12.21cm" chart:style-name="ch8">
              <text:p>Ángulo en grados</text:p>
            </chart:title>
            <chart:grid chart:style-name="ch9" chart:class="major"/>
          </chart:axis>
          <chart:series chart:style-name="ch10" chart:values-cell-range-address="Milk.B2:Milk.B254" chart:label-cell-address="Milk.B1:Milk.B1" chart:class="chart:scatter">
            <chart:data-point chart:repeated="25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lor calculado de ángulo</text:p>
                <draw:g>
                  <svg:desc>Milk.B1:Milk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7.354">
                <text:p>87.354</text:p>
                <draw:g>
                  <svg:desc>Milk.B2:Milk.B2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7.572">
                <text:p>87.5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8.5537">
                <text:p>88.55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6.7318">
                <text:p>86.73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6.5944">
                <text:p>86.59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7.1315">
                <text:p>87.13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6.7225">
                <text:p>86.72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7.3842">
                <text:p>87.38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6.4475">
                <text:p>86.44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7.0764">
                <text:p>87.07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5.1366">
                <text:p>85.13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6.9232">
                <text:p>86.92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7.786">
                <text:p>87.7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7.762">
                <text:p>87.76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8.0115">
                <text:p>88.01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7.3307">
                <text:p>87.330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6.796">
                <text:p>86.79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.6312">
                <text:p>85.63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7.2212">
                <text:p>87.22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5.8527">
                <text:p>85.852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6.49">
                <text:p>86.4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6.9597">
                <text:p>86.959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8.1464">
                <text:p>88.14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7.0193">
                <text:p>87.019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6.1981">
                <text:p>86.198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7.3589">
                <text:p>87.358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6.3594">
                <text:p>86.359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6.5028">
                <text:p>86.502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6.397">
                <text:p>86.39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6.7906">
                <text:p>86.790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7.5697">
                <text:p>87.569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5.9701">
                <text:p>85.970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7.038">
                <text:p>87.03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6.6847">
                <text:p>86.684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7.0187">
                <text:p>87.018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7.6418">
                <text:p>87.641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6.634">
                <text:p>86.63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6.8668">
                <text:p>86.866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7.2868">
                <text:p>87.286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7.8019">
                <text:p>87.801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5.0904">
                <text:p>85.090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7.8004">
                <text:p>87.800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6.0704">
                <text:p>86.070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6.4112">
                <text:p>86.411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6.1349">
                <text:p>86.134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6.5856">
                <text:p>86.585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6.5473">
                <text:p>86.547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6.6714">
                <text:p>86.671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86.3081">
                <text:p>86.308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6.2241">
                <text:p>86.224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6.508">
                <text:p>86.50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6.6215">
                <text:p>86.621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7.102">
                <text:p>87.10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7.5062">
                <text:p>87.506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6.5811">
                <text:p>86.581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6.5853">
                <text:p>86.585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5.861">
                <text:p>85.86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7.0241">
                <text:p>87.024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6.4577">
                <text:p>86.457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6.9239">
                <text:p>86.923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6.8348">
                <text:p>86.834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5.6112">
                <text:p>85.611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5.2729">
                <text:p>85.272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5.2424">
                <text:p>85.242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6.7673">
                <text:p>86.767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7.3297">
                <text:p>87.329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6.9032">
                <text:p>86.903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5.1791">
                <text:p>85.179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6.4043">
                <text:p>86.404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5.7818">
                <text:p>85.781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4.7713">
                <text:p>84.771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6.9866">
                <text:p>86.986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6.2919">
                <text:p>86.291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6.5511">
                <text:p>86.551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6.7144">
                <text:p>86.714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5.5044">
                <text:p>85.504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5.9694">
                <text:p>85.969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5.8011">
                <text:p>85.801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6.0993">
                <text:p>86.099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8.037">
                <text:p>88.03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6.3063">
                <text:p>86.306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6.6921">
                <text:p>86.692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7.6585">
                <text:p>87.658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7.2911">
                <text:p>87.291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6.7359">
                <text:p>86.735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.7308">
                <text:p>85.730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.597">
                <text:p>86.59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.369">
                <text:p>87.36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5.6332">
                <text:p>85.633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6.6726">
                <text:p>86.672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7.8842">
                <text:p>87.884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6.975">
                <text:p>86.97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7.6266">
                <text:p>87.626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86.1225">
                <text:p>86.122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6.7847">
                <text:p>86.784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87.3498">
                <text:p>87.349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87.5671">
                <text:p>87.567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86.8229">
                <text:p>86.822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86.1053">
                <text:p>86.105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6.9948">
                <text:p>86.994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85.8794">
                <text:p>85.879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86.5846">
                <text:p>86.584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87.2734">
                <text:p>87.273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87.3528">
                <text:p>87.352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87.591">
                <text:p>87.59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87.4966">
                <text:p>87.496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87.1536">
                <text:p>87.153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87.6852">
                <text:p>87.685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7.7331">
                <text:p>87.733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87.7204">
                <text:p>87.720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86.5079">
                <text:p>86.507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86.5019">
                <text:p>86.501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86.9264">
                <text:p>86.926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88.3699">
                <text:p>88.369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88.3644">
                <text:p>88.364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87.12">
                <text:p>87.1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87.7221">
                <text:p>87.722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87.4907">
                <text:p>87.490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86.4251">
                <text:p>86.425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86.946">
                <text:p>86.94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87.8502">
                <text:p>87.850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87.0301">
                <text:p>87.030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87.4092">
                <text:p>87.409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87.7434">
                <text:p>87.743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88.4189">
                <text:p>88.418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87.2338">
                <text:p>87.233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86.341">
                <text:p>86.34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86.1694">
                <text:p>86.169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86.34">
                <text:p>86.3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86.6837">
                <text:p>86.683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87.2284">
                <text:p>87.228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87.3725">
                <text:p>87.372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86.0003">
                <text:p>86.000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86.4217">
                <text:p>86.421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86.5999">
                <text:p>86.599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87.5151">
                <text:p>87.515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85.8438">
                <text:p>85.843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85.7482">
                <text:p>85.748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86.3492">
                <text:p>86.349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87.6643">
                <text:p>87.664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87.6675">
                <text:p>87.667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87.5322">
                <text:p>87.532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87.0278">
                <text:p>87.027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86.5128">
                <text:p>86.512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86.6132">
                <text:p>86.613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86.9">
                <text:p>86.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85.7689">
                <text:p>85.768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86.9663">
                <text:p>86.966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86.4155">
                <text:p>86.415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86.5335">
                <text:p>86.533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86.0604">
                <text:p>86.060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86.7778">
                <text:p>86.777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87.3066">
                <text:p>87.306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87.6748">
                <text:p>87.674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86.6733">
                <text:p>86.673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86.5659">
                <text:p>86.565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87.0637">
                <text:p>87.063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87.7953">
                <text:p>87.795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86.6729">
                <text:p>86.672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86.7407">
                <text:p>86.740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86.8507">
                <text:p>86.850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6.1253">
                <text:p>86.125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7.2365">
                <text:p>87.236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7.7563">
                <text:p>87.756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6.1969">
                <text:p>86.196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7.1689">
                <text:p>87.168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7.497">
                <text:p>87.49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7.526">
                <text:p>87.52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6.8072">
                <text:p>86.807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7.4249">
                <text:p>87.424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7.726">
                <text:p>87.72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6.196">
                <text:p>86.19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7.1187">
                <text:p>87.118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7.8659">
                <text:p>87.865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5.9101">
                <text:p>85.910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8.1486">
                <text:p>88.148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6.3626">
                <text:p>86.362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7.2026">
                <text:p>87.202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6.448">
                <text:p>86.44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7.4376">
                <text:p>87.437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7.6674">
                <text:p>87.667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7.9176">
                <text:p>87.917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7.431">
                <text:p>87.43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5.3584">
                <text:p>85.358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7.5307">
                <text:p>87.530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7.9674">
                <text:p>87.967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7.8387">
                <text:p>87.838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6.6946">
                <text:p>86.694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7.3828">
                <text:p>87.382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7.7814">
                <text:p>87.781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88.134">
                <text:p>88.13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86.8338">
                <text:p>86.833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85.5253">
                <text:p>85.525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88.2847">
                <text:p>88.284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87.8523">
                <text:p>87.852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87.8879">
                <text:p>87.887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86.6701">
                <text:p>86.670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88.6285">
                <text:p>88.628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87.3533">
                <text:p>87.353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87.7104">
                <text:p>87.710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85.322">
                <text:p>85.32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87.8232">
                <text:p>87.823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87.6512">
                <text:p>87.651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87.3546">
                <text:p>87.354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86.9053">
                <text:p>86.905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87.4986">
                <text:p>87.498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87.8401">
                <text:p>87.840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88.0855">
                <text:p>88.085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87.8967">
                <text:p>87.896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87.0545">
                <text:p>87.054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86.0472">
                <text:p>86.047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87.2431">
                <text:p>87.243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87.6609">
                <text:p>87.660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86.4291">
                <text:p>86.429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86.589">
                <text:p>86.58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86.8662">
                <text:p>86.866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86.8164">
                <text:p>86.816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86.6614">
                <text:p>86.661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86.8256">
                <text:p>86.825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85.7533">
                <text:p>85.753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86.8356">
                <text:p>86.835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85.3309">
                <text:p>85.330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87.1023">
                <text:p>87.102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86.0553">
                <text:p>86.055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87.5">
                <text:p>87.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86.092">
                <text:p>86.09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85.9105">
                <text:p>85.910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86.5719">
                <text:p>86.571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85.954">
                <text:p>85.95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86.707">
                <text:p>86.70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86.3747">
                <text:p>86.374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87.2143">
                <text:p>87.214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86.3343">
                <text:p>86.334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85.3202">
                <text:p>85.320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85.4383">
                <text:p>85.438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86.7085">
                <text:p>86.708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85.94">
                <text:p>85.9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85.2751">
                <text:p>85.275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86.2986">
                <text:p>86.298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86.1005">
                <text:p>86.100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87.6304">
                <text:p>87.630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87.4247">
                <text:p>87.424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85.558">
                <text:p>85.55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85.4208">
                <text:p>85.420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86.8657">
                <text:p>86.865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86.7017">
                <text:p>86.701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86.6881">
                <text:p>86.688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86.234">
                <text:p>86.23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86.2987">
                <text:p>86.298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87.3084">
                <text:p>87.308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86.1626">
                <text:p>86.162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86.576">
                <text:p>86.57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88.1257">
                <text:p>88.125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0.481cm" svg:height="20.321cm" xlink:href=".." xlink:type="simple" chart:class="chart:scatter" chart:style-name="ch1">
        <chart:title svg:x="12.828cm" svg:y="0.542cm" chart:style-name="ch2">
          <text:p>Estimación de ángulos</text:p>
        </chart:title>
        <chart:subtitle svg:x="11.007cm" svg:y="1.753cm" chart:style-name="ch3">
          <text:p>Barra de chocolate con orientación de 90 grados</text:p>
        </chart:subtitle>
        <chart:legend chart:legend-position="end" svg:x="24.904cm" svg:y="9.865cm" style:legend-expansion="high" chart:style-name="ch4"/>
        <chart:plot-area chart:style-name="ch5" table:cell-range-address="'Chocolate Bar'.A1:'Chocolate Bar'.A160" chart:data-source-has-labels="row" svg:x="1.603cm" svg:y="2.816cm" svg:width="22.692cm" svg:height="16.135cm">
          <chartooo:coordinate-region svg:x="2.277cm" svg:y="3.011cm" svg:width="21.487cm" svg:height="15.301cm"/>
          <chart:axis chart:dimension="x" chart:name="primary-x" chart:style-name="ch6">
            <chart:title svg:x="12.292cm" svg:y="19.358cm" chart:style-name="ch7">
              <text:p>Eventos</text:p>
            </chart:title>
          </chart:axis>
          <chart:axis chart:dimension="y" chart:name="primary-y" chart:style-name="ch6">
            <chart:title svg:x="0.451cm" svg:y="12.21cm" chart:style-name="ch8">
              <text:p>Ángulo en grados</text:p>
            </chart:title>
            <chart:grid chart:style-name="ch9" chart:class="major"/>
          </chart:axis>
          <chart:series chart:style-name="ch10" chart:values-cell-range-address="'Chocolate Bar'.A2:'Chocolate Bar'.A160" chart:label-cell-address="'Chocolate Bar'.A1:'Chocolate Bar'.A1" chart:class="chart:scatter">
            <chart:data-point chart:repeated="15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lor calculado de ángulo</text:p>
                <draw:g>
                  <svg:desc>'Chocolate Bar'.A1:'Chocolate Bar'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3.70004">
                <text:p>93.70004</text:p>
                <draw:g>
                  <svg:desc>'Chocolate Bar'.A2:'Chocolate Bar'.A1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2.81286">
                <text:p>92.812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3.0252">
                <text:p>93.02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3.40195">
                <text:p>93.401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3.0179">
                <text:p>93.01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2.3283">
                <text:p>22.32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8.61286">
                <text:p>88.612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9.00885">
                <text:p>89.008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8.29491">
                <text:p>88.294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9.19989">
                <text:p>89.199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9.504974">
                <text:p>89.5049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9.264053">
                <text:p>89.26405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8.81602">
                <text:p>88.816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9.663223">
                <text:p>89.6632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8.94897">
                <text:p>88.9489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9.153481">
                <text:p>89.15348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9.48558">
                <text:p>89.485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9.32666">
                <text:p>89.3266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9.396355">
                <text:p>89.39635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9.68573">
                <text:p>89.6857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8.78056">
                <text:p>88.7805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8.35926">
                <text:p>88.3592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8.6396">
                <text:p>88.639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9.822281">
                <text:p>89.82228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8.87292">
                <text:p>88.8729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8.5777">
                <text:p>88.577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9.113533">
                <text:p>89.1135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9.035164">
                <text:p>89.03516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9.381531">
                <text:p>89.38153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9.349846">
                <text:p>89.34984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8.6328">
                <text:p>88.632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9.576744">
                <text:p>89.57674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9.306358">
                <text:p>89.30635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9.348099">
                <text:p>89.34809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8.44032">
                <text:p>88.4403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9.083298">
                <text:p>89.08329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9.204987">
                <text:p>89.20498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7.31921">
                <text:p>87.3192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8.61613">
                <text:p>88.6161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9.030548">
                <text:p>89.03054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8.38442">
                <text:p>88.3844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9.148941">
                <text:p>89.14894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9.35498">
                <text:p>89.3549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8.86423">
                <text:p>88.8642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7.97699">
                <text:p>87.9769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8.59642">
                <text:p>88.5964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9.018402">
                <text:p>89.01840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9.598404">
                <text:p>89.59840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89.044121">
                <text:p>89.04412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8.68582">
                <text:p>88.6858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9.009827">
                <text:p>89.00982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9.351326">
                <text:p>89.35132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9.390404">
                <text:p>89.39040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9.208755">
                <text:p>89.20875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8.70972">
                <text:p>88.7097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8.71127">
                <text:p>88.7112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8.4288">
                <text:p>88.428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8.10781">
                <text:p>88.1078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8.68818">
                <text:p>88.6881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8.90986">
                <text:p>88.9098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9.726326">
                <text:p>89.72632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8.56007">
                <text:p>88.5600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8.68289">
                <text:p>88.6828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9.254227">
                <text:p>89.25422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8.30029">
                <text:p>88.3002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8.45951">
                <text:p>88.4595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8.99471">
                <text:p>88.9947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9.084984">
                <text:p>89.08498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8.74378">
                <text:p>88.7437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8.97167">
                <text:p>88.9716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9.410446">
                <text:p>89.41044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9.358963">
                <text:p>89.35896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9.159599">
                <text:p>89.15959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9.106964">
                <text:p>89.10696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8.46855">
                <text:p>88.4685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8.88376">
                <text:p>88.8837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8.64436">
                <text:p>88.6443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8.51701">
                <text:p>88.5170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8.71116">
                <text:p>88.7111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8.8744">
                <text:p>88.874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8.40331">
                <text:p>88.4033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8.7428">
                <text:p>88.742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8.7105">
                <text:p>88.710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8.72884">
                <text:p>88.7288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8.9755">
                <text:p>88.975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8.35277">
                <text:p>88.3527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8.7514">
                <text:p>88.751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9.112411">
                <text:p>89.11241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.11348">
                <text:p>89.1134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8.87841">
                <text:p>88.8784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8.95113">
                <text:p>88.9511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8.31225">
                <text:p>88.3122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8.70092">
                <text:p>88.7009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88.54881">
                <text:p>88.5488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9.314133">
                <text:p>89.31413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88.80901">
                <text:p>88.8090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89.231812">
                <text:p>89.23181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88.64523">
                <text:p>88.6452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88.61035">
                <text:p>88.6103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9.073311">
                <text:p>89.07331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88.36492">
                <text:p>88.3649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89.150307">
                <text:p>89.15030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88.66841">
                <text:p>88.6684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89.005173">
                <text:p>89.00517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88.87168">
                <text:p>88.8716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88.85947">
                <text:p>88.8594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89.432426">
                <text:p>89.43242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89.697678">
                <text:p>89.69767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8.31108">
                <text:p>88.3110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89.352936">
                <text:p>89.35293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89.9762192">
                <text:p>89.976219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89.315056">
                <text:p>89.31505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88.45012">
                <text:p>88.4501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88.86615">
                <text:p>88.8661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89.161713">
                <text:p>89.16171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90.282387">
                <text:p>90.28238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89.261223">
                <text:p>89.26122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89.887047">
                <text:p>89.88704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89.233307">
                <text:p>89.23330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89.801941">
                <text:p>89.80194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89.29554">
                <text:p>89.2955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88.78681">
                <text:p>88.7868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88.85573">
                <text:p>88.8557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89.01532">
                <text:p>89.0153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89.252144">
                <text:p>89.25214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88.79833">
                <text:p>88.7983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89.081787">
                <text:p>89.08178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88.89339">
                <text:p>88.8933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88.79469">
                <text:p>88.7946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89.135971">
                <text:p>89.13597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89.717743">
                <text:p>89.71774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89.260544">
                <text:p>89.26054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89.84108">
                <text:p>89.8410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89.103455">
                <text:p>89.10345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89.440727">
                <text:p>89.44072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89.3367">
                <text:p>89.336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89.026878">
                <text:p>89.02687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89.434067">
                <text:p>89.43406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89.812637">
                <text:p>89.81263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88.87357">
                <text:p>88.8735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89.342117">
                <text:p>89.34211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89.677422">
                <text:p>89.67742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89.609955">
                <text:p>89.60995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88.14569">
                <text:p>88.1456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89.432838">
                <text:p>89.43283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89.251228">
                <text:p>89.25122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89.292168">
                <text:p>89.29216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89.500092">
                <text:p>89.50009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89.357254">
                <text:p>89.35725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88.69405">
                <text:p>88.6940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89.406425">
                <text:p>89.40642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89.156586">
                <text:p>89.15658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89.309669">
                <text:p>89.30966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89.603203">
                <text:p>89.60320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89.418488">
                <text:p>89.41848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88.55088">
                <text:p>88.5508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89.131523">
                <text:p>89.13152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90.0735779">
                <text:p>90.073577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88.7462">
                <text:p>88.746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0.481cm" svg:height="20.321cm" xlink:href=".." xlink:type="simple" chart:class="chart:scatter" chart:style-name="ch1">
        <chart:title svg:x="12.828cm" svg:y="0.542cm" chart:style-name="ch2">
          <text:p>Estimación de ángulos</text:p>
        </chart:title>
        <chart:subtitle svg:x="10.672cm" svg:y="1.753cm" chart:style-name="ch3">
          <text:p>Control de videojuegos con orientación de 90 grados</text:p>
        </chart:subtitle>
        <chart:legend chart:legend-position="end" svg:x="24.904cm" svg:y="9.865cm" style:legend-expansion="high" chart:style-name="ch4"/>
        <chart:plot-area chart:style-name="ch5" table:cell-range-address="Joystick.A1:Joystick.A201" chart:data-source-has-labels="row" svg:x="1.603cm" svg:y="2.816cm" svg:width="22.692cm" svg:height="16.135cm">
          <chartooo:coordinate-region svg:x="2.277cm" svg:y="3.011cm" svg:width="21.487cm" svg:height="15.301cm"/>
          <chart:axis chart:dimension="x" chart:name="primary-x" chart:style-name="ch6">
            <chart:title svg:x="12.292cm" svg:y="19.358cm" chart:style-name="ch7">
              <text:p>Eventos</text:p>
            </chart:title>
          </chart:axis>
          <chart:axis chart:dimension="y" chart:name="primary-y" chart:style-name="ch6">
            <chart:title svg:x="0.451cm" svg:y="12.21cm" chart:style-name="ch8">
              <text:p>Ángulo en grados</text:p>
            </chart:title>
            <chart:grid chart:style-name="ch9" chart:class="major"/>
          </chart:axis>
          <chart:series chart:style-name="ch10" chart:values-cell-range-address="Joystick.A2:Joystick.A201" chart:label-cell-address="Joystick.A1:Joystick.A1" chart:class="chart:scatter">
            <chart:data-point chart:repeated="2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lor calculado de ángulo</text:p>
                <draw:g>
                  <svg:desc>Joystick.A1:Joystick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5.4426">
                <text:p>85.4426</text:p>
                <draw:g>
                  <svg:desc>Joystick.A2:Joystick.A2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5.42194">
                <text:p>85.421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2.6692">
                <text:p>82.66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7.63361">
                <text:p>87.633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3.02419">
                <text:p>83.024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5.438">
                <text:p>85.4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5.61211">
                <text:p>85.612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6.88704">
                <text:p>86.887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3.834">
                <text:p>33.8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2.63377">
                <text:p>92.6337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5.77557">
                <text:p>95.7755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2.61009">
                <text:p>92.6100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1.98758">
                <text:p>91.9875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1.80131">
                <text:p>91.801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2.89249">
                <text:p>92.892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2.59577">
                <text:p>92.5957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1.3085">
                <text:p>91.308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3.39739">
                <text:p>93.3973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4.09126">
                <text:p>94.0912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4.54192">
                <text:p>94.5419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4.03581">
                <text:p>94.0358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2.34158">
                <text:p>92.3415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3.23951">
                <text:p>93.2395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6.36048">
                <text:p>96.3604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2.61513">
                <text:p>92.6151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2.02854">
                <text:p>92.0285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0.37432">
                <text:p>90.3743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3.62697">
                <text:p>93.6269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9.713684">
                <text:p>89.7136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8.47766">
                <text:p>88.4776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4.32842">
                <text:p>94.3284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2.51836">
                <text:p>92.5183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0.519653">
                <text:p>90.51965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2.18945">
                <text:p>92.1894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5.16212">
                <text:p>95.1621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1.03123">
                <text:p>91.0312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4.5218">
                <text:p>94.521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1.41122">
                <text:p>91.4112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9.389252">
                <text:p>89.38925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4.14053">
                <text:p>94.1405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1.54307">
                <text:p>91.5430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5.37782">
                <text:p>95.3778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4.33115">
                <text:p>94.3311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5.90588">
                <text:p>95.9058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2.79498">
                <text:p>92.7949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8.77283">
                <text:p>98.7728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4.04259">
                <text:p>94.0425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3.57007">
                <text:p>93.5700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4.83234">
                <text:p>94.8323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1.64902">
                <text:p>91.6490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5.12022">
                <text:p>95.1202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95.36282">
                <text:p>95.3628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4.46785">
                <text:p>94.4678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5.36286">
                <text:p>95.3628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5.51467">
                <text:p>95.5146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3.42167">
                <text:p>93.4216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4.25348">
                <text:p>94.2534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1.57251">
                <text:p>91.5725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7.20142">
                <text:p>97.2014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4.3018">
                <text:p>94.301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2.46963">
                <text:p>92.4696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4.43864">
                <text:p>94.4386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3.58659">
                <text:p>93.5865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4.22849">
                <text:p>94.2284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93.81363">
                <text:p>93.8136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90.619835">
                <text:p>90.61983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93.76249">
                <text:p>93.7624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91.1229">
                <text:p>91.122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92.66743">
                <text:p>92.6674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9.212097">
                <text:p>89.21209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94.9256">
                <text:p>94.925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92.84615">
                <text:p>92.8461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2.04601">
                <text:p>92.0460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92.16027">
                <text:p>92.1602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5.1715">
                <text:p>95.171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4.36151">
                <text:p>94.3615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4.68001">
                <text:p>94.6800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5.95128">
                <text:p>95.9512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3.24979">
                <text:p>93.2497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4.04813">
                <text:p>94.0481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5.25301">
                <text:p>95.2530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2.72147">
                <text:p>92.7214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1.16685">
                <text:p>91.1668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1.50163">
                <text:p>91.5016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2.57614">
                <text:p>92.5761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2.14618">
                <text:p>92.1461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5.58714">
                <text:p>95.5871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4.10452">
                <text:p>94.1045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3.51994">
                <text:p>93.5199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3.73074">
                <text:p>93.7307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.93318">
                <text:p>91.9331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3.76559">
                <text:p>93.7655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.27323">
                <text:p>92.2732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6.69908">
                <text:p>96.6990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9.537186">
                <text:p>89.53718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1.36855">
                <text:p>91.3685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3.91452">
                <text:p>93.9145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2.90922">
                <text:p>92.9092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2.70872">
                <text:p>92.7087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4.29407">
                <text:p>94.2940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96.23007">
                <text:p>96.2300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91.77177">
                <text:p>91.7717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90.852692">
                <text:p>90.85269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93.80587">
                <text:p>93.8058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92.31906">
                <text:p>92.3190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95.20927">
                <text:p>95.2092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88.82565">
                <text:p>88.8256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96.50769">
                <text:p>96.5076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94.08755">
                <text:p>94.0875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89.9670639">
                <text:p>89.967063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92.92304">
                <text:p>92.9230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91.85134">
                <text:p>91.8513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90.286179">
                <text:p>90.28617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90.777939">
                <text:p>90.77793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94.63318">
                <text:p>94.6331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96.60401">
                <text:p>96.6040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92.93951">
                <text:p>92.9395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91.84581">
                <text:p>91.8458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90.926208">
                <text:p>90.92620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91.71381">
                <text:p>91.7138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91.62847">
                <text:p>91.6284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91.73663">
                <text:p>91.7366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93.12393">
                <text:p>93.1239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95.85516">
                <text:p>95.8551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95.63744">
                <text:p>95.6374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89.430458">
                <text:p>89.43045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94.03163">
                <text:p>94.0316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89.9300385">
                <text:p>89.930038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93.43779">
                <text:p>93.4377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95.74446">
                <text:p>95.7444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94.62901">
                <text:p>94.6290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92.09856">
                <text:p>92.0985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92.06938">
                <text:p>92.0693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90.396309">
                <text:p>90.39630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93.77161">
                <text:p>93.7716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93.52717">
                <text:p>93.5271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92.20008">
                <text:p>92.2000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92.94344">
                <text:p>92.9434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94.37547">
                <text:p>94.3754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94.22198">
                <text:p>94.2219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92.1066">
                <text:p>92.106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92.34473">
                <text:p>92.3447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96.36942">
                <text:p>96.3694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95.90626">
                <text:p>95.9062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90.988861">
                <text:p>90.98886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94.63999">
                <text:p>94.6399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91.89674">
                <text:p>91.8967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93.10511">
                <text:p>93.1051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96.08073">
                <text:p>96.0807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94.76654">
                <text:p>94.7665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92.74699">
                <text:p>92.7469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91.56037">
                <text:p>91.5603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94.17586">
                <text:p>94.1758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97.6693">
                <text:p>97.669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94.83662">
                <text:p>94.8366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95.41775">
                <text:p>95.4177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92.11675">
                <text:p>92.1167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88.61003">
                <text:p>88.6100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93.5726">
                <text:p>93.572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96.50119">
                <text:p>96.5011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95.15927">
                <text:p>95.1592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94.66258">
                <text:p>94.6625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96.04318">
                <text:p>96.0431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92.23661">
                <text:p>92.2366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94.58652">
                <text:p>94.5865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94.81429">
                <text:p>94.8142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90.871696">
                <text:p>90.87169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96.30782">
                <text:p>96.3078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98.45475">
                <text:p>98.4547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92.24551">
                <text:p>92.2455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92.49378">
                <text:p>92.4937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94.60739">
                <text:p>94.6073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90.757584">
                <text:p>90.75758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94.5509">
                <text:p>94.550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94.42695">
                <text:p>94.4269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93.83355">
                <text:p>93.8335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94.95762">
                <text:p>94.9576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98.00392">
                <text:p>98.0039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93.2489">
                <text:p>93.248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94.37805">
                <text:p>94.3780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92.20466">
                <text:p>92.2046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4.19966">
                <text:p>94.1996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4.23788">
                <text:p>94.2378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91.80183">
                <text:p>91.8018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93.97626">
                <text:p>93.9762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94.37733">
                <text:p>94.3773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95.88285">
                <text:p>95.8828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93.0947">
                <text:p>93.094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93.08363">
                <text:p>93.0836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95.59843">
                <text:p>95.5984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3.23123">
                <text:p>93.2312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3.13675">
                <text:p>93.1367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5.40572">
                <text:p>95.4057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3.98457">
                <text:p>93.9845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5.64563">
                <text:p>95.6456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4.35899">
                <text:p>94.3589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6.16266">
                <text:p>96.1626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2.81875">
                <text:p>92.8187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3.73936">
                <text:p>93.7393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5.58399">
                <text:p>95.5839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